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0_Test.xml"/>
  <manifest:file-entry manifest:media-type="text/xml" manifest:full-path="Basic/Standard/M05_Parser.xml"/>
  <manifest:file-entry manifest:media-type="text/xml" manifest:full-path="Basic/Standard/M01_Common.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1.415cm"/>
    </style:style>
    <style:style style:name="co8" style:family="table-column">
      <style:table-column-properties fo:break-before="auto" style:column-width="10.183cm"/>
    </style:style>
    <style:style style:name="co9" style:family="table-column">
      <style:table-column-properties fo:break-before="auto" style:column-width="1.498cm"/>
    </style:style>
    <style:style style:name="co10" style:family="table-column">
      <style:table-column-properties fo:break-before="auto" style:column-width="2.302cm"/>
    </style:style>
    <style:style style:name="co11" style:family="table-column">
      <style:table-column-properties fo:break-before="auto" style:column-width="3.884cm"/>
    </style:style>
    <style:style style:name="co12" style:family="table-column">
      <style:table-column-properties fo:break-before="auto" style:column-width="1.692cm"/>
    </style:style>
    <style:style style:name="co5" style:family="table-column">
      <style:table-column-properties fo:break-before="auto" style:column-width="2.267cm"/>
    </style:style>
    <style:style style:name="co14" style:family="table-column">
      <style:table-column-properties fo:break-before="auto" style:column-width="0.665cm"/>
    </style:style>
    <style:style style:name="co15" style:family="table-column">
      <style:table-column-properties fo:break-before="auto" style:column-width="5.854cm"/>
    </style:style>
    <style:style style:name="co16" style:family="table-column">
      <style:table-column-properties fo:break-before="auto" style:column-width="6.47cm"/>
    </style:style>
    <style:style style:name="co17" style:family="table-column">
      <style:table-column-properties fo:break-before="auto" style:column-width="1.164cm"/>
    </style:style>
    <style:style style:name="co18" style:family="table-column">
      <style:table-column-properties fo:break-before="auto" style:column-width="0.55cm"/>
    </style:style>
    <style:style style:name="ro6" style:family="table-row">
      <style:table-row-properties style:row-height="0.538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96cm" fo:break-before="auto" style:use-optimal-row-height="true"/>
    </style:style>
    <style:style style:name="ro4" style:family="table-row">
      <style:table-row-properties style:row-height="1.027cm" fo:break-before="auto" style:use-optimal-row-height="false"/>
    </style:style>
    <style:style style:name="ro5" style:family="table-row">
      <style:table-row-properties style:row-height="0.499cm" fo:break-before="auto" style:use-optimal-row-height="false"/>
    </style:style>
    <style:style style:name="ro7" style:family="table-row">
      <style:table-row-properties style:row-height="0.453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3"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4"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5" style:family="table-cell" style:parent-style-name="Default">
      <style:table-cell-properties style:text-align-source="fix" style:repeat-content="false"/>
      <style:paragraph-properties fo:text-align="center" fo:margin-left="0cm"/>
    </style:style>
    <style:style style:name="ce156" style:family="table-cell" style:parent-style-name="Default" style:data-style-name="N134">
      <style:table-cell-properties style:text-align-source="fix" style:repeat-content="false"/>
      <style:paragraph-properties fo:text-align="start" fo:margin-left="0cm"/>
    </style:style>
    <style:style style:name="ce157" style:family="table-cell" style:parent-style-name="Default">
      <style:text-properties fo:font-size="10pt" style:font-size-asian="10pt" style:font-size-complex="10pt"/>
    </style:style>
    <style:style style:name="ce9"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10" style:family="table-cell" style:parent-style-name="Default">
      <style:table-cell-properties fo:border="none"/>
      <style:text-properties fo:font-size="11pt" fo:font-weight="bold" style:font-size-asian="11pt" style:font-weight-asian="bold" style:font-size-complex="11pt" style:font-weight-complex="bold"/>
    </style:style>
    <style:style style:name="ce11"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12"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13" style:family="table-cell" style:parent-style-name="Default">
      <style:text-properties style:font-name="Arial" fo:font-size="10pt" style:font-size-asian="10pt" style:font-size-complex="10pt"/>
    </style:style>
    <style:style style:name="ce14"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15" style:family="table-cell" style:parent-style-name="Default">
      <style:table-cell-properties fo:background-color="transparent"/>
    </style:style>
    <style:style style:name="ce16"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17"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8"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9"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20"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21"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2"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5"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none" fo:border-left="none" fo:border-right="none" fo:border-top="0.002cm solid #000000"/>
    </style:style>
    <style:style style:name="ce29"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30" style:family="table-cell" style:parent-style-name="Default">
      <style:table-cell-properties fo:border-bottom="none" fo:background-color="transparent" fo:border-left="none" fo:border-right="0.002cm solid #000000" fo:border-top="none"/>
    </style:style>
    <style:style style:name="ce31"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2"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33"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34"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35"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36"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37"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8"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9"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41"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42"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4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44"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none"/>
    </style:style>
    <style:style style:name="ce47"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8"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9"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50"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51"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53"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54"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55"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56"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57"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8" style:family="table-cell" style:parent-style-name="Default">
      <style:table-cell-properties fo:border-bottom="0.002cm solid #000000" fo:border-left="none" fo:border-right="none" fo:border-top="none"/>
    </style:style>
    <style:style style:name="ce59"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62" style:family="table-cell" style:parent-style-name="Default">
      <style:table-cell-properties fo:border-bottom="none" fo:border-left="0.002cm solid #000000" fo:border-right="0.002cm solid #000000" fo:border-top="none"/>
    </style:style>
    <style:style style:name="ce63" style:family="table-cell" style:parent-style-name="Default">
      <style:table-cell-properties fo:border-bottom="0.002cm solid #000000" fo:border-left="0.002cm solid #000000" fo:border-right="0.002cm solid #000000" fo:border-top="none"/>
    </style:style>
    <style:style style:name="ce64"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66"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67"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8" style:family="table-cell" style:parent-style-name="Default">
      <style:table-cell-properties fo:border-bottom="none" fo:border-left="none" fo:border-right="0.002cm solid #000000" fo:border-top="0.002cm solid #000000"/>
    </style:style>
    <style:style style:name="ce69" style:family="table-cell" style:parent-style-name="Default">
      <style:table-cell-properties fo:border-bottom="0.002cm solid #000000" fo:border-left="none" fo:border-right="0.002cm solid #000000" fo:border-top="none"/>
    </style:style>
    <style:style style:name="ce70" style:family="table-cell" style:parent-style-name="Default" style:data-style-name="N127">
      <style:table-cell-properties style:text-align-source="fix" style:repeat-content="false" fo:border="none"/>
      <style:paragraph-properties fo:text-align="center" fo:margin-left="0cm"/>
    </style:style>
    <style:style style:name="ce71"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2" style:family="table-cell" style:parent-style-name="Default" style:data-style-name="N125">
      <style:table-cell-properties style:text-align-source="fix" style:repeat-content="false" fo:border="none"/>
      <style:paragraph-properties fo:text-align="center" fo:margin-left="0cm"/>
    </style:style>
    <style:style style:name="ce7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74"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5"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8"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able-cell-properties fo:border-bottom="none" fo:border-left="0.002cm solid #000000" fo:border-right="none" fo:border-top="none"/>
    </style:style>
    <style:style style:name="ce80" style:family="table-cell" style:parent-style-name="Default">
      <style:table-cell-properties fo:border-bottom="0.002cm solid #000000" fo:border-left="0.002cm solid #000000" fo:border-right="none" fo:border-top="none"/>
    </style:style>
    <style:style style:name="ce81"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82"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83"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84"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85" style:family="table-cell" style:parent-style-name="Default">
      <style:table-cell-properties fo:border-bottom="none" fo:border-left="none" fo:border-right="0.002cm solid #000000" fo:border-top="none"/>
    </style:style>
    <style:style style:name="ce86"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87"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8" style:family="table-cell" style:parent-style-name="SegBG">
      <style:table-cell-properties fo:border-bottom="none" fo:border-left="0.002cm solid #000000" fo:border-right="0.002cm solid #000000" fo:border-top="none"/>
    </style:style>
    <style:style style:name="ce89" style:family="table-cell" style:parent-style-name="SegBG">
      <style:table-cell-properties fo:border-bottom="none" fo:border-left="0.002cm solid #000000" fo:border-right="none" fo:border-top="none"/>
    </style:style>
    <style:style style:name="ce90"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91" style:family="table-cell" style:parent-style-name="SegBG">
      <style:table-cell-properties fo:border-bottom="0.002cm solid #000000" fo:border-left="0.002cm solid #000000" fo:border-right="0.002cm solid #000000" fo:border-top="none"/>
    </style:style>
    <style:style style:name="ce92" style:family="table-cell" style:parent-style-name="Default">
      <style:text-properties fo:font-size="11pt" fo:font-weight="bold" style:font-size-asian="11pt" style:font-weight-asian="bold" style:font-size-complex="11pt" style:font-weight-complex="bold"/>
    </style:style>
    <style:style style:name="ce93"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94"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95"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96"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97"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8"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9" style:family="table-cell" style:parent-style-name="Default">
      <style:table-cell-properties fo:border-bottom="none" fo:border-left="none" fo:border-right="none" fo:border-top="0.002cm solid #000000" style:vertical-align="middle"/>
    </style:style>
    <style:style style:name="ce100" style:family="table-cell" style:parent-style-name="Default">
      <style:table-cell-properties style:vertical-align="middle"/>
    </style:style>
    <style:style style:name="ce101"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102"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103"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104"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7"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8"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9" style:family="table-cell" style:parent-style-name="Default">
      <style:table-cell-properties fo:border-bottom="none" fo:border-left="none" fo:border-right="0.002cm solid #000000" fo:border-top="0.002cm solid #000000" style:vertical-align="middle"/>
    </style:style>
    <style:style style:name="ce110" style:family="table-cell" style:parent-style-name="Default">
      <style:table-cell-properties fo:border-bottom="none" fo:border-left="none" fo:border-right="0.002cm solid #000000" fo:border-top="none" style:vertical-align="middle"/>
    </style:style>
    <style:style style:name="ce111" style:family="table-cell" style:parent-style-name="SegBG">
      <style:table-cell-properties fo:border-bottom="none" fo:border-left="none" fo:border-right="0.002cm solid #000000" fo:border-top="none"/>
    </style:style>
    <style:style style:name="ce112"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13"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14"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15"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16"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7"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8" style:family="table-cell" style:parent-style-name="Default">
      <style:table-cell-properties fo:border-bottom="none" fo:background-color="transparent" fo:border-left="0.002cm solid #000000" fo:border-right="none" fo:border-top="none"/>
    </style:style>
    <style:style style:name="ce119"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20"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21"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22"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23"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24"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5"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6"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7"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8"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9"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31"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32"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33"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34"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36"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37"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8"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9"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40"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41"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42"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43"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44"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46" style:family="table-cell" style:parent-style-name="Default">
      <style:table-cell-properties fo:border="none"/>
      <style:text-properties style:font-name="Arial" fo:font-size="10pt" style:font-size-asian="10pt" style:font-size-complex="10pt"/>
    </style:style>
    <style:style style:name="ce147"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8"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58"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59"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60"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61"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62"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63" style:family="table-cell" style:parent-style-name="Default">
      <style:table-cell-properties fo:border="none" style:vertical-align="middle"/>
    </style:style>
    <style:style style:name="ce164" style:family="table-cell" style:parent-style-name="Default">
      <style:table-cell-properties fo:border="0.002cm solid #000000"/>
    </style:style>
    <style:style style:name="ce165"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4" table:default-cell-style-name="Default"/>
        <table:table-column table:style-name="co15" table:default-cell-style-name="Default"/>
        <table:table-column table:style-name="co16" table:default-cell-style-name="Default"/>
        <table:table-column table:style-name="co17" table:number-columns-repeated="4" table:default-cell-style-name="Default"/>
        <table:table-row table:style-name="ro3">
          <table:table-cell table:number-columns-repeated="2"/>
          <table:table-cell table:style-name="ce10" table:number-columns-repeated="5"/>
        </table:table-row>
        <table:table-row table:style-name="ro3">
          <table:table-cell/>
          <table:table-cell table:style-name="ce9" office:value-type="string">
            <text:p>sheet</text:p>
          </table:table-cell>
          <table:table-cell table:style-name="ce9" office:value-type="string">
            <text:p>title</text:p>
          </table:table-cell>
          <table:table-cell table:style-name="ce11" office:value-type="string" table:number-columns-spanned="2" table:number-rows-spanned="1">
            <text:p>transistors</text:p>
          </table:table-cell>
          <table:covered-table-cell table:style-name="ce11"/>
          <table:table-cell table:style-name="ce11" office:value-type="string" table:number-columns-spanned="2" table:number-rows-spanned="1">
            <text:p>gates</text:p>
          </table:table-cell>
          <table:covered-table-cell table:style-name="ce11"/>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18" table:default-cell-style-name="ce13"/>
        <table:table-column table:style-name="co18" table:number-columns-repeated="13"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4" table:default-cell-style-name="Default"/>
        <table:table-row table:style-name="ro4">
          <table:table-cell table:style-name="ce12"/>
          <table:table-cell table:style-name="ce12" office:value-type="string" table:number-columns-spanned="63" table:number-rows-spanned="1">
            <text:p>4 bit to 7-segment, digits 0-F (upper c)</text:p>
          </table:table-cell>
          <table:covered-table-cell table:style-name="ce38"/>
          <table:covered-table-cell table:number-columns-repeated="11" table:style-name="ce23"/>
          <table:covered-table-cell table:number-columns-repeated="50"/>
          <table:table-cell table:number-columns-repeated="960"/>
        </table:table-row>
        <table:table-row table:style-name="ro5">
          <table:table-cell/>
          <table:table-cell table:style-name="ce22" office:value-type="string" table:number-columns-spanned="13" table:number-rows-spanned="2">
            <text:p>Truth table</text:p>
          </table:table-cell>
          <table:covered-table-cell table:style-name="ce38"/>
          <table:covered-table-cell table:number-columns-repeated="11"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5">
          <table:table-cell/>
          <table:covered-table-cell table:number-columns-repeated="13"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Q3]+1" office:value-type="float" office:value="1" table:number-columns-spanned="6" table:number-rows-spanned="1">
            <text:p>1</text:p>
          </table:table-cell>
          <table:covered-table-cell table:number-columns-repeated="4" table:style-name="ce99"/>
          <table:covered-table-cell table:style-name="ce109"/>
          <table:table-cell table:style-name="ce87" table:formula="of:=[.W3]+1" office:value-type="float" office:value="2" table:number-columns-spanned="6" table:number-rows-spanned="1">
            <text:p>2</text:p>
          </table:table-cell>
          <table:covered-table-cell table:number-columns-repeated="4" table:style-name="ce99"/>
          <table:covered-table-cell table:style-name="ce109"/>
          <table:table-cell table:style-name="ce87" table:formula="of:=[.AC3]+1" office:value-type="float" office:value="3" table:number-columns-spanned="6" table:number-rows-spanned="1">
            <text:p>3</text:p>
          </table:table-cell>
          <table:covered-table-cell table:number-columns-repeated="4" table:style-name="ce99"/>
          <table:covered-table-cell table:style-name="ce109"/>
          <table:table-cell table:style-name="ce87" table:formula="of:=[.AI3]+1" office:value-type="float" office:value="4" table:number-columns-spanned="6" table:number-rows-spanned="1">
            <text:p>4</text:p>
          </table:table-cell>
          <table:covered-table-cell table:number-columns-repeated="4" table:style-name="ce99"/>
          <table:covered-table-cell table:style-name="ce109"/>
          <table:table-cell table:style-name="ce87" table:formula="of:=[.AO3]+1" office:value-type="float" office:value="5" table:number-columns-spanned="6" table:number-rows-spanned="1">
            <text:p>5</text:p>
          </table:table-cell>
          <table:covered-table-cell table:number-columns-repeated="4" table:style-name="ce99"/>
          <table:covered-table-cell table:style-name="ce109"/>
          <table:table-cell table:style-name="ce87" table:formula="of:=[.AU3]+1" office:value-type="float" office:value="6" table:number-columns-spanned="6" table:number-rows-spanned="1">
            <text:p>6</text:p>
          </table:table-cell>
          <table:covered-table-cell table:number-columns-repeated="4" table:style-name="ce99"/>
          <table:covered-table-cell table:style-name="ce109"/>
          <table:table-cell table:style-name="ce87" table:formula="of:=[.BA3]+1" office:value-type="float" office:value="7" table:number-columns-spanned="6" table:number-rows-spanned="1">
            <text:p>7</text:p>
          </table:table-cell>
          <table:covered-table-cell table:number-columns-repeated="4" table:style-name="ce99"/>
          <table:covered-table-cell table:style-name="ce109"/>
          <table:table-cell table:number-columns-repeated="960"/>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8" table:number-rows-spanned="1">
            <text:p>Outputs</text:p>
          </table:table-cell>
          <table:covered-table-cell table:number-columns-repeated="6" table:style-name="ce47"/>
          <table:covered-table-cell table:style-name="ce50"/>
          <table:table-cell table:style-name="ce81"/>
          <table:table-cell table:style-name="ce13"/>
          <table:table-cell table:style-name="ce88" table:formula="of:=MATCH([.Q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W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C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I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O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U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BA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G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4"/>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78" office:value-type="string" table:number-columns-spanned="1" table:number-rows-spanned="2">
            <text:p>P</text:p>
          </table:table-cell>
          <table:table-cell table:style-name="ce81"/>
          <table:table-cell table:style-name="ce13"/>
          <table:table-cell table:style-name="ce89"/>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4"/>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number-columns-repeated="2" table:style-name="ce76"/>
          <table:table-cell table:style-name="ce81"/>
          <table:table-cell table:style-name="ce13"/>
          <table:table-cell table:style-name="ce89"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number-columns-repeated="2"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5" table:style-name="ce39" office:value-type="float" office:value="0">
            <text:p>0</text:p>
          </table:table-cell>
          <table:table-cell table:style-name="ce81"/>
          <table:table-cell table:style-name="ce13"/>
          <table:table-cell table:style-name="ce89"/>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1"/>
          <table:table-cell table:style-name="ce13"/>
          <table:table-cell table:style-name="ce89"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1"/>
          <table:table-cell table:style-name="ce13"/>
          <table:table-cell table:style-name="ce89"/>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4"/>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39" office:value-type="float" office:value="0">
            <text:p>0</text:p>
          </table:table-cell>
          <table:table-cell table:style-name="ce81"/>
          <table:table-cell table:style-name="ce13"/>
          <table:table-cell table:style-name="ce87" table:formula="of:=[.BG3]+1" office:value-type="float" office:value="8" table:number-columns-spanned="6" table:number-rows-spanned="1">
            <text:p>8</text:p>
          </table:table-cell>
          <table:covered-table-cell table:number-columns-repeated="4" table:style-name="ce99"/>
          <table:covered-table-cell table:style-name="ce109"/>
          <table:table-cell table:style-name="ce87" table:formula="of:=[.Q13]+1" office:value-type="float" office:value="9" table:number-columns-spanned="6" table:number-rows-spanned="1">
            <text:p>9</text:p>
          </table:table-cell>
          <table:covered-table-cell table:number-columns-repeated="4" table:style-name="ce99"/>
          <table:covered-table-cell table:style-name="ce109"/>
          <table:table-cell table:style-name="ce87" table:formula="of:=[.W13]+1" office:value-type="float" office:value="10" table:number-columns-spanned="6" table:number-rows-spanned="1">
            <text:p>10</text:p>
          </table:table-cell>
          <table:covered-table-cell table:number-columns-repeated="4" table:style-name="ce99"/>
          <table:covered-table-cell table:style-name="ce109"/>
          <table:table-cell table:style-name="ce87" table:formula="of:=[.AC13]+1" office:value-type="float" office:value="11" table:number-columns-spanned="6" table:number-rows-spanned="1">
            <text:p>11</text:p>
          </table:table-cell>
          <table:covered-table-cell table:number-columns-repeated="4" table:style-name="ce99"/>
          <table:covered-table-cell table:style-name="ce109"/>
          <table:table-cell table:style-name="ce87" table:formula="of:=[.AI13]+1" office:value-type="float" office:value="12" table:number-columns-spanned="6" table:number-rows-spanned="1">
            <text:p>12</text:p>
          </table:table-cell>
          <table:covered-table-cell table:number-columns-repeated="4" table:style-name="ce99"/>
          <table:covered-table-cell table:style-name="ce109"/>
          <table:table-cell table:style-name="ce87" table:formula="of:=[.AO13]+1" office:value-type="float" office:value="13" table:number-columns-spanned="6" table:number-rows-spanned="1">
            <text:p>13</text:p>
          </table:table-cell>
          <table:covered-table-cell table:number-columns-repeated="4" table:style-name="ce99"/>
          <table:covered-table-cell table:style-name="ce109"/>
          <table:table-cell table:style-name="ce87" table:formula="of:=[.AU13]+1" office:value-type="float" office:value="14" table:number-columns-spanned="6" table:number-rows-spanned="1">
            <text:p>14</text:p>
          </table:table-cell>
          <table:covered-table-cell table:number-columns-repeated="4" table:style-name="ce99"/>
          <table:covered-table-cell table:style-name="ce109"/>
          <table:table-cell table:style-name="ce87" table:formula="of:=[.BA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4"/>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39" office:value-type="float" office:value="1">
            <text:p>1</text:p>
          </table:table-cell>
          <table:table-cell table:style-name="ce82"/>
          <table:table-cell table:style-name="ce13"/>
          <table:table-cell table:style-name="ce88" table:formula="of:=MATCH([.Q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W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C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I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O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U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BA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G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4"/>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2" table:style-name="ce39" office:value-type="float" office:value="0">
            <text:p>0</text:p>
          </table:table-cell>
          <table:table-cell table:number-columns-repeated="5"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style-name="ce61"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61" office:value-type="float" office:value="1">
            <text:p>1</text:p>
          </table:table-cell>
          <table:table-cell table:style-name="ce77" office:value-type="float" office:value="0">
            <text:p>0</text:p>
          </table:table-cell>
          <table:table-cell table:style-name="ce39" office:value-type="float" office:value="0">
            <text:p>0</text:p>
          </table:table-cell>
          <table:table-cell table:style-name="ce82"/>
          <table:table-cell table:style-name="ce13"/>
          <table:table-cell table:style-name="ce89"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4"/>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style-name="ce39" office:value-type="float" office:value="1">
            <text:p>1</text:p>
          </table:table-cell>
          <table:table-cell table:number-columns-repeated="3" table:style-name="ce39" office:value-type="float" office:value="0">
            <text:p>0</text:p>
          </table:table-cell>
          <table:table-cell table:number-columns-repeated="4" table:style-name="ce39" office:value-type="float" office:value="1">
            <text:p>1</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4"/>
        </table:table-row>
        <table:table-row table:style-name="ro5">
          <table:table-cell table:style-name="Default"/>
          <table:table-cell table:style-name="ce28" table:number-columns-repeated="13"/>
          <table:table-cell table:style-name="Default"/>
          <table:table-cell table:style-name="ce13"/>
          <table:table-cell table:number-columns-repeated="914"/>
          <table:table-cell table:style-name="Default" table:number-columns-repeated="60"/>
          <table:table-cell table:number-columns-repeated="34"/>
        </table:table-row>
        <table:table-row table:style-name="ro5">
          <table:table-cell table:style-name="Default" table:number-columns-repeated="15"/>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0"/>
        </table:table-row>
        <table:table-row table:style-name="ro5">
          <table:table-cell table:style-name="ce14" table:number-columns-spanned="2" table:number-rows-spanned="2"/>
          <table:covered-table-cell table:style-name="ce29" table:formula="of:=MATCH([.A25];[.$G$5:.$N$5])+5" office:value-type="float" office:value="0">
            <text:p>#NV</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62"/>
          <table:table-cell table:style-name="ce14" office:value-type="string" table:number-columns-spanned="2" table:number-rows-spanned="2">
            <text:p>P</text:p>
          </table:table-cell>
          <table:covered-table-cell table:style-name="ce29" table:formula="of:=MATCH([.H25];[.$G$5:.$N$5])+5" office:value-type="float" office:value="13">
            <text:p>13</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79"/>
          <table:table-cell table:style-name="Default"/>
          <table:table-cell table:style-name="ce83"/>
          <table:table-cell table:style-name="ce14" office:value-type="string" table:number-columns-spanned="2" table:number-rows-spanned="2">
            <text:p>a</text:p>
          </table:table-cell>
          <table:covered-table-cell table:style-name="ce29" table:formula="of:=MATCH([.Q25];[.$G$5:.$N$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X25];[.$G$5:.$N$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E25];[.$G$5:.$N$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L25];[.$G$5:.$N$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S25];[.$G$5:.$N$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Z25];[.$G$5:.$N$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G25];[.$G$5:.$N$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59"/>
        </table:table-row>
        <table:table-row table:style-name="ro5">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62"/>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79"/>
          <table:table-cell table:style-name="Default"/>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59"/>
        </table:table-row>
        <table:table-row table:style-name="ro5">
          <table:table-cell table:style-name="ce16" office:value-type="string" table:number-columns-spanned="2" table:number-rows-spanned="1">
            <text:p>DC</text:p>
          </table:table-cell>
          <table:covered-table-cell table:style-name="ce30"/>
          <table:table-cell table:style-name="ce42" table:formula="of:=HLOOKUP(MID([.C25];1;1);[.$C$5:.$F$6];2;0)*MID([.C26];1;1) + HLOOKUP(MID([.C25];2;1);[.$C$5:.$F$6];2;0)*MID([.C26];2;1)" office:value-type="float" office:value="0">
            <text:p>0</text:p>
          </table:table-cell>
          <table:table-cell table:style-name="ce42" table:formula="of:=HLOOKUP(MID([.C25];1;1);[.$C$5:.$F$6];2;0)*MID([.D26];1;1) + HLOOKUP(MID([.C25];2;1);[.$C$5:.$F$6];2;0)*MID([.D26];2;1)" office:value-type="float" office:value="1">
            <text:p>1</text:p>
          </table:table-cell>
          <table:table-cell table:style-name="ce42" table:formula="of:=HLOOKUP(MID([.C25];1;1);[.$C$5:.$F$6];2;0)*MID([.E26];1;1) + HLOOKUP(MID([.C25];2;1);[.$C$5:.$F$6];2;0)*MID([.E26];2;1)" office:value-type="float" office:value="3">
            <text:p>3</text:p>
          </table:table-cell>
          <table:table-cell table:style-name="ce42" table:formula="of:=HLOOKUP(MID([.C25];1;1);[.$C$5:.$F$6];2;0)*MID([.F26];1;1) + HLOOKUP(MID([.C25];2;1);[.$C$5:.$F$6];2;0)*MID([.F26];2;1)" office:value-type="float" office:value="2">
            <text:p>2</text:p>
          </table:table-cell>
          <table:table-cell table:style-name="ce62"/>
          <table:table-cell table:style-name="ce16" office:value-type="string" table:number-columns-spanned="2" table:number-rows-spanned="1">
            <text:p>DC</text:p>
          </table:table-cell>
          <table:covered-table-cell table:style-name="ce30"/>
          <table:table-cell table:style-name="ce42" table:formula="of:=HLOOKUP(MID([.J25];1;1);[.$C$5:.$F$6];2;0)*MID([.J26];1;1) + HLOOKUP(MID([.J25];2;1);[.$C$5:.$F$6];2;0)*MID([.J26];2;1)" office:value-type="float" office:value="0">
            <text:p>0</text:p>
          </table:table-cell>
          <table:table-cell table:style-name="ce42" table:formula="of:=HLOOKUP(MID([.J25];1;1);[.$C$5:.$F$6];2;0)*MID([.K26];1;1) + HLOOKUP(MID([.J25];2;1);[.$C$5:.$F$6];2;0)*MID([.K26];2;1)" office:value-type="float" office:value="1">
            <text:p>1</text:p>
          </table:table-cell>
          <table:table-cell table:style-name="ce42" table:formula="of:=HLOOKUP(MID([.J25];1;1);[.$C$5:.$F$6];2;0)*MID([.L26];1;1) + HLOOKUP(MID([.J25];2;1);[.$C$5:.$F$6];2;0)*MID([.L26];2;1)" office:value-type="float" office:value="3">
            <text:p>3</text:p>
          </table:table-cell>
          <table:table-cell table:style-name="ce42" table:formula="of:=HLOOKUP(MID([.J25];1;1);[.$C$5:.$F$6];2;0)*MID([.M26];1;1) + HLOOKUP(MID([.J25];2;1);[.$C$5:.$F$6];2;0)*MID([.M26];2;1)" office:value-type="float" office:value="2">
            <text:p>2</text:p>
          </table:table-cell>
          <table:table-cell table:style-name="ce79"/>
          <table:table-cell table:style-name="Default"/>
          <table:table-cell table:style-name="ce83"/>
          <table:table-cell table:style-name="ce16" office:value-type="string" table:number-columns-spanned="2" table:number-rows-spanned="1">
            <text:p>DC</text:p>
          </table:table-cell>
          <table:covered-table-cell table:style-name="ce30"/>
          <table:table-cell table:style-name="ce42" table:formula="of:=HLOOKUP(MID([.S25];1;1);[.$C$5:.$F$6];2;0)*MID([.S26];1;1) + HLOOKUP(MID([.S25];2;1);[.$C$5:.$F$6];2;0)*MID([.S26];2;1)" office:value-type="float" office:value="0">
            <text:p>0</text:p>
          </table:table-cell>
          <table:table-cell table:style-name="ce42" table:formula="of:=HLOOKUP(MID([.S25];1;1);[.$C$5:.$F$6];2;0)*MID([.T26];1;1) + HLOOKUP(MID([.S25];2;1);[.$C$5:.$F$6];2;0)*MID([.T26];2;1)" office:value-type="float" office:value="1">
            <text:p>1</text:p>
          </table:table-cell>
          <table:table-cell table:style-name="ce42" table:formula="of:=HLOOKUP(MID([.S25];1;1);[.$C$5:.$F$6];2;0)*MID([.U26];1;1) + HLOOKUP(MID([.S25];2;1);[.$C$5:.$F$6];2;0)*MID([.U26];2;1)" office:value-type="float" office:value="3">
            <text:p>3</text:p>
          </table:table-cell>
          <table:table-cell table:style-name="ce42" table:formula="of:=HLOOKUP(MID([.S25];1;1);[.$C$5:.$F$6];2;0)*MID([.V26];1;1) + HLOOKUP(MID([.S25];2;1);[.$C$5:.$F$6];2;0)*MID([.V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Z25];1;1);[.$C$5:.$F$6];2;0)*MID([.Z26];1;1) + HLOOKUP(MID([.Z25];2;1);[.$C$5:.$F$6];2;0)*MID([.Z26];2;1)" office:value-type="float" office:value="0">
            <text:p>0</text:p>
          </table:table-cell>
          <table:table-cell table:style-name="ce42" table:formula="of:=HLOOKUP(MID([.Z25];1;1);[.$C$5:.$F$6];2;0)*MID([.AA26];1;1) + HLOOKUP(MID([.Z25];2;1);[.$C$5:.$F$6];2;0)*MID([.AA26];2;1)" office:value-type="float" office:value="1">
            <text:p>1</text:p>
          </table:table-cell>
          <table:table-cell table:style-name="ce42" table:formula="of:=HLOOKUP(MID([.Z25];1;1);[.$C$5:.$F$6];2;0)*MID([.AB26];1;1) + HLOOKUP(MID([.Z25];2;1);[.$C$5:.$F$6];2;0)*MID([.AB26];2;1)" office:value-type="float" office:value="3">
            <text:p>3</text:p>
          </table:table-cell>
          <table:table-cell table:style-name="ce127" table:formula="of:=HLOOKUP(MID([.Z25];1;1);[.$C$5:.$F$6];2;0)*MID([.AC26];1;1) + HLOOKUP(MID([.Z25];2;1);[.$C$5:.$F$6];2;0)*MID([.AC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G25];1;1);[.$C$5:.$F$6];2;0)*MID([.AG26];1;1) + HLOOKUP(MID([.AG25];2;1);[.$C$5:.$F$6];2;0)*MID([.AG26];2;1)" office:value-type="float" office:value="0">
            <text:p>0</text:p>
          </table:table-cell>
          <table:table-cell table:style-name="ce42" table:formula="of:=HLOOKUP(MID([.AG25];1;1);[.$C$5:.$F$6];2;0)*MID([.AH26];1;1) + HLOOKUP(MID([.AG25];2;1);[.$C$5:.$F$6];2;0)*MID([.AH26];2;1)" office:value-type="float" office:value="1">
            <text:p>1</text:p>
          </table:table-cell>
          <table:table-cell table:style-name="ce42" table:formula="of:=HLOOKUP(MID([.AG25];1;1);[.$C$5:.$F$6];2;0)*MID([.AI26];1;1) + HLOOKUP(MID([.AG25];2;1);[.$C$5:.$F$6];2;0)*MID([.AI26];2;1)" office:value-type="float" office:value="3">
            <text:p>3</text:p>
          </table:table-cell>
          <table:table-cell table:style-name="ce42" table:formula="of:=HLOOKUP(MID([.AG25];1;1);[.$C$5:.$F$6];2;0)*MID([.AJ26];1;1) + HLOOKUP(MID([.AG25];2;1);[.$C$5:.$F$6];2;0)*MID([.AJ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N25];1;1);[.$C$5:.$F$6];2;0)*MID([.AN26];1;1) + HLOOKUP(MID([.AN25];2;1);[.$C$5:.$F$6];2;0)*MID([.AN26];2;1)" office:value-type="float" office:value="0">
            <text:p>0</text:p>
          </table:table-cell>
          <table:table-cell table:style-name="ce42" table:formula="of:=HLOOKUP(MID([.AN25];1;1);[.$C$5:.$F$6];2;0)*MID([.AO26];1;1) + HLOOKUP(MID([.AN25];2;1);[.$C$5:.$F$6];2;0)*MID([.AO26];2;1)" office:value-type="float" office:value="1">
            <text:p>1</text:p>
          </table:table-cell>
          <table:table-cell table:style-name="ce42" table:formula="of:=HLOOKUP(MID([.AN25];1;1);[.$C$5:.$F$6];2;0)*MID([.AP26];1;1) + HLOOKUP(MID([.AN25];2;1);[.$C$5:.$F$6];2;0)*MID([.AP26];2;1)" office:value-type="float" office:value="3">
            <text:p>3</text:p>
          </table:table-cell>
          <table:table-cell table:style-name="ce42" table:formula="of:=HLOOKUP(MID([.AN25];1;1);[.$C$5:.$F$6];2;0)*MID([.AQ26];1;1) + HLOOKUP(MID([.AN25];2;1);[.$C$5:.$F$6];2;0)*MID([.AQ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U25];1;1);[.$C$5:.$F$6];2;0)*MID([.AU26];1;1) + HLOOKUP(MID([.AU25];2;1);[.$C$5:.$F$6];2;0)*MID([.AU26];2;1)" office:value-type="float" office:value="0">
            <text:p>0</text:p>
          </table:table-cell>
          <table:table-cell table:style-name="ce42" table:formula="of:=HLOOKUP(MID([.AU25];1;1);[.$C$5:.$F$6];2;0)*MID([.AV26];1;1) + HLOOKUP(MID([.AU25];2;1);[.$C$5:.$F$6];2;0)*MID([.AV26];2;1)" office:value-type="float" office:value="1">
            <text:p>1</text:p>
          </table:table-cell>
          <table:table-cell table:style-name="ce42" table:formula="of:=HLOOKUP(MID([.AU25];1;1);[.$C$5:.$F$6];2;0)*MID([.AW26];1;1) + HLOOKUP(MID([.AU25];2;1);[.$C$5:.$F$6];2;0)*MID([.AW26];2;1)" office:value-type="float" office:value="3">
            <text:p>3</text:p>
          </table:table-cell>
          <table:table-cell table:style-name="ce42" table:formula="of:=HLOOKUP(MID([.AU25];1;1);[.$C$5:.$F$6];2;0)*MID([.AX26];1;1) + HLOOKUP(MID([.AU25];2;1);[.$C$5:.$F$6];2;0)*MID([.AX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B25];1;1);[.$C$5:.$F$6];2;0)*MID([.BB26];1;1) + HLOOKUP(MID([.BB25];2;1);[.$C$5:.$F$6];2;0)*MID([.BB26];2;1)" office:value-type="float" office:value="0">
            <text:p>0</text:p>
          </table:table-cell>
          <table:table-cell table:style-name="ce42" table:formula="of:=HLOOKUP(MID([.BB25];1;1);[.$C$5:.$F$6];2;0)*MID([.BC26];1;1) + HLOOKUP(MID([.BB25];2;1);[.$C$5:.$F$6];2;0)*MID([.BC26];2;1)" office:value-type="float" office:value="1">
            <text:p>1</text:p>
          </table:table-cell>
          <table:table-cell table:style-name="ce42" table:formula="of:=HLOOKUP(MID([.BB25];1;1);[.$C$5:.$F$6];2;0)*MID([.BD26];1;1) + HLOOKUP(MID([.BB25];2;1);[.$C$5:.$F$6];2;0)*MID([.BD26];2;1)" office:value-type="float" office:value="3">
            <text:p>3</text:p>
          </table:table-cell>
          <table:table-cell table:style-name="ce42" table:formula="of:=HLOOKUP(MID([.BB25];1;1);[.$C$5:.$F$6];2;0)*MID([.BE26];1;1) + HLOOKUP(MID([.BB25];2;1);[.$C$5:.$F$6];2;0)*MID([.BE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I25];1;1);[.$C$5:.$F$6];2;0)*MID([.BI26];1;1) + HLOOKUP(MID([.BI25];2;1);[.$C$5:.$F$6];2;0)*MID([.BI26];2;1)" office:value-type="float" office:value="0">
            <text:p>0</text:p>
          </table:table-cell>
          <table:table-cell table:style-name="ce42" table:formula="of:=HLOOKUP(MID([.BI25];1;1);[.$C$5:.$F$6];2;0)*MID([.BJ26];1;1) + HLOOKUP(MID([.BI25];2;1);[.$C$5:.$F$6];2;0)*MID([.BJ26];2;1)" office:value-type="float" office:value="1">
            <text:p>1</text:p>
          </table:table-cell>
          <table:table-cell table:style-name="ce42" table:formula="of:=HLOOKUP(MID([.BI25];1;1);[.$C$5:.$F$6];2;0)*MID([.BK26];1;1) + HLOOKUP(MID([.BI25];2;1);[.$C$5:.$F$6];2;0)*MID([.BK26];2;1)" office:value-type="float" office:value="3">
            <text:p>3</text:p>
          </table:table-cell>
          <table:table-cell table:style-name="ce42" table:formula="of:=HLOOKUP(MID([.BI25];1;1);[.$C$5:.$F$6];2;0)*MID([.BL26];1;1) + HLOOKUP(MID([.BI25];2;1);[.$C$5:.$F$6];2;0)*MID([.BL26];2;1)" office:value-type="float" office:value="2">
            <text:p>2</text:p>
          </table:table-cell>
          <table:table-cell table:style-name="ce82"/>
          <table:table-cell table:number-columns-repeated="959"/>
        </table:table-row>
        <table:table-row table:style-name="ro5">
          <table:table-cell table:style-name="ce17" office:value-type="string">
            <text:p>00</text:p>
          </table:table-cell>
          <table:table-cell table:style-name="ce31" table:formula="of:=HLOOKUP(MID([.A27];1;1);[.$C$5:.$F$6];2;0)*MID([.A28];1;1) + HLOOKUP(MID([.A27];2;1);[.$C$5:.$F$6];2;0)*MID([.A28];2;1)" office:value-type="float" office:value="0">
            <text:p>0</text:p>
          </table:table-cell>
          <table:table-cell table:style-name="ce43" table:formula="of:=VLOOKUP([.B28]+[.C27];[.$B$7:.$N$22];[.B25])" office:value-type="float" office:value="0">
            <text:p>#NV</text:p>
          </table:table-cell>
          <table:table-cell table:style-name="ce43" table:formula="of:=VLOOKUP([.B28]+[.D27];[.$B$7:.$N$22];[.B25])" office:value-type="float" office:value="0">
            <text:p>#NV</text:p>
          </table:table-cell>
          <table:table-cell table:style-name="ce43" table:formula="of:=VLOOKUP([.B28]+[.E27];[.$B$7:.$N$22];[.B25])" office:value-type="float" office:value="0">
            <text:p>#NV</text:p>
          </table:table-cell>
          <table:table-cell table:style-name="ce43" table:formula="of:=VLOOKUP([.B28]+[.F27];[.$B$7:.$N$22];[.B25])" office:value-type="float" office:value="0">
            <text:p>#NV</text:p>
          </table:table-cell>
          <table:table-cell table:style-name="ce62"/>
          <table:table-cell table:style-name="ce17" office:value-type="string">
            <text:p>00</text:p>
          </table:table-cell>
          <table:table-cell table:style-name="ce31" table:formula="of:=HLOOKUP(MID([.H27];1;1);[.$C$5:.$F$6];2;0)*MID([.H28];1;1) + HLOOKUP(MID([.H27];2;1);[.$C$5:.$F$6];2;0)*MID([.H28];2;1)" office:value-type="float" office:value="0">
            <text:p>0</text:p>
          </table:table-cell>
          <table:table-cell table:style-name="ce71" table:formula="of:=VLOOKUP([.I28]+[.J27];[.$B$7:.$N$22];[.I25])" office:value-type="float" office:value="0">
            <text:p>0</text:p>
          </table:table-cell>
          <table:table-cell table:style-name="ce71" table:formula="of:=VLOOKUP([.I28]+[.K27];[.$B$7:.$N$22];[.I25])" office:value-type="float" office:value="0">
            <text:p>0</text:p>
          </table:table-cell>
          <table:table-cell table:style-name="ce71" table:formula="of:=VLOOKUP([.I28]+[.L27];[.$B$7:.$N$22];[.I25])" office:value-type="float" office:value="0">
            <text:p>0</text:p>
          </table:table-cell>
          <table:table-cell table:style-name="ce71" table:formula="of:=VLOOKUP([.I28]+[.M27];[.$B$7:.$N$22];[.I25])" office:value-type="float" office:value="0">
            <text:p>0</text:p>
          </table:table-cell>
          <table:table-cell table:style-name="ce79"/>
          <table:table-cell table:style-name="Default"/>
          <table:table-cell table:style-name="ce84"/>
          <table:table-cell table:style-name="ce17" office:value-type="string">
            <text:p>00</text:p>
          </table:table-cell>
          <table:table-cell table:style-name="ce31" table:formula="of:=HLOOKUP(MID([.Q27];1;1);[.$C$5:.$F$6];2;0)*MID([.Q28];1;1) + HLOOKUP(MID([.Q27];2;1);[.$C$5:.$F$6];2;0)*MID([.Q28];2;1)" office:value-type="float" office:value="0">
            <text:p>0</text:p>
          </table:table-cell>
          <table:table-cell table:style-name="ce43" table:formula="of:=VLOOKUP([.R28]+[.S27];[.$B$7:.$N$22];[.R25])" office:value-type="float" office:value="1">
            <text:p>1</text:p>
          </table:table-cell>
          <table:table-cell table:style-name="ce106" table:formula="of:=VLOOKUP([.R28]+[.T27];[.$B$7:.$N$22];[.R25])" office:value-type="float" office:value="0">
            <text:p>0</text:p>
          </table:table-cell>
          <table:table-cell table:style-name="ce43" table:formula="of:=VLOOKUP([.R28]+[.U27];[.$B$7:.$N$22];[.R25])" office:value-type="float" office:value="1">
            <text:p>1</text:p>
          </table:table-cell>
          <table:table-cell table:style-name="ce43" table:formula="of:=VLOOKUP([.R28]+[.V27];[.$B$7:.$N$22];[.R25])" office:value-type="float" office:value="1">
            <text:p>1</text:p>
          </table:table-cell>
          <table:table-cell table:style-name="ce115"/>
          <table:table-cell table:style-name="ce17" office:value-type="string">
            <text:p>00</text:p>
          </table:table-cell>
          <table:table-cell table:style-name="ce31" table:formula="of:=HLOOKUP(MID([.X27];1;1);[.$C$5:.$F$6];2;0)*MID([.X28];1;1) + HLOOKUP(MID([.X27];2;1);[.$C$5:.$F$6];2;0)*MID([.X28];2;1)" office:value-type="float" office:value="0">
            <text:p>0</text:p>
          </table:table-cell>
          <table:table-cell table:style-name="ce43" table:formula="of:=VLOOKUP([.Y28]+[.Z27];[.$B$7:.$N$22];[.Y25])" office:value-type="float" office:value="1">
            <text:p>1</text:p>
          </table:table-cell>
          <table:table-cell table:style-name="ce43" table:formula="of:=VLOOKUP([.Y28]+[.AA27];[.$B$7:.$N$22];[.Y25])" office:value-type="float" office:value="1">
            <text:p>1</text:p>
          </table:table-cell>
          <table:table-cell table:style-name="ce43" table:formula="of:=VLOOKUP([.Y28]+[.AB27];[.$B$7:.$N$22];[.Y25])" office:value-type="float" office:value="1">
            <text:p>1</text:p>
          </table:table-cell>
          <table:table-cell table:style-name="ce128" table:formula="of:=VLOOKUP([.Y28]+[.AC27];[.$B$7:.$N$22];[.Y25])" office:value-type="float" office:value="1">
            <text:p>1</text:p>
          </table:table-cell>
          <table:table-cell table:style-name="ce115"/>
          <table:table-cell table:style-name="ce17" office:value-type="string">
            <text:p>00</text:p>
          </table:table-cell>
          <table:table-cell table:style-name="ce31" table:formula="of:=HLOOKUP(MID([.AE27];1;1);[.$C$5:.$F$6];2;0)*MID([.AE28];1;1) + HLOOKUP(MID([.AE27];2;1);[.$C$5:.$F$6];2;0)*MID([.AE28];2;1)" office:value-type="float" office:value="0">
            <text:p>0</text:p>
          </table:table-cell>
          <table:table-cell table:style-name="ce43" table:formula="of:=VLOOKUP([.AF28]+[.AG27];[.$B$7:.$N$22];[.AF25])" office:value-type="float" office:value="1">
            <text:p>1</text:p>
          </table:table-cell>
          <table:table-cell table:style-name="ce43" table:formula="of:=VLOOKUP([.AF28]+[.AH27];[.$B$7:.$N$22];[.AF25])" office:value-type="float" office:value="1">
            <text:p>1</text:p>
          </table:table-cell>
          <table:table-cell table:style-name="ce43" table:formula="of:=VLOOKUP([.AF28]+[.AI27];[.$B$7:.$N$22];[.AF25])" office:value-type="float" office:value="1">
            <text:p>1</text:p>
          </table:table-cell>
          <table:table-cell table:style-name="ce137" table:formula="of:=VLOOKUP([.AF28]+[.AJ27];[.$B$7:.$N$22];[.AF25])" office:value-type="float" office:value="0">
            <text:p>0</text:p>
          </table:table-cell>
          <table:table-cell table:style-name="ce115"/>
          <table:table-cell table:style-name="ce17" office:value-type="string">
            <text:p>00</text:p>
          </table:table-cell>
          <table:table-cell table:style-name="ce31" table:formula="of:=HLOOKUP(MID([.AL27];1;1);[.$C$5:.$F$6];2;0)*MID([.AL28];1;1) + HLOOKUP(MID([.AL27];2;1);[.$C$5:.$F$6];2;0)*MID([.AL28];2;1)" office:value-type="float" office:value="0">
            <text:p>0</text:p>
          </table:table-cell>
          <table:table-cell table:style-name="ce43" table:formula="of:=VLOOKUP([.AM28]+[.AN27];[.$B$7:.$N$22];[.AM25])" office:value-type="float" office:value="1">
            <text:p>1</text:p>
          </table:table-cell>
          <table:table-cell table:style-name="ce106" table:formula="of:=VLOOKUP([.AM28]+[.AO27];[.$B$7:.$N$22];[.AM25])" office:value-type="float" office:value="0">
            <text:p>0</text:p>
          </table:table-cell>
          <table:table-cell table:style-name="ce43" table:formula="of:=VLOOKUP([.AM28]+[.AP27];[.$B$7:.$N$22];[.AM25])" office:value-type="float" office:value="1">
            <text:p>1</text:p>
          </table:table-cell>
          <table:table-cell table:style-name="ce43" table:formula="of:=VLOOKUP([.AM28]+[.AQ27];[.$B$7:.$N$22];[.AM25])" office:value-type="float" office:value="1">
            <text:p>1</text:p>
          </table:table-cell>
          <table:table-cell table:style-name="ce115"/>
          <table:table-cell table:style-name="ce17" office:value-type="string">
            <text:p>00</text:p>
          </table:table-cell>
          <table:table-cell table:style-name="ce31" table:formula="of:=HLOOKUP(MID([.AS27];1;1);[.$C$5:.$F$6];2;0)*MID([.AS28];1;1) + HLOOKUP(MID([.AS27];2;1);[.$C$5:.$F$6];2;0)*MID([.AS28];2;1)" office:value-type="float" office:value="0">
            <text:p>0</text:p>
          </table:table-cell>
          <table:table-cell table:style-name="ce43" table:formula="of:=VLOOKUP([.AT28]+[.AU27];[.$B$7:.$N$22];[.AT25])" office:value-type="float" office:value="1">
            <text:p>1</text:p>
          </table:table-cell>
          <table:table-cell table:style-name="ce129" table:formula="of:=VLOOKUP([.AT28]+[.AV27];[.$B$7:.$N$22];[.AT25])" office:value-type="float" office:value="0">
            <text:p>0</text:p>
          </table:table-cell>
          <table:table-cell table:style-name="ce71" table:formula="of:=VLOOKUP([.AT28]+[.AW27];[.$B$7:.$N$22];[.AT25])" office:value-type="float" office:value="0">
            <text:p>0</text:p>
          </table:table-cell>
          <table:table-cell table:style-name="ce43" table:formula="of:=VLOOKUP([.AT28]+[.AX27];[.$B$7:.$N$22];[.AT25])" office:value-type="float" office:value="1">
            <text:p>1</text:p>
          </table:table-cell>
          <table:table-cell table:style-name="ce115"/>
          <table:table-cell table:style-name="ce17" office:value-type="string">
            <text:p>00</text:p>
          </table:table-cell>
          <table:table-cell table:style-name="ce31" table:formula="of:=HLOOKUP(MID([.AZ27];1;1);[.$C$5:.$F$6];2;0)*MID([.AZ28];1;1) + HLOOKUP(MID([.AZ27];2;1);[.$C$5:.$F$6];2;0)*MID([.AZ28];2;1)" office:value-type="float" office:value="0">
            <text:p>0</text:p>
          </table:table-cell>
          <table:table-cell table:style-name="ce43" table:formula="of:=VLOOKUP([.BA28]+[.BB27];[.$B$7:.$N$22];[.BA25])" office:value-type="float" office:value="1">
            <text:p>1</text:p>
          </table:table-cell>
          <table:table-cell table:style-name="ce106" table:formula="of:=VLOOKUP([.BA28]+[.BC27];[.$B$7:.$N$22];[.BA25])" office:value-type="float" office:value="0">
            <text:p>0</text:p>
          </table:table-cell>
          <table:table-cell table:style-name="ce71" table:formula="of:=VLOOKUP([.BA28]+[.BD27];[.$B$7:.$N$22];[.BA25])" office:value-type="float" office:value="0">
            <text:p>0</text:p>
          </table:table-cell>
          <table:table-cell table:style-name="ce137" table:formula="of:=VLOOKUP([.BA28]+[.BE27];[.$B$7:.$N$22];[.BA25])" office:value-type="float" office:value="0">
            <text:p>0</text:p>
          </table:table-cell>
          <table:table-cell table:style-name="ce115"/>
          <table:table-cell table:style-name="ce17" office:value-type="string">
            <text:p>00</text:p>
          </table:table-cell>
          <table:table-cell table:style-name="ce31" table:formula="of:=HLOOKUP(MID([.BG27];1;1);[.$C$5:.$F$6];2;0)*MID([.BG28];1;1) + HLOOKUP(MID([.BG27];2;1);[.$C$5:.$F$6];2;0)*MID([.BG28];2;1)" office:value-type="float" office:value="0">
            <text:p>0</text:p>
          </table:table-cell>
          <table:table-cell table:style-name="ce129" table:formula="of:=VLOOKUP([.BH28]+[.BI27];[.$B$7:.$N$22];[.BH25])" office:value-type="float" office:value="0">
            <text:p>0</text:p>
          </table:table-cell>
          <table:table-cell table:style-name="ce129" table:formula="of:=VLOOKUP([.BH28]+[.BJ27];[.$B$7:.$N$22];[.BH25])" office:value-type="float" office:value="0">
            <text:p>0</text:p>
          </table:table-cell>
          <table:table-cell table:style-name="ce43" table:formula="of:=VLOOKUP([.BH28]+[.BK27];[.$B$7:.$N$22];[.BH25])" office:value-type="float" office:value="1">
            <text:p>1</text:p>
          </table:table-cell>
          <table:table-cell table:style-name="ce43" table:formula="of:=VLOOKUP([.BH28]+[.BL27];[.$B$7:.$N$22];[.BH25])" office:value-type="float" office:value="1">
            <text:p>1</text:p>
          </table:table-cell>
          <table:table-cell table:style-name="ce82"/>
          <table:table-cell table:number-columns-repeated="959"/>
        </table:table-row>
        <table:table-row table:style-name="ro5">
          <table:table-cell table:style-name="ce17" office:value-type="string">
            <text:p>01</text:p>
          </table:table-cell>
          <table:table-cell table:style-name="ce31" table:formula="of:=HLOOKUP(MID([.A27];1;1);[.$C$5:.$F$6];2;0)*MID([.A29];1;1) + HLOOKUP(MID([.A27];2;1);[.$C$5:.$F$6];2;0)*MID([.A29];2;1)" office:value-type="float" office:value="4">
            <text:p>4</text:p>
          </table:table-cell>
          <table:table-cell table:style-name="ce43" table:formula="of:=VLOOKUP([.B29]+[.C27];[.$B$7:.$N$22];[.B25])" office:value-type="float" office:value="0">
            <text:p>#NV</text:p>
          </table:table-cell>
          <table:table-cell table:style-name="ce43" table:formula="of:=VLOOKUP([.B29]+[.D27];[.$B$7:.$N$22];[.B25])" office:value-type="float" office:value="0">
            <text:p>#NV</text:p>
          </table:table-cell>
          <table:table-cell table:style-name="ce43" table:formula="of:=VLOOKUP([.B29]+[.E27];[.$B$7:.$N$22];[.B25])" office:value-type="float" office:value="0">
            <text:p>#NV</text:p>
          </table:table-cell>
          <table:table-cell table:style-name="ce43" table:formula="of:=VLOOKUP([.B29]+[.F27];[.$B$7:.$N$22];[.B25])" office:value-type="float" office:value="0">
            <text:p>#NV</text:p>
          </table:table-cell>
          <table:table-cell table:style-name="ce62"/>
          <table:table-cell table:style-name="ce17" office:value-type="string">
            <text:p>01</text:p>
          </table:table-cell>
          <table:table-cell table:style-name="ce31" table:formula="of:=HLOOKUP(MID([.H27];1;1);[.$C$5:.$F$6];2;0)*MID([.H29];1;1) + HLOOKUP(MID([.H27];2;1);[.$C$5:.$F$6];2;0)*MID([.H29];2;1)" office:value-type="float" office:value="4">
            <text:p>4</text:p>
          </table:table-cell>
          <table:table-cell table:style-name="ce71" table:formula="of:=VLOOKUP([.I29]+[.J27];[.$B$7:.$N$22];[.I25])" office:value-type="float" office:value="0">
            <text:p>0</text:p>
          </table:table-cell>
          <table:table-cell table:style-name="ce71" table:formula="of:=VLOOKUP([.I29]+[.K27];[.$B$7:.$N$22];[.I25])" office:value-type="float" office:value="0">
            <text:p>0</text:p>
          </table:table-cell>
          <table:table-cell table:style-name="ce74" table:formula="of:=VLOOKUP([.I29]+[.L27];[.$B$7:.$N$22];[.I25])" office:value-type="float" office:value="1">
            <text:p>1</text:p>
          </table:table-cell>
          <table:table-cell table:style-name="ce71" table:formula="of:=VLOOKUP([.I29]+[.M27];[.$B$7:.$N$22];[.I25])" office:value-type="float" office:value="0">
            <text:p>0</text:p>
          </table:table-cell>
          <table:table-cell table:style-name="ce79"/>
          <table:table-cell table:style-name="Default"/>
          <table:table-cell table:style-name="ce84"/>
          <table:table-cell table:style-name="ce17" office:value-type="string">
            <text:p>01</text:p>
          </table:table-cell>
          <table:table-cell table:style-name="ce31" table:formula="of:=HLOOKUP(MID([.Q27];1;1);[.$C$5:.$F$6];2;0)*MID([.Q29];1;1) + HLOOKUP(MID([.Q27];2;1);[.$C$5:.$F$6];2;0)*MID([.Q29];2;1)" office:value-type="float" office:value="4">
            <text:p>4</text:p>
          </table:table-cell>
          <table:table-cell table:style-name="ce105" table:formula="of:=VLOOKUP([.R29]+[.S27];[.$B$7:.$N$22];[.R25])" office:value-type="float" office:value="0">
            <text:p>0</text:p>
          </table:table-cell>
          <table:table-cell table:style-name="ce43" table:formula="of:=VLOOKUP([.R29]+[.T27];[.$B$7:.$N$22];[.R25])" office:value-type="float" office:value="1">
            <text:p>1</text:p>
          </table:table-cell>
          <table:table-cell table:style-name="ce43" table:formula="of:=VLOOKUP([.R29]+[.U27];[.$B$7:.$N$22];[.R25])" office:value-type="float" office:value="1">
            <text:p>1</text:p>
          </table:table-cell>
          <table:table-cell table:style-name="ce43" table:formula="of:=VLOOKUP([.R29]+[.V27];[.$B$7:.$N$22];[.R25])" office:value-type="float" office:value="1">
            <text:p>1</text:p>
          </table:table-cell>
          <table:table-cell table:style-name="ce115"/>
          <table:table-cell table:style-name="ce17" office:value-type="string">
            <text:p>01</text:p>
          </table:table-cell>
          <table:table-cell table:style-name="ce31" table:formula="of:=HLOOKUP(MID([.X27];1;1);[.$C$5:.$F$6];2;0)*MID([.X29];1;1) + HLOOKUP(MID([.X27];2;1);[.$C$5:.$F$6];2;0)*MID([.X29];2;1)" office:value-type="float" office:value="4">
            <text:p>4</text:p>
          </table:table-cell>
          <table:table-cell table:style-name="ce43" table:formula="of:=VLOOKUP([.Y29]+[.Z27];[.$B$7:.$N$22];[.Y25])" office:value-type="float" office:value="1">
            <text:p>1</text:p>
          </table:table-cell>
          <table:table-cell table:style-name="ce125" table:formula="of:=VLOOKUP([.Y29]+[.AA27];[.$B$7:.$N$22];[.Y25])" office:value-type="float" office:value="0">
            <text:p>0</text:p>
          </table:table-cell>
          <table:table-cell table:style-name="ce43" table:formula="of:=VLOOKUP([.Y29]+[.AB27];[.$B$7:.$N$22];[.Y25])" office:value-type="float" office:value="1">
            <text:p>1</text:p>
          </table:table-cell>
          <table:table-cell table:style-name="ce129" table:formula="of:=VLOOKUP([.Y29]+[.AC27];[.$B$7:.$N$22];[.Y25])" office:value-type="float" office:value="0">
            <text:p>0</text:p>
          </table:table-cell>
          <table:table-cell table:style-name="ce115"/>
          <table:table-cell table:style-name="ce17" office:value-type="string">
            <text:p>01</text:p>
          </table:table-cell>
          <table:table-cell table:style-name="ce31" table:formula="of:=HLOOKUP(MID([.AE27];1;1);[.$C$5:.$F$6];2;0)*MID([.AE29];1;1) + HLOOKUP(MID([.AE27];2;1);[.$C$5:.$F$6];2;0)*MID([.AE29];2;1)" office:value-type="float" office:value="4">
            <text:p>4</text:p>
          </table:table-cell>
          <table:table-cell table:style-name="ce43" table:formula="of:=VLOOKUP([.AF29]+[.AG27];[.$B$7:.$N$22];[.AF25])" office:value-type="float" office:value="1">
            <text:p>1</text:p>
          </table:table-cell>
          <table:table-cell table:style-name="ce43" table:formula="of:=VLOOKUP([.AF29]+[.AH27];[.$B$7:.$N$22];[.AF25])" office:value-type="float" office:value="1">
            <text:p>1</text:p>
          </table:table-cell>
          <table:table-cell table:style-name="ce43" table:formula="of:=VLOOKUP([.AF29]+[.AI27];[.$B$7:.$N$22];[.AF25])" office:value-type="float" office:value="1">
            <text:p>1</text:p>
          </table:table-cell>
          <table:table-cell table:style-name="ce43" table:formula="of:=VLOOKUP([.AF29]+[.AJ27];[.$B$7:.$N$22];[.AF25])" office:value-type="float" office:value="1">
            <text:p>1</text:p>
          </table:table-cell>
          <table:table-cell table:style-name="ce115"/>
          <table:table-cell table:style-name="ce17" office:value-type="string">
            <text:p>01</text:p>
          </table:table-cell>
          <table:table-cell table:style-name="ce31" table:formula="of:=HLOOKUP(MID([.AL27];1;1);[.$C$5:.$F$6];2;0)*MID([.AL29];1;1) + HLOOKUP(MID([.AL27];2;1);[.$C$5:.$F$6];2;0)*MID([.AL29];2;1)" office:value-type="float" office:value="4">
            <text:p>4</text:p>
          </table:table-cell>
          <table:table-cell table:style-name="ce105" table:formula="of:=VLOOKUP([.AM29]+[.AN27];[.$B$7:.$N$22];[.AM25])" office:value-type="float" office:value="0">
            <text:p>0</text:p>
          </table:table-cell>
          <table:table-cell table:style-name="ce43" table:formula="of:=VLOOKUP([.AM29]+[.AO27];[.$B$7:.$N$22];[.AM25])" office:value-type="float" office:value="1">
            <text:p>1</text:p>
          </table:table-cell>
          <table:table-cell table:style-name="ce75" table:formula="of:=VLOOKUP([.AM29]+[.AP27];[.$B$7:.$N$22];[.AM25])" office:value-type="float" office:value="0">
            <text:p>0</text:p>
          </table:table-cell>
          <table:table-cell table:style-name="ce43" table:formula="of:=VLOOKUP([.AM29]+[.AQ27];[.$B$7:.$N$22];[.AM25])" office:value-type="float" office:value="1">
            <text:p>1</text:p>
          </table:table-cell>
          <table:table-cell table:style-name="ce115"/>
          <table:table-cell table:style-name="ce17" office:value-type="string">
            <text:p>01</text:p>
          </table:table-cell>
          <table:table-cell table:style-name="ce31" table:formula="of:=HLOOKUP(MID([.AS27];1;1);[.$C$5:.$F$6];2;0)*MID([.AS29];1;1) + HLOOKUP(MID([.AS27];2;1);[.$C$5:.$F$6];2;0)*MID([.AS29];2;1)" office:value-type="float" office:value="4">
            <text:p>4</text:p>
          </table:table-cell>
          <table:table-cell table:style-name="ce105" table:formula="of:=VLOOKUP([.AT29]+[.AU27];[.$B$7:.$N$22];[.AT25])" office:value-type="float" office:value="0">
            <text:p>0</text:p>
          </table:table-cell>
          <table:table-cell table:style-name="ce125" table:formula="of:=VLOOKUP([.AT29]+[.AV27];[.$B$7:.$N$22];[.AT25])" office:value-type="float" office:value="0">
            <text:p>0</text:p>
          </table:table-cell>
          <table:table-cell table:style-name="ce71" table:formula="of:=VLOOKUP([.AT29]+[.AW27];[.$B$7:.$N$22];[.AT25])" office:value-type="float" office:value="0">
            <text:p>0</text:p>
          </table:table-cell>
          <table:table-cell table:style-name="ce43" table:formula="of:=VLOOKUP([.AT29]+[.AX27];[.$B$7:.$N$22];[.AT25])" office:value-type="float" office:value="1">
            <text:p>1</text:p>
          </table:table-cell>
          <table:table-cell table:style-name="ce115"/>
          <table:table-cell table:style-name="ce17" office:value-type="string">
            <text:p>01</text:p>
          </table:table-cell>
          <table:table-cell table:style-name="ce31" table:formula="of:=HLOOKUP(MID([.AZ27];1;1);[.$C$5:.$F$6];2;0)*MID([.AZ29];1;1) + HLOOKUP(MID([.AZ27];2;1);[.$C$5:.$F$6];2;0)*MID([.AZ29];2;1)" office:value-type="float" office:value="4">
            <text:p>4</text:p>
          </table:table-cell>
          <table:table-cell table:style-name="ce43" table:formula="of:=VLOOKUP([.BA29]+[.BB27];[.$B$7:.$N$22];[.BA25])" office:value-type="float" office:value="1">
            <text:p>1</text:p>
          </table:table-cell>
          <table:table-cell table:style-name="ce43" table:formula="of:=VLOOKUP([.BA29]+[.BC27];[.$B$7:.$N$22];[.BA25])" office:value-type="float" office:value="1">
            <text:p>1</text:p>
          </table:table-cell>
          <table:table-cell table:style-name="ce71" table:formula="of:=VLOOKUP([.BA29]+[.BD27];[.$B$7:.$N$22];[.BA25])" office:value-type="float" office:value="0">
            <text:p>0</text:p>
          </table:table-cell>
          <table:table-cell table:style-name="ce43" table:formula="of:=VLOOKUP([.BA29]+[.BE27];[.$B$7:.$N$22];[.BA25])" office:value-type="float" office:value="1">
            <text:p>1</text:p>
          </table:table-cell>
          <table:table-cell table:style-name="ce115"/>
          <table:table-cell table:style-name="ce17" office:value-type="string">
            <text:p>01</text:p>
          </table:table-cell>
          <table:table-cell table:style-name="ce31" table:formula="of:=HLOOKUP(MID([.BG27];1;1);[.$C$5:.$F$6];2;0)*MID([.BG29];1;1) + HLOOKUP(MID([.BG27];2;1);[.$C$5:.$F$6];2;0)*MID([.BG29];2;1)" office:value-type="float" office:value="4">
            <text:p>4</text:p>
          </table:table-cell>
          <table:table-cell table:style-name="ce43" table:formula="of:=VLOOKUP([.BH29]+[.BI27];[.$B$7:.$N$22];[.BH25])" office:value-type="float" office:value="1">
            <text:p>1</text:p>
          </table:table-cell>
          <table:table-cell table:style-name="ce43" table:formula="of:=VLOOKUP([.BH29]+[.BJ27];[.$B$7:.$N$22];[.BH25])" office:value-type="float" office:value="1">
            <text:p>1</text:p>
          </table:table-cell>
          <table:table-cell table:style-name="ce74" table:formula="of:=VLOOKUP([.BH29]+[.BK27];[.$B$7:.$N$22];[.BH25])" office:value-type="float" office:value="0">
            <text:p>0</text:p>
          </table:table-cell>
          <table:table-cell table:style-name="ce43" table:formula="of:=VLOOKUP([.BH29]+[.BL27];[.$B$7:.$N$22];[.BH25])" office:value-type="float" office:value="1">
            <text:p>1</text:p>
          </table:table-cell>
          <table:table-cell table:style-name="ce82"/>
          <table:table-cell table:number-columns-repeated="959"/>
        </table:table-row>
        <table:table-row table:style-name="ro5">
          <table:table-cell table:style-name="ce17" office:value-type="string">
            <text:p>11</text:p>
          </table:table-cell>
          <table:table-cell table:style-name="ce31" table:formula="of:=HLOOKUP(MID([.A27];1;1);[.$C$5:.$F$6];2;0)*MID([.A30];1;1) + HLOOKUP(MID([.A27];2;1);[.$C$5:.$F$6];2;0)*MID([.A30];2;1)" office:value-type="float" office:value="12">
            <text:p>12</text:p>
          </table:table-cell>
          <table:table-cell table:style-name="ce43" table:formula="of:=VLOOKUP([.B30]+[.C27];[.$B$7:.$N$22];[.B25])" office:value-type="float" office:value="0">
            <text:p>#NV</text:p>
          </table:table-cell>
          <table:table-cell table:style-name="ce43" table:formula="of:=VLOOKUP([.B30]+[.D27];[.$B$7:.$N$22];[.B25])" office:value-type="float" office:value="0">
            <text:p>#NV</text:p>
          </table:table-cell>
          <table:table-cell table:style-name="ce43" table:formula="of:=VLOOKUP([.B30]+[.E27];[.$B$7:.$N$22];[.B25])" office:value-type="float" office:value="0">
            <text:p>#NV</text:p>
          </table:table-cell>
          <table:table-cell table:style-name="ce43" table:formula="of:=VLOOKUP([.B30]+[.F27];[.$B$7:.$N$22];[.B25])" office:value-type="float" office:value="0">
            <text:p>#NV</text:p>
          </table:table-cell>
          <table:table-cell table:style-name="ce62"/>
          <table:table-cell table:style-name="ce17" office:value-type="string">
            <text:p>11</text:p>
          </table:table-cell>
          <table:table-cell table:style-name="ce31" table:formula="of:=HLOOKUP(MID([.H27];1;1);[.$C$5:.$F$6];2;0)*MID([.H30];1;1) + HLOOKUP(MID([.H27];2;1);[.$C$5:.$F$6];2;0)*MID([.H30];2;1)" office:value-type="float" office:value="12">
            <text:p>12</text:p>
          </table:table-cell>
          <table:table-cell table:style-name="ce43" table:formula="of:=VLOOKUP([.I30]+[.J27];[.$B$7:.$N$22];[.I25])" office:value-type="float" office:value="0">
            <text:p>0</text:p>
          </table:table-cell>
          <table:table-cell table:style-name="ce43" table:formula="of:=VLOOKUP([.I30]+[.K27];[.$B$7:.$N$22];[.I25])" office:value-type="float" office:value="0">
            <text:p>0</text:p>
          </table:table-cell>
          <table:table-cell table:style-name="ce75" table:formula="of:=VLOOKUP([.I30]+[.L27];[.$B$7:.$N$22];[.I25])" office:value-type="float" office:value="1">
            <text:p>1</text:p>
          </table:table-cell>
          <table:table-cell table:style-name="ce43" table:formula="of:=VLOOKUP([.I30]+[.M27];[.$B$7:.$N$22];[.I25])" office:value-type="float" office:value="0">
            <text:p>0</text:p>
          </table:table-cell>
          <table:table-cell table:style-name="ce79"/>
          <table:table-cell table:style-name="Default"/>
          <table:table-cell table:style-name="ce84"/>
          <table:table-cell table:style-name="ce17" office:value-type="string">
            <text:p>11</text:p>
          </table:table-cell>
          <table:table-cell table:style-name="ce31" table:formula="of:=HLOOKUP(MID([.Q27];1;1);[.$C$5:.$F$6];2;0)*MID([.Q30];1;1) + HLOOKUP(MID([.Q27];2;1);[.$C$5:.$F$6];2;0)*MID([.Q30];2;1)" office:value-type="float" office:value="12">
            <text:p>12</text:p>
          </table:table-cell>
          <table:table-cell table:style-name="ce61" table:formula="of:=VLOOKUP([.R30]+[.S27];[.$B$7:.$N$22];[.R25])" office:value-type="float" office:value="1">
            <text:p>1</text:p>
          </table:table-cell>
          <table:table-cell table:style-name="ce107" table:formula="of:=VLOOKUP([.R30]+[.T27];[.$B$7:.$N$22];[.R25])" office:value-type="float" office:value="0">
            <text:p>0</text:p>
          </table:table-cell>
          <table:table-cell table:style-name="ce43" table:formula="of:=VLOOKUP([.R30]+[.U27];[.$B$7:.$N$22];[.R25])" office:value-type="float" office:value="1">
            <text:p>1</text:p>
          </table:table-cell>
          <table:table-cell table:style-name="ce43" table:formula="of:=VLOOKUP([.R30]+[.V27];[.$B$7:.$N$22];[.R25])" office:value-type="float" office:value="1">
            <text:p>1</text:p>
          </table:table-cell>
          <table:table-cell table:style-name="ce115"/>
          <table:table-cell table:style-name="ce17" office:value-type="string">
            <text:p>11</text:p>
          </table:table-cell>
          <table:table-cell table:style-name="ce31" table:formula="of:=HLOOKUP(MID([.X27];1;1);[.$C$5:.$F$6];2;0)*MID([.X30];1;1) + HLOOKUP(MID([.X27];2;1);[.$C$5:.$F$6];2;0)*MID([.X30];2;1)" office:value-type="float" office:value="12">
            <text:p>12</text:p>
          </table:table-cell>
          <table:table-cell table:style-name="ce124" table:formula="of:=VLOOKUP([.Y30]+[.Z27];[.$B$7:.$N$22];[.Y25])" office:value-type="float" office:value="0">
            <text:p>0</text:p>
          </table:table-cell>
          <table:table-cell table:style-name="ce43" table:formula="of:=VLOOKUP([.Y30]+[.AA27];[.$B$7:.$N$22];[.Y25])" office:value-type="float" office:value="1">
            <text:p>1</text:p>
          </table:table-cell>
          <table:table-cell table:style-name="ce126" table:formula="of:=VLOOKUP([.Y30]+[.AB27];[.$B$7:.$N$22];[.Y25])" office:value-type="float" office:value="0">
            <text:p>0</text:p>
          </table:table-cell>
          <table:table-cell table:style-name="ce129" table:formula="of:=VLOOKUP([.Y30]+[.AC27];[.$B$7:.$N$22];[.Y25])" office:value-type="float" office:value="0">
            <text:p>0</text:p>
          </table:table-cell>
          <table:table-cell table:style-name="ce115"/>
          <table:table-cell table:style-name="ce17" office:value-type="string">
            <text:p>11</text:p>
          </table:table-cell>
          <table:table-cell table:style-name="ce31" table:formula="of:=HLOOKUP(MID([.AE27];1;1);[.$C$5:.$F$6];2;0)*MID([.AE30];1;1) + HLOOKUP(MID([.AE27];2;1);[.$C$5:.$F$6];2;0)*MID([.AE30];2;1)" office:value-type="float" office:value="12">
            <text:p>12</text:p>
          </table:table-cell>
          <table:table-cell table:style-name="ce124" table:formula="of:=VLOOKUP([.AF30]+[.AG27];[.$B$7:.$N$22];[.AF25])" office:value-type="float" office:value="0">
            <text:p>0</text:p>
          </table:table-cell>
          <table:table-cell table:style-name="ce43" table:formula="of:=VLOOKUP([.AF30]+[.AH27];[.$B$7:.$N$22];[.AF25])" office:value-type="float" office:value="1">
            <text:p>1</text:p>
          </table:table-cell>
          <table:table-cell table:style-name="ce126" table:formula="of:=VLOOKUP([.AF30]+[.AI27];[.$B$7:.$N$22];[.AF25])" office:value-type="float" office:value="0">
            <text:p>0</text:p>
          </table:table-cell>
          <table:table-cell table:style-name="ce126" table:formula="of:=VLOOKUP([.AF30]+[.AJ27];[.$B$7:.$N$22];[.AF25])" office:value-type="float" office:value="0">
            <text:p>0</text:p>
          </table:table-cell>
          <table:table-cell table:style-name="ce115"/>
          <table:table-cell table:style-name="ce17" office:value-type="string">
            <text:p>11</text:p>
          </table:table-cell>
          <table:table-cell table:style-name="ce31" table:formula="of:=HLOOKUP(MID([.AL27];1;1);[.$C$5:.$F$6];2;0)*MID([.AL30];1;1) + HLOOKUP(MID([.AL27];2;1);[.$C$5:.$F$6];2;0)*MID([.AL30];2;1)" office:value-type="float" office:value="12">
            <text:p>12</text:p>
          </table:table-cell>
          <table:table-cell table:style-name="ce43" table:formula="of:=VLOOKUP([.AM30]+[.AN27];[.$B$7:.$N$22];[.AM25])" office:value-type="float" office:value="1">
            <text:p>1</text:p>
          </table:table-cell>
          <table:table-cell table:style-name="ce43" table:formula="of:=VLOOKUP([.AM30]+[.AO27];[.$B$7:.$N$22];[.AM25])" office:value-type="float" office:value="1">
            <text:p>1</text:p>
          </table:table-cell>
          <table:table-cell table:style-name="ce75" table:formula="of:=VLOOKUP([.AM30]+[.AP27];[.$B$7:.$N$22];[.AM25])" office:value-type="float" office:value="0">
            <text:p>0</text:p>
          </table:table-cell>
          <table:table-cell table:style-name="ce43" table:formula="of:=VLOOKUP([.AM30]+[.AQ27];[.$B$7:.$N$22];[.AM25])" office:value-type="float" office:value="1">
            <text:p>1</text:p>
          </table:table-cell>
          <table:table-cell table:style-name="ce115"/>
          <table:table-cell table:style-name="ce17" office:value-type="string">
            <text:p>11</text:p>
          </table:table-cell>
          <table:table-cell table:style-name="ce31" table:formula="of:=HLOOKUP(MID([.AS27];1;1);[.$C$5:.$F$6];2;0)*MID([.AS30];1;1) + HLOOKUP(MID([.AS27];2;1);[.$C$5:.$F$6];2;0)*MID([.AS30];2;1)" office:value-type="float" office:value="12">
            <text:p>12</text:p>
          </table:table-cell>
          <table:table-cell table:style-name="ce43" table:formula="of:=VLOOKUP([.AT30]+[.AU27];[.$B$7:.$N$22];[.AT25])" office:value-type="float" office:value="1">
            <text:p>1</text:p>
          </table:table-cell>
          <table:table-cell table:style-name="ce43" table:formula="of:=VLOOKUP([.AT30]+[.AV27];[.$B$7:.$N$22];[.AT25])" office:value-type="float" office:value="1">
            <text:p>1</text:p>
          </table:table-cell>
          <table:table-cell table:style-name="ce43" table:formula="of:=VLOOKUP([.AT30]+[.AW27];[.$B$7:.$N$22];[.AT25])" office:value-type="float" office:value="1">
            <text:p>1</text:p>
          </table:table-cell>
          <table:table-cell table:style-name="ce43" table:formula="of:=VLOOKUP([.AT30]+[.AX27];[.$B$7:.$N$22];[.AT25])" office:value-type="float" office:value="1">
            <text:p>1</text:p>
          </table:table-cell>
          <table:table-cell table:style-name="ce115"/>
          <table:table-cell table:style-name="ce17" office:value-type="string">
            <text:p>11</text:p>
          </table:table-cell>
          <table:table-cell table:style-name="ce31" table:formula="of:=HLOOKUP(MID([.AZ27];1;1);[.$C$5:.$F$6];2;0)*MID([.AZ30];1;1) + HLOOKUP(MID([.AZ27];2;1);[.$C$5:.$F$6];2;0)*MID([.AZ30];2;1)" office:value-type="float" office:value="12">
            <text:p>12</text:p>
          </table:table-cell>
          <table:table-cell table:style-name="ce61" table:formula="of:=VLOOKUP([.BA30]+[.BB27];[.$B$7:.$N$22];[.BA25])" office:value-type="float" office:value="1">
            <text:p>1</text:p>
          </table:table-cell>
          <table:table-cell table:style-name="ce107" table:formula="of:=VLOOKUP([.BA30]+[.BC27];[.$B$7:.$N$22];[.BA25])" office:value-type="float" office:value="0">
            <text:p>0</text:p>
          </table:table-cell>
          <table:table-cell table:style-name="ce43" table:formula="of:=VLOOKUP([.BA30]+[.BD27];[.$B$7:.$N$22];[.BA25])" office:value-type="float" office:value="1">
            <text:p>1</text:p>
          </table:table-cell>
          <table:table-cell table:style-name="ce43" table:formula="of:=VLOOKUP([.BA30]+[.BE27];[.$B$7:.$N$22];[.BA25])" office:value-type="float" office:value="1">
            <text:p>1</text:p>
          </table:table-cell>
          <table:table-cell table:style-name="ce115"/>
          <table:table-cell table:style-name="ce17" office:value-type="string">
            <text:p>11</text:p>
          </table:table-cell>
          <table:table-cell table:style-name="ce31" table:formula="of:=HLOOKUP(MID([.BG27];1;1);[.$C$5:.$F$6];2;0)*MID([.BG30];1;1) + HLOOKUP(MID([.BG27];2;1);[.$C$5:.$F$6];2;0)*MID([.BG30];2;1)" office:value-type="float" office:value="12">
            <text:p>12</text:p>
          </table:table-cell>
          <table:table-cell table:style-name="ce77" table:formula="of:=VLOOKUP([.BH30]+[.BI27];[.$B$7:.$N$22];[.BH25])" office:value-type="float" office:value="0">
            <text:p>0</text:p>
          </table:table-cell>
          <table:table-cell table:style-name="ce43" table:formula="of:=VLOOKUP([.BH30]+[.BJ27];[.$B$7:.$N$22];[.BH25])" office:value-type="float" office:value="1">
            <text:p>1</text:p>
          </table:table-cell>
          <table:table-cell table:style-name="ce43" table:formula="of:=VLOOKUP([.BH30]+[.BK27];[.$B$7:.$N$22];[.BH25])" office:value-type="float" office:value="1">
            <text:p>1</text:p>
          </table:table-cell>
          <table:table-cell table:style-name="ce43" table:formula="of:=VLOOKUP([.BH30]+[.BL27];[.$B$7:.$N$22];[.BH25])" office:value-type="float" office:value="1">
            <text:p>1</text:p>
          </table:table-cell>
          <table:table-cell table:style-name="ce82"/>
          <table:table-cell table:number-columns-repeated="959"/>
        </table:table-row>
        <table:table-row table:style-name="ro5">
          <table:table-cell table:style-name="ce17" office:value-type="string">
            <text:p>10</text:p>
          </table:table-cell>
          <table:table-cell table:style-name="ce31" table:formula="of:=HLOOKUP(MID([.A27];1;1);[.$C$5:.$F$6];2;0)*MID([.A31];1;1) + HLOOKUP(MID([.A27];2;1);[.$C$5:.$F$6];2;0)*MID([.A31];2;1)" office:value-type="float" office:value="8">
            <text:p>8</text:p>
          </table:table-cell>
          <table:table-cell table:style-name="ce43" table:formula="of:=VLOOKUP([.B31]+[.C27];[.$B$7:.$N$22];[.B25])" office:value-type="float" office:value="0">
            <text:p>#NV</text:p>
          </table:table-cell>
          <table:table-cell table:style-name="ce43" table:formula="of:=VLOOKUP([.B31]+[.D27];[.$B$7:.$N$22];[.B25])" office:value-type="float" office:value="0">
            <text:p>#NV</text:p>
          </table:table-cell>
          <table:table-cell table:style-name="ce43" table:formula="of:=VLOOKUP([.B31]+[.E27];[.$B$7:.$N$22];[.B25])" office:value-type="float" office:value="0">
            <text:p>#NV</text:p>
          </table:table-cell>
          <table:table-cell table:style-name="ce43" table:formula="of:=VLOOKUP([.B31]+[.F27];[.$B$7:.$N$22];[.B25])" office:value-type="float" office:value="0">
            <text:p>#NV</text:p>
          </table:table-cell>
          <table:table-cell table:style-name="ce62"/>
          <table:table-cell table:style-name="ce17" office:value-type="string">
            <text:p>10</text:p>
          </table:table-cell>
          <table:table-cell table:style-name="ce31" table:formula="of:=HLOOKUP(MID([.H27];1;1);[.$C$5:.$F$6];2;0)*MID([.H31];1;1) + HLOOKUP(MID([.H27];2;1);[.$C$5:.$F$6];2;0)*MID([.H31];2;1)" office:value-type="float" office:value="8">
            <text:p>8</text:p>
          </table:table-cell>
          <table:table-cell table:style-name="ce43" table:formula="of:=VLOOKUP([.I31]+[.J27];[.$B$7:.$N$22];[.I25])" office:value-type="float" office:value="0">
            <text:p>0</text:p>
          </table:table-cell>
          <table:table-cell table:style-name="ce43" table:formula="of:=VLOOKUP([.I31]+[.K27];[.$B$7:.$N$22];[.I25])" office:value-type="float" office:value="0">
            <text:p>0</text:p>
          </table:table-cell>
          <table:table-cell table:style-name="ce43" table:formula="of:=VLOOKUP([.I31]+[.L27];[.$B$7:.$N$22];[.I25])" office:value-type="float" office:value="0">
            <text:p>0</text:p>
          </table:table-cell>
          <table:table-cell table:style-name="ce43" table:formula="of:=VLOOKUP([.I31]+[.M27];[.$B$7:.$N$22];[.I25])" office:value-type="float" office:value="0">
            <text:p>0</text:p>
          </table:table-cell>
          <table:table-cell table:style-name="ce79"/>
          <table:table-cell table:style-name="Default"/>
          <table:table-cell table:style-name="ce84"/>
          <table:table-cell table:style-name="ce17" office:value-type="string">
            <text:p>10</text:p>
          </table:table-cell>
          <table:table-cell table:style-name="ce31" table:formula="of:=HLOOKUP(MID([.Q27];1;1);[.$C$5:.$F$6];2;0)*MID([.Q31];1;1) + HLOOKUP(MID([.Q27];2;1);[.$C$5:.$F$6];2;0)*MID([.Q31];2;1)" office:value-type="float" office:value="8">
            <text:p>8</text:p>
          </table:table-cell>
          <table:table-cell table:style-name="ce43" table:formula="of:=VLOOKUP([.R31]+[.S27];[.$B$7:.$N$22];[.R25])" office:value-type="float" office:value="1">
            <text:p>1</text:p>
          </table:table-cell>
          <table:table-cell table:style-name="ce43" table:formula="of:=VLOOKUP([.R31]+[.T27];[.$B$7:.$N$22];[.R25])" office:value-type="float" office:value="1">
            <text:p>1</text:p>
          </table:table-cell>
          <table:table-cell table:style-name="ce108" table:formula="of:=VLOOKUP([.R31]+[.U27];[.$B$7:.$N$22];[.R25])" office:value-type="float" office:value="0">
            <text:p>0</text:p>
          </table:table-cell>
          <table:table-cell table:style-name="ce43" table:formula="of:=VLOOKUP([.R31]+[.V27];[.$B$7:.$N$22];[.R25])" office:value-type="float" office:value="1">
            <text:p>1</text:p>
          </table:table-cell>
          <table:table-cell table:style-name="ce115"/>
          <table:table-cell table:style-name="ce17" office:value-type="string">
            <text:p>10</text:p>
          </table:table-cell>
          <table:table-cell table:style-name="ce31" table:formula="of:=HLOOKUP(MID([.X27];1;1);[.$C$5:.$F$6];2;0)*MID([.X31];1;1) + HLOOKUP(MID([.X27];2;1);[.$C$5:.$F$6];2;0)*MID([.X31];2;1)" office:value-type="float" office:value="8">
            <text:p>8</text:p>
          </table:table-cell>
          <table:table-cell table:style-name="ce43" table:formula="of:=VLOOKUP([.Y31]+[.Z27];[.$B$7:.$N$22];[.Y25])" office:value-type="float" office:value="1">
            <text:p>1</text:p>
          </table:table-cell>
          <table:table-cell table:style-name="ce43" table:formula="of:=VLOOKUP([.Y31]+[.AA27];[.$B$7:.$N$22];[.Y25])" office:value-type="float" office:value="1">
            <text:p>1</text:p>
          </table:table-cell>
          <table:table-cell table:style-name="ce108" table:formula="of:=VLOOKUP([.Y31]+[.AB27];[.$B$7:.$N$22];[.Y25])" office:value-type="float" office:value="0">
            <text:p>0</text:p>
          </table:table-cell>
          <table:table-cell table:style-name="ce128" table:formula="of:=VLOOKUP([.Y31]+[.AC27];[.$B$7:.$N$22];[.Y25])" office:value-type="float" office:value="1">
            <text:p>1</text:p>
          </table:table-cell>
          <table:table-cell table:style-name="ce115"/>
          <table:table-cell table:style-name="ce17" office:value-type="string">
            <text:p>10</text:p>
          </table:table-cell>
          <table:table-cell table:style-name="ce31" table:formula="of:=HLOOKUP(MID([.AE27];1;1);[.$C$5:.$F$6];2;0)*MID([.AE31];1;1) + HLOOKUP(MID([.AE27];2;1);[.$C$5:.$F$6];2;0)*MID([.AE31];2;1)" office:value-type="float" office:value="8">
            <text:p>8</text:p>
          </table:table-cell>
          <table:table-cell table:style-name="ce43" table:formula="of:=VLOOKUP([.AF31]+[.AG27];[.$B$7:.$N$22];[.AF25])" office:value-type="float" office:value="1">
            <text:p>1</text:p>
          </table:table-cell>
          <table:table-cell table:style-name="ce43" table:formula="of:=VLOOKUP([.AF31]+[.AH27];[.$B$7:.$N$22];[.AF25])" office:value-type="float" office:value="1">
            <text:p>1</text:p>
          </table:table-cell>
          <table:table-cell table:style-name="ce43" table:formula="of:=VLOOKUP([.AF31]+[.AI27];[.$B$7:.$N$22];[.AF25])" office:value-type="float" office:value="1">
            <text:p>1</text:p>
          </table:table-cell>
          <table:table-cell table:style-name="ce43" table:formula="of:=VLOOKUP([.AF31]+[.AJ27];[.$B$7:.$N$22];[.AF25])" office:value-type="float" office:value="1">
            <text:p>1</text:p>
          </table:table-cell>
          <table:table-cell table:style-name="ce115"/>
          <table:table-cell table:style-name="ce17" office:value-type="string">
            <text:p>10</text:p>
          </table:table-cell>
          <table:table-cell table:style-name="ce31" table:formula="of:=HLOOKUP(MID([.AL27];1;1);[.$C$5:.$F$6];2;0)*MID([.AL31];1;1) + HLOOKUP(MID([.AL27];2;1);[.$C$5:.$F$6];2;0)*MID([.AL31];2;1)" office:value-type="float" office:value="8">
            <text:p>8</text:p>
          </table:table-cell>
          <table:table-cell table:style-name="ce43" table:formula="of:=VLOOKUP([.AM31]+[.AN27];[.$B$7:.$N$22];[.AM25])" office:value-type="float" office:value="1">
            <text:p>1</text:p>
          </table:table-cell>
          <table:table-cell table:style-name="ce43" table:formula="of:=VLOOKUP([.AM31]+[.AO27];[.$B$7:.$N$22];[.AM25])" office:value-type="float" office:value="1">
            <text:p>1</text:p>
          </table:table-cell>
          <table:table-cell table:style-name="ce43" table:formula="of:=VLOOKUP([.AM31]+[.AP27];[.$B$7:.$N$22];[.AM25])" office:value-type="float" office:value="1">
            <text:p>1</text:p>
          </table:table-cell>
          <table:table-cell table:style-name="ce129" table:formula="of:=VLOOKUP([.AM31]+[.AQ27];[.$B$7:.$N$22];[.AM25])" office:value-type="float" office:value="0">
            <text:p>0</text:p>
          </table:table-cell>
          <table:table-cell table:style-name="ce115"/>
          <table:table-cell table:style-name="ce17" office:value-type="string">
            <text:p>10</text:p>
          </table:table-cell>
          <table:table-cell table:style-name="ce31" table:formula="of:=HLOOKUP(MID([.AS27];1;1);[.$C$5:.$F$6];2;0)*MID([.AS31];1;1) + HLOOKUP(MID([.AS27];2;1);[.$C$5:.$F$6];2;0)*MID([.AS31];2;1)" office:value-type="float" office:value="8">
            <text:p>8</text:p>
          </table:table-cell>
          <table:table-cell table:style-name="ce43" table:formula="of:=VLOOKUP([.AT31]+[.AU27];[.$B$7:.$N$22];[.AT25])" office:value-type="float" office:value="1">
            <text:p>1</text:p>
          </table:table-cell>
          <table:table-cell table:style-name="ce129" table:formula="of:=VLOOKUP([.AT31]+[.AV27];[.$B$7:.$N$22];[.AT25])" office:value-type="float" office:value="0">
            <text:p>0</text:p>
          </table:table-cell>
          <table:table-cell table:style-name="ce43" table:formula="of:=VLOOKUP([.AT31]+[.AW27];[.$B$7:.$N$22];[.AT25])" office:value-type="float" office:value="1">
            <text:p>1</text:p>
          </table:table-cell>
          <table:table-cell table:style-name="ce43" table:formula="of:=VLOOKUP([.AT31]+[.AX27];[.$B$7:.$N$22];[.AT25])" office:value-type="float" office:value="1">
            <text:p>1</text:p>
          </table:table-cell>
          <table:table-cell table:style-name="ce115"/>
          <table:table-cell table:style-name="ce17" office:value-type="string">
            <text:p>10</text:p>
          </table:table-cell>
          <table:table-cell table:style-name="ce31" table:formula="of:=HLOOKUP(MID([.AZ27];1;1);[.$C$5:.$F$6];2;0)*MID([.AZ31];1;1) + HLOOKUP(MID([.AZ27];2;1);[.$C$5:.$F$6];2;0)*MID([.AZ31];2;1)" office:value-type="float" office:value="8">
            <text:p>8</text:p>
          </table:table-cell>
          <table:table-cell table:style-name="ce43" table:formula="of:=VLOOKUP([.BA31]+[.BB27];[.$B$7:.$N$22];[.BA25])" office:value-type="float" office:value="1">
            <text:p>1</text:p>
          </table:table-cell>
          <table:table-cell table:style-name="ce43" table:formula="of:=VLOOKUP([.BA31]+[.BC27];[.$B$7:.$N$22];[.BA25])" office:value-type="float" office:value="1">
            <text:p>1</text:p>
          </table:table-cell>
          <table:table-cell table:style-name="ce43" table:formula="of:=VLOOKUP([.BA31]+[.BD27];[.$B$7:.$N$22];[.BA25])" office:value-type="float" office:value="1">
            <text:p>1</text:p>
          </table:table-cell>
          <table:table-cell table:style-name="ce43" table:formula="of:=VLOOKUP([.BA31]+[.BE27];[.$B$7:.$N$22];[.BA25])" office:value-type="float" office:value="1">
            <text:p>1</text:p>
          </table:table-cell>
          <table:table-cell table:style-name="ce115"/>
          <table:table-cell table:style-name="ce17" office:value-type="string">
            <text:p>10</text:p>
          </table:table-cell>
          <table:table-cell table:style-name="ce31" table:formula="of:=HLOOKUP(MID([.BG27];1;1);[.$C$5:.$F$6];2;0)*MID([.BG31];1;1) + HLOOKUP(MID([.BG27];2;1);[.$C$5:.$F$6];2;0)*MID([.BG31];2;1)" office:value-type="float" office:value="8">
            <text:p>8</text:p>
          </table:table-cell>
          <table:table-cell table:style-name="ce43" table:formula="of:=VLOOKUP([.BH31]+[.BI27];[.$B$7:.$N$22];[.BH25])" office:value-type="float" office:value="1">
            <text:p>1</text:p>
          </table:table-cell>
          <table:table-cell table:style-name="ce43" table:formula="of:=VLOOKUP([.BH31]+[.BJ27];[.$B$7:.$N$22];[.BH25])" office:value-type="float" office:value="1">
            <text:p>1</text:p>
          </table:table-cell>
          <table:table-cell table:style-name="ce43" table:formula="of:=VLOOKUP([.BH31]+[.BK27];[.$B$7:.$N$22];[.BH25])" office:value-type="float" office:value="1">
            <text:p>1</text:p>
          </table:table-cell>
          <table:table-cell table:style-name="ce43" table:formula="of:=VLOOKUP([.BH31]+[.BL27];[.$B$7:.$N$22];[.BH25])" office:value-type="float" office:value="1">
            <text:p>1</text:p>
          </table:table-cell>
          <table:table-cell table:style-name="ce82"/>
          <table:table-cell table:style-name="ce64" office:value-type="string">
            <text:p>D</text:p>
          </table:table-cell>
          <table:table-cell table:style-name="ce64" office:value-type="string">
            <text:p>C</text:p>
          </table:table-cell>
          <table:table-cell table:style-name="ce64" office:value-type="string">
            <text:p>B</text:p>
          </table:table-cell>
          <table:table-cell table:style-name="ce64" office:value-type="string">
            <text:p>A</text:p>
          </table:table-cell>
          <table:table-cell table:number-columns-repeated="955"/>
        </table:table-row>
        <table:table-row table:style-name="ro5">
          <table:table-cell table:style-name="ce18" table:number-columns-spanned="6" table:number-rows-spanned="1"/>
          <table:covered-table-cell table:number-columns-repeated="4" table:style-name="ce32"/>
          <table:covered-table-cell table:style-name="ce54"/>
          <table:table-cell table:style-name="ce62"/>
          <table:table-cell table:style-name="ce18" table:number-columns-spanned="6" table:number-rows-spanned="1"/>
          <table:covered-table-cell table:number-columns-repeated="4" table:style-name="ce32"/>
          <table:covered-table-cell table:style-name="ce54"/>
          <table:table-cell table:style-name="ce79"/>
          <table:table-cell table:style-name="ce55" office:value-type="float" office:value="1">
            <text:p>1</text:p>
          </table:table-cell>
          <table:table-cell table:style-name="Default" office:value-type="string">
            <text:p>F</text:p>
          </table:table-cell>
          <table:table-cell table:style-name="ce93" office:value-type="string" table:number-columns-spanned="6" table:number-rows-spanned="1">
            <text:p>F = µ -D C -B -A</text:p>
          </table:table-cell>
          <table:covered-table-cell table:number-columns-repeated="4" table:style-name="ce32"/>
          <table:covered-table-cell table:style-name="ce54"/>
          <table:table-cell table:style-name="ce116"/>
          <table:table-cell table:style-name="ce93" office:value-type="string" table:number-columns-spanned="6" table:number-rows-spanned="1">
            <text:p>F = µ -D C -B -A</text:p>
          </table:table-cell>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3"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style-name="ce39"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4">
            <text:p>4</text:p>
          </table:table-cell>
          <table:table-cell table:style-name="Default" office:value-type="string">
            <text:p>I</text:p>
          </table:table-cell>
          <table:table-cell table:style-name="ce96" office:value-type="string" table:number-columns-spanned="6" table:number-rows-spanned="1">
            <text:p>I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6" office:value-type="string" table:number-columns-spanned="6" table:number-rows-spanned="1">
            <text:p>I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style-name="ce39" office:value-type="string">
            <text:p>X</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20" table:number-columns-spanned="6" table:number-rows-spanned="1"/>
          <table:covered-table-cell table:number-columns-repeated="4" table:style-name="ce34"/>
          <table:covered-table-cell table:style-name="ce55"/>
          <table:table-cell table:style-name="ce62"/>
          <table:table-cell table:style-name="ce20" table:number-columns-spanned="6" table:number-rows-spanned="1"/>
          <table:covered-table-cell table:number-columns-repeated="4" table:style-name="ce34"/>
          <table:covered-table-cell table:style-name="ce55"/>
          <table:table-cell table:style-name="ce79"/>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82"/>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text:p>
          </table:table-cell>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3" table:style-name="ce39" office:value-type="float" office:value="1">
            <text:p>1</text:p>
          </table:table-cell>
          <table:table-cell table:style-name="ce39" office:value-type="string">
            <text:p>X</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2"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O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3" table:style-name="ce34"/>
          <table:covered-table-cell table:style-name="ce33"/>
          <table:covered-table-cell table:style-name="ce55"/>
          <table:table-cell table:style-name="ce62"/>
          <table:table-cell table:style-name="ce65"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79"/>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5"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style-name="ce39" office:value-type="string">
            <text:p>X</text:p>
          </table:table-cell>
          <table:table-cell table:number-columns-repeated="3"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3" table:style-name="ce34"/>
          <table:covered-table-cell table:style-name="ce33"/>
          <table:covered-table-cell table:style-name="ce55"/>
          <table:table-cell table:style-name="ce62"/>
          <table:table-cell table:style-name="ce66" office:value-type="string" table:number-columns-spanned="6" table:number-rows-spanned="1">
            <text:p>-D</text:p>
          </table:table-cell>
          <table:covered-table-cell table:number-columns-repeated="3" table:style-name="ce34"/>
          <table:covered-table-cell table:style-name="ce33"/>
          <table:covered-table-cell table:style-name="ce55"/>
          <table:table-cell table:style-name="ce79"/>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39" office:value-type="float" office:value="0">
            <text:p>0</text:p>
          </table:table-cell>
          <table:table-cell table:style-name="ce39" office:value-type="string">
            <text:p>X</text:p>
          </table:table-cell>
          <table:table-cell table:number-columns-repeated="2"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4" table:style-name="Default"/>
          <table:covered-table-cell table:style-name="ce13"/>
          <table:table-cell table:style-name="ce62"/>
          <table:table-cell table:style-name="ce20" table:number-columns-spanned="6" table:number-rows-spanned="1"/>
          <table:covered-table-cell table:number-columns-repeated="4" table:style-name="Default"/>
          <table:covered-table-cell table:style-name="ce13"/>
          <table:table-cell table:style-name="ce79"/>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19" office:value-type="string" table:number-columns-spanned="6" table:number-rows-spanned="1">
            <text:p>R = µ C B -A</text:p>
          </table:table-cell>
          <table:covered-table-cell table:number-columns-repeated="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5"/>
          <table:table-cell table:style-name="ce82"/>
          <table:table-cell table:style-name="ce39" office:value-type="string">
            <text:p>X</text:p>
          </table:table-cell>
          <table:table-cell table:number-columns-repeated="2"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4" table:style-name="Default"/>
          <table:covered-table-cell table:style-name="ce13"/>
          <table:table-cell table:style-name="ce62"/>
          <table:table-cell table:style-name="ce20" table:number-columns-spanned="6" table:number-rows-spanned="1"/>
          <table:covered-table-cell table:number-columns-repeated="4" table:style-name="Default"/>
          <table:covered-table-cell table:style-name="ce13"/>
          <table:table-cell table:style-name="ce79"/>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4" table:style-name="ce35"/>
          <table:covered-table-cell table:style-name="ce56"/>
          <table:table-cell table:style-name="ce82"/>
          <table:table-cell table:number-columns-repeated="3" table:style-name="ce39" office:value-type="float" office:value="0">
            <text:p>0</text:p>
          </table:table-cell>
          <table:table-cell table:style-name="ce39" office:value-type="string">
            <text:p>X</text:p>
          </table:table-cell>
          <table:table-cell table:number-columns-repeated="955"/>
        </table:table-row>
        <table:table-row table:style-name="ro5">
          <table:table-cell table:style-name="ce20" table:number-columns-spanned="6" table:number-rows-spanned="1"/>
          <table:covered-table-cell table:number-columns-repeated="4" table:style-name="ce35"/>
          <table:covered-table-cell table:style-name="ce56"/>
          <table:table-cell table:style-name="ce62"/>
          <table:table-cell table:style-name="ce20" table:number-columns-spanned="6" table:number-rows-spanned="1"/>
          <table:covered-table-cell table:number-columns-repeated="4" table:style-name="ce35"/>
          <table:covered-table-cell table:style-name="ce56"/>
          <table:table-cell table:style-name="ce79"/>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142" office:value-type="string" table:number-columns-spanned="6" table:number-rows-spanned="1">
            <text:p>T = µ D -C -B -A</text:p>
          </table:table-cell>
          <table:covered-table-cell table:number-columns-repeated="4" table:style-name="ce35"/>
          <table:covered-table-cell table:style-name="ce56"/>
          <table:table-cell table:style-name="ce82"/>
          <table:table-cell table:style-name="ce39" office:value-type="float" office:value="0">
            <text:p>0</text:p>
          </table:table-cell>
          <table:table-cell table:number-columns-repeated="3" table:style-name="ce39" office:value-type="float" office:value="1">
            <text:p>1</text:p>
          </table:table-cell>
          <table:table-cell table:number-columns-repeated="955"/>
        </table:table-row>
        <table:table-row table:style-name="ro5">
          <table:table-cell table:style-name="ce21" table:number-columns-spanned="6" table:number-rows-spanned="1"/>
          <table:covered-table-cell table:number-columns-repeated="4" table:style-name="ce36"/>
          <table:covered-table-cell table:style-name="ce57"/>
          <table:table-cell table:style-name="ce63"/>
          <table:table-cell table:style-name="ce67" office:value-type="string" table:number-columns-spanned="6" table:number-rows-spanned="1">
            <text:p>T = µ -P -D</text:p>
          </table:table-cell>
          <table:covered-table-cell table:number-columns-repeated="4" table:style-name="ce36"/>
          <table:covered-table-cell table:style-name="ce57"/>
          <table:table-cell table:style-name="ce80"/>
          <table:table-cell table:style-name="ce69" table:number-columns-repeated="2"/>
          <table:table-cell table:style-name="ce97" office:value-type="string" table:number-columns-spanned="6" table:number-rows-spanned="1">
            <text:p>a = µ F G H I</text:p>
          </table:table-cell>
          <table:covered-table-cell table:number-columns-repeated="5" table:style-name="ce103"/>
          <table:table-cell table:style-name="ce117"/>
          <table:table-cell table:style-name="ce21" office:value-type="string" table:number-columns-spanned="6" table:number-rows-spanned="1">
            <text:p>b = µ F J K L M</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µ L M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O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K Q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I N Q</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L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4"/>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4" table:number-columns-spanned="6" table:number-rows-spanned="1">
            <text:p>+4</text:p>
          </table:table-cell>
          <table:covered-table-cell table:number-columns-repeated="5" table:style-name="ce72"/>
          <table:table-cell table:style-name="ce72" table:number-columns-repeated="2"/>
          <table:table-cell table:style-name="ce70" office:value-type="float" office:value="20" table:number-columns-spanned="6" table:number-rows-spanned="1">
            <text:p>+20</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11" table:number-columns-spanned="6" table:number-rows-spanned="1">
            <text:p>+11</text:p>
          </table:table-cell>
          <table:covered-table-cell table:number-columns-repeated="5" table:style-name="ce72"/>
          <table:table-cell table:style-name="ce72"/>
          <table:table-cell table:style-name="ce70" office:value-type="float" office:value="10" table:number-columns-spanned="6" table:number-rows-spanned="1">
            <text:p>+10</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140"/>
          <table:table-cell table:style-name="ce70" office:value-type="float" office:value="10" table:number-columns-spanned="6" table:number-rows-spanned="1">
            <text:p>+10</text:p>
          </table:table-cell>
          <table:covered-table-cell table:number-columns-repeated="5" table:style-name="ce72"/>
          <table:table-cell table:style-name="ce144" table:formula="of:=SUM([.I48:.BL48])" office:value-type="float" office:value="85" table:number-columns-spanned="2" table:number-rows-spanned="1">
            <text:p>85</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3"/>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4" table:number-columns-spanned="6" table:number-rows-spanned="1">
            <text:p>+4</text:p>
          </table:table-cell>
          <table:covered-table-cell table:number-columns-repeated="5" table:style-name="ce73"/>
          <table:table-cell table:style-name="ce73" table:number-columns-repeated="2"/>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3" table:number-columns-spanned="6" table:number-rows-spanned="1">
            <text:p>+3</text:p>
          </table:table-cell>
          <table:covered-table-cell table:number-columns-repeated="5" table:style-name="ce73"/>
          <table:table-cell table:style-name="ce145" table:formula="of:=SUM([.I49:.BL49])" office:value-type="float" office:value="26" table:number-columns-spanned="2" table:number-rows-spanned="1">
            <text:p>26</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4"/>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5"/>
          <table:table-cell table:number-columns-repeated="1009"/>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8"/>
          <table:table-cell table:style-name="Default" table:number-columns-repeated="17"/>
          <table:table-cell table:number-columns-repeated="988"/>
        </table:table-row>
        <table:table-row table:style-name="ro5" table:number-rows-repeated="2">
          <table:table-cell table:number-columns-repeated="19"/>
          <table:table-cell table:style-name="Default" table:number-columns-repeated="17"/>
          <table:table-cell table:number-columns-repeated="988"/>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0-F (lower c)"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4 bit to 7-segment, digits 0-F (lower c)</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82"/>
          <table:table-cell table:style-name="ce13"/>
          <table:table-cell table:style-name="ce89"/>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2"/>
          <table:table-cell table:style-name="ce13"/>
          <table:table-cell table:style-name="ce89"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number-columns-repeated="3" table:style-name="ce39" office:value-type="float" office:value="1">
            <text:p>1</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2" table:style-name="ce39" office:value-type="float" office:value="0">
            <text:p>0</text:p>
          </table:table-cell>
          <table:table-cell table:number-columns-repeated="5" table:style-name="ce39" office:value-type="float" office:value="1">
            <text:p>1</text:p>
          </table:table-cell>
          <table:table-cell table:style-name="ce82"/>
          <table:table-cell table:style-name="ce13"/>
          <table:table-cell table:style-name="ce89"/>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style-name="ce162" office:value-type="float" office:value="0">
            <text:p>0</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162" office:value-type="float" office:value="0">
            <text:p>0</text:p>
          </table:table-cell>
          <table:table-cell table:style-name="ce61" office:value-type="float" office:value="1">
            <text:p>1</text:p>
          </table:table-cell>
          <table:table-cell table:style-name="ce82"/>
          <table:table-cell table:style-name="ce13"/>
          <table:table-cell table:style-name="ce89"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4" table:style-name="ce39" office:value-type="float" office:value="1">
            <text:p>1</text:p>
          </table:table-cell>
          <table:table-cell table:style-name="ce82"/>
          <table:table-cell table:style-name="ce13"/>
          <table:table-cell table:style-name="ce89"/>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style-name="ce39" office:value-type="float" office:value="1">
            <text:p>1</text:p>
          </table:table-cell>
          <table:table-cell table:number-columns-repeated="3" table:style-name="ce39" office:value-type="float" office:value="0">
            <text:p>0</text:p>
          </table:table-cell>
          <table:table-cell table:number-columns-repeated="3" table:style-name="ce39" office:value-type="float" office:value="1">
            <text:p>1</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71"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71"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5" table:formula="of:=VLOOKUP([.X29]+[.Z27];[.$B$7:.$M$22];[.X25])" office:value-type="float" office:value="0">
            <text:p>0</text:p>
          </table:table-cell>
          <table:table-cell table:style-name="ce43" table:formula="of:=VLOOKUP([.X29]+[.AA27];[.$B$7:.$M$22];[.X25])" office:value-type="float" office:value="1">
            <text:p>1</text:p>
          </table:table-cell>
          <table:table-cell table:style-name="ce129"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74"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5" table:formula="of:=VLOOKUP([.AS29]+[.AU27];[.$B$7:.$M$22];[.AS25])" office:value-type="float" office:value="0">
            <text:p>0</text:p>
          </table:table-cell>
          <table:table-cell table:style-name="ce71"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71"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74"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62" table:formula="of:=VLOOKUP([.Q30]+[.R27];[.$B$7:.$M$22];[.Q25])" office:value-type="float" office:value="0">
            <text:p>0</text:p>
          </table:table-cell>
          <table:table-cell table:style-name="ce107" table:formula="of:=VLOOKUP([.Q30]+[.S27];[.$B$7:.$M$22];[.Q25])" office:value-type="float" office:value="0">
            <text:p>0</text:p>
          </table:table-cell>
          <table:table-cell table:style-name="ce43" table:formula="of:=VLOOKUP([.Q30]+[.T27];[.$B$7:.$M$22];[.Q25])" office:value-type="float" office:value="1">
            <text:p>1</text:p>
          </table:table-cell>
          <table:table-cell table:style-name="ce43" table:formula="of:=VLOOKUP([.Q30]+[.U27];[.$B$7:.$M$22];[.Q25])" office:value-type="float" office:value="1">
            <text:p>1</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4" table:formula="of:=VLOOKUP([.X30]+[.Y27];[.$B$7:.$M$22];[.X25])" office:value-type="float" office:value="0">
            <text:p>0</text:p>
          </table:table-cell>
          <table:table-cell table:style-name="ce43" table:formula="of:=VLOOKUP([.X30]+[.Z27];[.$B$7:.$M$22];[.X25])" office:value-type="float" office:value="1">
            <text:p>1</text:p>
          </table:table-cell>
          <table:table-cell table:style-name="ce126" table:formula="of:=VLOOKUP([.X30]+[.AA27];[.$B$7:.$M$22];[.X25])" office:value-type="float" office:value="0">
            <text:p>0</text:p>
          </table:table-cell>
          <table:table-cell table:style-name="ce124" table:formula="of:=VLOOKUP([.X30]+[.AB27];[.$B$7:.$M$22];[.X25])" office:value-type="float" office:value="0">
            <text:p>0</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124" table:formula="of:=VLOOKUP([.AE30]+[.AF27];[.$B$7:.$M$22];[.AE25])" office:value-type="float" office:value="0">
            <text:p>0</text:p>
          </table:table-cell>
          <table:table-cell table:style-name="ce43" table:formula="of:=VLOOKUP([.AE30]+[.AG27];[.$B$7:.$M$22];[.AE25])" office:value-type="float" office:value="1">
            <text:p>1</text:p>
          </table:table-cell>
          <table:table-cell table:style-name="ce126" table:formula="of:=VLOOKUP([.AE30]+[.AH27];[.$B$7:.$M$22];[.AE25])" office:value-type="float" office:value="0">
            <text:p>0</text:p>
          </table:table-cell>
          <table:table-cell table:style-name="ce124" table:formula="of:=VLOOKUP([.AE30]+[.AI27];[.$B$7:.$M$22];[.AE25])" office:value-type="float" office:value="0">
            <text:p>0</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float" office:value="1">
            <text:p>1</text:p>
          </table:table-cell>
          <table:table-cell table:style-name="ce43" table:formula="of:=VLOOKUP([.AL30]+[.AN27];[.$B$7:.$M$22];[.AL25])" office:value-type="float" office:value="1">
            <text:p>1</text:p>
          </table:table-cell>
          <table:table-cell table:style-name="ce126" table:formula="of:=VLOOKUP([.AL30]+[.AO27];[.$B$7:.$M$22];[.AL25])" office:value-type="float" office:value="0">
            <text:p>0</text:p>
          </table:table-cell>
          <table:table-cell table:style-name="ce43" table:formula="of:=VLOOKUP([.AL30]+[.AP27];[.$B$7:.$M$22];[.AL25])" office:value-type="float" office:value="1">
            <text:p>1</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43" table:formula="of:=VLOOKUP([.AS30]+[.AT27];[.$B$7:.$M$22];[.AS25])" office:value-type="float" office:value="1">
            <text:p>1</text:p>
          </table:table-cell>
          <table:table-cell table:style-name="ce43" table:formula="of:=VLOOKUP([.AS30]+[.AU27];[.$B$7:.$M$22];[.AS25])" office:value-type="float" office:value="1">
            <text:p>1</text:p>
          </table:table-cell>
          <table:table-cell table:style-name="ce43" table:formula="of:=VLOOKUP([.AS30]+[.AV27];[.$B$7:.$M$22];[.AS25])" office:value-type="float" office:value="1">
            <text:p>1</text:p>
          </table:table-cell>
          <table:table-cell table:style-name="ce43" table:formula="of:=VLOOKUP([.AS30]+[.AW27];[.$B$7:.$M$22];[.AS25])" office:value-type="float" office:value="1">
            <text:p>1</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62" table:formula="of:=VLOOKUP([.AZ30]+[.BA27];[.$B$7:.$M$22];[.AZ25])" office:value-type="float" office:value="0">
            <text:p>0</text:p>
          </table:table-cell>
          <table:table-cell table:style-name="ce107" table:formula="of:=VLOOKUP([.AZ30]+[.BB27];[.$B$7:.$M$22];[.AZ25])" office:value-type="float" office:value="0">
            <text:p>0</text:p>
          </table:table-cell>
          <table:table-cell table:style-name="ce43" table:formula="of:=VLOOKUP([.AZ30]+[.BC27];[.$B$7:.$M$22];[.AZ25])" office:value-type="float" office:value="1">
            <text:p>1</text:p>
          </table:table-cell>
          <table:table-cell table:style-name="ce43" table:formula="of:=VLOOKUP([.AZ30]+[.BD27];[.$B$7:.$M$22];[.AZ25])" office:value-type="float" office:value="1">
            <text:p>1</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61" table:formula="of:=VLOOKUP([.BG30]+[.BH27];[.$B$7:.$M$22];[.BG25])" office:value-type="float" office:value="1">
            <text:p>1</text:p>
          </table:table-cell>
          <table:table-cell table:style-name="ce43" table:formula="of:=VLOOKUP([.BG30]+[.BI27];[.$B$7:.$M$22];[.BG25])" office:value-type="float" office:value="1">
            <text:p>1</text:p>
          </table:table-cell>
          <table:table-cell table:style-name="ce43" table:formula="of:=VLOOKUP([.BG30]+[.BJ27];[.$B$7:.$M$22];[.BG25])" office:value-type="float" office:value="1">
            <text:p>1</text:p>
          </table:table-cell>
          <table:table-cell table:style-name="ce43" table:formula="of:=VLOOKUP([.BG30]+[.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float" office:value="1">
            <text:p>1</text:p>
          </table:table-cell>
          <table:table-cell table:style-name="ce43" table:formula="of:=VLOOKUP([.Q31]+[.S27];[.$B$7:.$M$22];[.Q25])" office:value-type="float" office:value="1">
            <text:p>1</text:p>
          </table:table-cell>
          <table:table-cell table:style-name="ce108" table:formula="of:=VLOOKUP([.Q31]+[.T27];[.$B$7:.$M$22];[.Q25])" office:value-type="float" office:value="0">
            <text:p>0</text:p>
          </table:table-cell>
          <table:table-cell table:style-name="ce43" table:formula="of:=VLOOKUP([.Q31]+[.U27];[.$B$7:.$M$22];[.Q25])" office:value-type="float" office:value="1">
            <text:p>1</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float" office:value="1">
            <text:p>1</text:p>
          </table:table-cell>
          <table:table-cell table:style-name="ce43" table:formula="of:=VLOOKUP([.X31]+[.Z27];[.$B$7:.$M$22];[.X25])" office:value-type="float" office:value="1">
            <text:p>1</text:p>
          </table:table-cell>
          <table:table-cell table:style-name="ce108" table:formula="of:=VLOOKUP([.X31]+[.AA27];[.$B$7:.$M$22];[.X25])" office:value-type="float" office:value="0">
            <text:p>0</text:p>
          </table:table-cell>
          <table:table-cell table:style-name="ce128" table:formula="of:=VLOOKUP([.X31]+[.AB27];[.$B$7:.$M$22];[.X25])" office:value-type="float" office:value="1">
            <text:p>1</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float" office:value="1">
            <text:p>1</text:p>
          </table:table-cell>
          <table:table-cell table:style-name="ce43" table:formula="of:=VLOOKUP([.AE31]+[.AG27];[.$B$7:.$M$22];[.AE25])" office:value-type="float" office:value="1">
            <text:p>1</text:p>
          </table:table-cell>
          <table:table-cell table:style-name="ce43" table:formula="of:=VLOOKUP([.AE31]+[.AH27];[.$B$7:.$M$22];[.AE25])" office:value-type="float" office:value="1">
            <text:p>1</text:p>
          </table:table-cell>
          <table:table-cell table:style-name="ce43" table:formula="of:=VLOOKUP([.AE31]+[.AI27];[.$B$7:.$M$22];[.AE25])" office:value-type="float" office:value="1">
            <text:p>1</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float" office:value="1">
            <text:p>1</text:p>
          </table:table-cell>
          <table:table-cell table:style-name="ce43" table:formula="of:=VLOOKUP([.AL31]+[.AN27];[.$B$7:.$M$22];[.AL25])" office:value-type="float" office:value="1">
            <text:p>1</text:p>
          </table:table-cell>
          <table:table-cell table:style-name="ce43" table:formula="of:=VLOOKUP([.AL31]+[.AO27];[.$B$7:.$M$22];[.AL25])" office:value-type="float" office:value="1">
            <text:p>1</text:p>
          </table:table-cell>
          <table:table-cell table:style-name="ce129" table:formula="of:=VLOOKUP([.AL31]+[.AP27];[.$B$7:.$M$22];[.AL25])" office:value-type="float" office:value="0">
            <text:p>0</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float" office:value="1">
            <text:p>1</text:p>
          </table:table-cell>
          <table:table-cell table:style-name="ce129" table:formula="of:=VLOOKUP([.AS31]+[.AU27];[.$B$7:.$M$22];[.AS25])" office:value-type="float" office:value="0">
            <text:p>0</text:p>
          </table:table-cell>
          <table:table-cell table:style-name="ce43" table:formula="of:=VLOOKUP([.AS31]+[.AV27];[.$B$7:.$M$22];[.AS25])" office:value-type="float" office:value="1">
            <text:p>1</text:p>
          </table:table-cell>
          <table:table-cell table:style-name="ce43" table:formula="of:=VLOOKUP([.AS31]+[.AW27];[.$B$7:.$M$22];[.AS25])" office:value-type="float" office:value="1">
            <text:p>1</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float" office:value="1">
            <text:p>1</text:p>
          </table:table-cell>
          <table:table-cell table:style-name="ce43" table:formula="of:=VLOOKUP([.AZ31]+[.BB27];[.$B$7:.$M$22];[.AZ25])" office:value-type="float" office:value="1">
            <text:p>1</text:p>
          </table:table-cell>
          <table:table-cell table:style-name="ce43" table:formula="of:=VLOOKUP([.AZ31]+[.BC27];[.$B$7:.$M$22];[.AZ25])" office:value-type="float" office:value="1">
            <text:p>1</text:p>
          </table:table-cell>
          <table:table-cell table:style-name="ce43" table:formula="of:=VLOOKUP([.AZ31]+[.BD27];[.$B$7:.$M$22];[.AZ25])" office:value-type="float" office:value="1">
            <text:p>1</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float" office:value="1">
            <text:p>1</text:p>
          </table:table-cell>
          <table:table-cell table:style-name="ce43" table:formula="of:=VLOOKUP([.BG31]+[.BI27];[.$B$7:.$M$22];[.BG25])" office:value-type="float" office:value="1">
            <text:p>1</text:p>
          </table:table-cell>
          <table:table-cell table:style-name="ce43" table:formula="of:=VLOOKUP([.BG31]+[.BJ27];[.$B$7:.$M$22];[.BG25])" office:value-type="float" office:value="1">
            <text:p>1</text:p>
          </table:table-cell>
          <table:table-cell table:style-name="ce43" table:formula="of:=VLOOKUP([.BG31]+[.BK27];[.$B$7:.$M$22];[.BG25])" office:value-type="float" office:value="1">
            <text:p>1</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93" office:value-type="string" table:number-columns-spanned="6" table:number-rows-spanned="1">
            <text:p>F = µ -D C -B -A</text:p>
          </table:table-cell>
          <table:covered-table-cell table:number-columns-repeated="4" table:style-name="ce32"/>
          <table:covered-table-cell table:style-name="ce54"/>
          <table:table-cell table:style-name="ce116"/>
          <table:table-cell table:style-name="ce93" office:value-type="string" table:number-columns-spanned="6" table:number-rows-spanned="1">
            <text:p>F = µ -D C -B -A</text:p>
          </table:table-cell>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96" office:value-type="string" table:number-columns-spanned="6" table:number-rows-spanned="1">
            <text:p>I = µ -D -C B</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6" office:value-type="string" table:number-columns-spanned="6" table:number-rows-spanned="1">
            <text:p>I = µ -D -C B</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A</text:p>
          </table:table-cell>
          <table:covered-table-cell table:number-columns-repeated="4" table:style-name="ce34"/>
          <table:covered-table-cell table:style-name="ce55"/>
          <table:table-cell table:style-name="ce116"/>
          <table:table-cell table:style-name="ce121" office:value-type="string" table:number-columns-spanned="6" table:number-rows-spanned="1">
            <text:p>L = µ -D -C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 -A</text:p>
          </table:table-cell>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 -A</text:p>
          </table:table-cell>
          <table:covered-table-cell table:number-columns-repeated="4" table:style-name="ce34"/>
          <table:covered-table-cell table:style-name="ce55"/>
          <table:table-cell table:style-name="ce116"/>
          <table:table-cell table:style-name="ce122" office:value-type="string" table:number-columns-spanned="6" table:number-rows-spanned="1">
            <text:p>M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O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42" office:value-type="string" table:number-columns-spanned="6" table:number-rows-spanned="1">
            <text:p>P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42" office:value-type="string" table:number-columns-spanned="6" table:number-rows-spanned="1">
            <text:p>P = µ D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19" office:value-type="string" table:number-columns-spanned="6" table:number-rows-spanned="1">
            <text:p>R = µ C B -A</text:p>
          </table:table-cell>
          <table:covered-table-cell table:number-columns-repeated="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4" table:style-name="ce35"/>
          <table:covered-table-cell table:style-name="ce56"/>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F G H I</text:p>
          </table:table-cell>
          <table:covered-table-cell table:number-columns-repeated="5" table:style-name="ce103"/>
          <table:table-cell table:style-name="ce117"/>
          <table:table-cell table:style-name="ce21" office:value-type="string" table:number-columns-spanned="6" table:number-rows-spanned="1">
            <text:p>b = µ F J K L M</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µ L M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M O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K Q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I N Q</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13" table:number-columns-spanned="6" table:number-rows-spanned="1">
            <text:p>+13</text:p>
          </table:table-cell>
          <table:covered-table-cell table:number-columns-repeated="5" table:style-name="ce72"/>
          <table:table-cell table:style-name="ce72"/>
          <table:table-cell table:style-name="ce70" office:value-type="float" office:value="10" table:number-columns-spanned="6" table:number-rows-spanned="1">
            <text:p>+10</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140"/>
          <table:table-cell table:style-name="ce70" office:value-type="float" office:value="5" table:number-columns-spanned="6" table:number-rows-spanned="1">
            <text:p>+5</text:p>
          </table:table-cell>
          <table:covered-table-cell table:number-columns-repeated="5" table:style-name="ce72"/>
          <table:table-cell table:style-name="ce144" table:formula="of:=SUM([.I48:.BK48])" office:value-type="float" office:value="81" table:number-columns-spanned="2" table:number-rows-spanned="1">
            <text:p>81</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4" table:number-columns-spanned="6" table:number-rows-spanned="1">
            <text:p>+4</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25" table:number-columns-spanned="2" table:number-rows-spanned="1">
            <text:p>25</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9"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4 bit to 7-segment, digits 0-9</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82"/>
          <table:table-cell table:style-name="ce13"/>
          <table:table-cell table:style-name="ce89"/>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2"/>
          <table:table-cell table:style-name="ce13"/>
          <table:table-cell table:style-name="ce89"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43" table:formula="of:=VLOOKUP([.X29]+[.AA27];[.$B$7:.$M$22];[.X25])" office:value-type="float" office:value="1">
            <text:p>1</text:p>
          </table:table-cell>
          <table:table-cell table:style-name="ce165"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107"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107"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43" table:formula="of:=VLOOKUP([.X30]+[.AA27];[.$B$7:.$M$22];[.X25])" office:value-type="string" office:string-value="X">
            <text:p>X</text:p>
          </table:table-cell>
          <table:table-cell table:style-name="ce165"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07"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43"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07"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float" office:value="1">
            <text:p>1</text:p>
          </table:table-cell>
          <table:table-cell table:style-name="ce43" table:formula="of:=VLOOKUP([.Q31]+[.S27];[.$B$7:.$M$22];[.Q25])" office:value-type="float" office:value="1">
            <text:p>1</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float" office:value="1">
            <text:p>1</text:p>
          </table:table-cell>
          <table:table-cell table:style-name="ce43" table:formula="of:=VLOOKUP([.X31]+[.Z27];[.$B$7:.$M$22];[.X25])" office:value-type="float" office:value="1">
            <text:p>1</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float" office:value="1">
            <text:p>1</text:p>
          </table:table-cell>
          <table:table-cell table:style-name="ce43" table:formula="of:=VLOOKUP([.AE31]+[.AG27];[.$B$7:.$M$22];[.AE25])" office:value-type="float" office:value="1">
            <text:p>1</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float" office:value="1">
            <text:p>1</text:p>
          </table:table-cell>
          <table:table-cell table:style-name="ce43" table:formula="of:=VLOOKUP([.AL31]+[.AN27];[.$B$7:.$M$22];[.AL25])" office:value-type="float" office:value="1">
            <text:p>1</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float" office:value="1">
            <text:p>1</text:p>
          </table:table-cell>
          <table:table-cell table:style-name="ce129" table:formula="of:=VLOOKUP([.AS31]+[.AU27];[.$B$7:.$M$22];[.AS25])" office:value-type="float" office:value="0">
            <text:p>0</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float" office:value="1">
            <text:p>1</text:p>
          </table:table-cell>
          <table:table-cell table:style-name="ce43" table:formula="of:=VLOOKUP([.AZ31]+[.BB27];[.$B$7:.$M$22];[.AZ25])" office:value-type="float" office:value="1">
            <text:p>1</text:p>
          </table:table-cell>
          <table:table-cell table:style-name="ce129" table:formula="of:=VLOOKUP([.AZ31]+[.BC27];[.$B$7:.$M$22];[.AZ25])" office:value-type="string" office:string-value="X">
            <text:p>X</text:p>
          </table:table-cell>
          <table:table-cell table:style-name="ce137"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float" office:value="1">
            <text:p>1</text:p>
          </table:table-cell>
          <table:table-cell table:style-name="ce43" table:formula="of:=VLOOKUP([.BG31]+[.BI27];[.$B$7:.$M$22];[.BG25])" office:value-type="float" office:value="1">
            <text:p>1</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65" office:value-type="string" table:number-columns-spanned="6" table:number-rows-spanned="1">
            <text:p>K = µ -C B -A</text:p>
          </table:table-cell>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 (no -D)</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µ J K</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N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9" table:number-columns-spanned="6" table:number-rows-spanned="1">
            <text:p>+9</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6" table:number-columns-spanned="6" table:number-rows-spanned="1">
            <text:p>+6</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5" table:number-columns-spanned="6" table:number-rows-spanned="1">
            <text:p>+5</text:p>
          </table:table-cell>
          <table:covered-table-cell table:number-columns-repeated="5" table:style-name="ce72"/>
          <table:table-cell table:style-name="ce140"/>
          <table:table-cell table:style-name="ce70" office:value-type="float" office:value="5" table:number-columns-spanned="6" table:number-rows-spanned="1">
            <text:p>+5</text:p>
          </table:table-cell>
          <table:covered-table-cell table:number-columns-repeated="5" table:style-name="ce72"/>
          <table:table-cell table:style-name="ce144" table:formula="of:=SUM([.I48:.BK48])" office:value-type="float" office:value="42" table:number-columns-spanned="2" table:number-rows-spanned="1">
            <text:p>42</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8" table:number-columns-spanned="2" table:number-rows-spanned="1">
            <text:p>18</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7"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3 bit to 7-segment, digits 0-7</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43" table:formula="of:=VLOOKUP([.X29]+[.AA27];[.$B$7:.$M$22];[.X25])" office:value-type="float" office:value="1">
            <text:p>1</text:p>
          </table:table-cell>
          <table:table-cell table:style-name="ce165"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107"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107"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43" table:formula="of:=VLOOKUP([.X30]+[.AA27];[.$B$7:.$M$22];[.X25])" office:value-type="string" office:string-value="X">
            <text:p>X</text:p>
          </table:table-cell>
          <table:table-cell table:style-name="ce165"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07"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43"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07"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129"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106" table:formula="of:=VLOOKUP([.AZ31]+[.BB27];[.$B$7:.$M$22];[.AZ25])" office:value-type="string" office:string-value="X">
            <text:p>X</text:p>
          </table:table-cell>
          <table:table-cell table:style-name="ce129" table:formula="of:=VLOOKUP([.AZ31]+[.BC27];[.$B$7:.$M$22];[.AZ25])" office:value-type="string" office:string-value="X">
            <text:p>X</text:p>
          </table:table-cell>
          <table:table-cell table:style-name="ce137"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129" table:formula="of:=VLOOKUP([.BG31]+[.BH27];[.$B$7:.$M$22];[.BG25])" office:value-type="string" office:string-value="X">
            <text:p>X</text:p>
          </table:table-cell>
          <table:table-cell table:style-name="ce129" table:formula="of:=VLOOKUP([.BG31]+[.BI27];[.$B$7:.$M$22];[.BG25])" office:value-type="string" office:string-value="X">
            <text:p>X</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65" office:value-type="string" table:number-columns-spanned="6" table:number-rows-spanned="1">
            <text:p>K = µ -C B -A</text:p>
          </table:table-cell>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µ J K</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N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6" table:number-columns-spanned="6" table:number-rows-spanned="1">
            <text:p>+6</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5" table:number-columns-spanned="6" table:number-rows-spanned="1">
            <text:p>+5</text:p>
          </table:table-cell>
          <table:covered-table-cell table:number-columns-repeated="5" table:style-name="ce72"/>
          <table:table-cell table:style-name="ce140"/>
          <table:table-cell table:style-name="ce70" office:value-type="float" office:value="4" table:number-columns-spanned="6" table:number-rows-spanned="1">
            <text:p>+4</text:p>
          </table:table-cell>
          <table:covered-table-cell table:number-columns-repeated="5" table:style-name="ce72"/>
          <table:table-cell table:style-name="ce144" table:formula="of:=SUM([.I48:.BK48])" office:value-type="float" office:value="40" table:number-columns-spanned="2" table:number-rows-spanned="1">
            <text:p>40</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8" table:number-columns-spanned="2" table:number-rows-spanned="1">
            <text:p>18</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5"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3 bit to 7-segment, digits 0-5</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29"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string" office:string-value="X">
            <text:p>X</text:p>
          </table:table-cell>
          <table:table-cell table:style-name="ce105"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129" table:formula="of:=VLOOKUP([.X29]+[.AA27];[.$B$7:.$M$22];[.X25])" office:value-type="string" office:string-value="X">
            <text:p>X</text:p>
          </table:table-cell>
          <table:table-cell table:style-name="ce43"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string" office:string-value="X">
            <text:p>X</text:p>
          </table:table-cell>
          <table:table-cell table:style-name="ce137"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43" table:formula="of:=VLOOKUP([.AL29]+[.AO27];[.$B$7:.$M$22];[.AL25])" office:value-type="string" office:string-value="X">
            <text:p>X</text:p>
          </table:table-cell>
          <table:table-cell table:style-name="ce105"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string" office:string-value="X">
            <text:p>X</text:p>
          </table:table-cell>
          <table:table-cell table:style-name="ce105"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string" office:string-value="X">
            <text:p>X</text:p>
          </table:table-cell>
          <table:table-cell table:style-name="ce129"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43" table:formula="of:=VLOOKUP([.BG29]+[.BJ27];[.$B$7:.$M$22];[.BG25])" office:value-type="string" office:string-value="X">
            <text:p>X</text:p>
          </table:table-cell>
          <table:table-cell table:style-name="ce43"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105"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43"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137"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105"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105"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129"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43"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129"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106" table:formula="of:=VLOOKUP([.AZ31]+[.BB27];[.$B$7:.$M$22];[.AZ25])" office:value-type="string" office:string-value="X">
            <text:p>X</text:p>
          </table:table-cell>
          <table:table-cell table:style-name="ce129"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129" table:formula="of:=VLOOKUP([.BG31]+[.BH27];[.$B$7:.$M$22];[.BG25])" office:value-type="string" office:string-value="X">
            <text:p>X</text:p>
          </table:table-cell>
          <table:table-cell table:style-name="ce129" table:formula="of:=VLOOKUP([.BG31]+[.BI27];[.$B$7:.$M$22];[.BG25])" office:value-type="string" office:string-value="X">
            <text:p>X</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B</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J</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µ G H</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 = µ C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3" table:number-columns-spanned="6" table:number-rows-spanned="1">
            <text:p>+3</text:p>
          </table:table-cell>
          <table:covered-table-cell table:number-columns-repeated="5" table:style-name="ce72"/>
          <table:table-cell table:style-name="ce144" table:formula="of:=SUM([.I48:.BK48])" office:value-type="float" office:value="23" table:number-columns-spanned="2" table:number-rows-spanned="1">
            <text:p>23</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4" table:number-columns-spanned="2" table:number-rows-spanned="1">
            <text:p>14</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3"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0-3</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29" table:formula="of:=VLOOKUP([.X28]+[.Y27];[.$B$7:.$M$22];[.X25])" office:value-type="float" office:value="1">
            <text:p>1</text:p>
          </table:table-cell>
          <table:table-cell table:style-name="ce129" table:formula="of:=VLOOKUP([.X28]+[.Z27];[.$B$7:.$M$22];[.X25])" office:value-type="float" office:value="1">
            <text:p>1</text:p>
          </table:table-cell>
          <table:table-cell table:style-name="ce129" table:formula="of:=VLOOKUP([.X28]+[.AA27];[.$B$7:.$M$22];[.X25])" office:value-type="float" office:value="1">
            <text:p>1</text:p>
          </table:table-cell>
          <table:table-cell table:style-name="ce129"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129" table:formula="of:=VLOOKUP([.AS28]+[.AT27];[.$B$7:.$M$22];[.AS25])" office:value-type="float" office:value="1">
            <text:p>1</text:p>
          </table:table-cell>
          <table:table-cell table:style-name="ce43" table:formula="of:=VLOOKUP([.AS28]+[.AU27];[.$B$7:.$M$22];[.AS25])" office:value-type="float" office:value="0">
            <text:p>0</text:p>
          </table:table-cell>
          <table:table-cell table:style-name="ce43" table:formula="of:=VLOOKUP([.AS28]+[.AV27];[.$B$7:.$M$22];[.AS25])" office:value-type="float" office:value="0">
            <text:p>0</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129" table:formula="of:=VLOOKUP([.AZ28]+[.BA27];[.$B$7:.$M$22];[.AZ25])" office:value-type="float" office:value="1">
            <text:p>1</text:p>
          </table:table-cell>
          <table:table-cell table:style-name="ce43" table:formula="of:=VLOOKUP([.AZ28]+[.BB27];[.$B$7:.$M$22];[.AZ25])" office:value-type="float" office:value="0">
            <text:p>0</text:p>
          </table:table-cell>
          <table:table-cell table:style-name="ce43" table:formula="of:=VLOOKUP([.AZ28]+[.BC27];[.$B$7:.$M$22];[.AZ25])" office:value-type="float" office:value="0">
            <text:p>0</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float" office:value="1">
            <text:p>1</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43" table:formula="of:=VLOOKUP([.Q29]+[.R27];[.$B$7:.$M$22];[.Q25])" office:value-type="string" office:string-value="X">
            <text:p>X</text:p>
          </table:table-cell>
          <table:table-cell table:style-name="ce106" table:formula="of:=VLOOKUP([.Q29]+[.S27];[.$B$7:.$M$22];[.Q25])" office:value-type="string" office:string-value="X">
            <text:p>X</text:p>
          </table:table-cell>
          <table:table-cell table:style-name="ce43" table:formula="of:=VLOOKUP([.Q29]+[.T27];[.$B$7:.$M$22];[.Q25])" office:value-type="string" office:string-value="X">
            <text:p>X</text:p>
          </table:table-cell>
          <table:table-cell table:style-name="ce43"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29" table:formula="of:=VLOOKUP([.X29]+[.Y27];[.$B$7:.$M$22];[.X25])" office:value-type="string" office:string-value="X">
            <text:p>X</text:p>
          </table:table-cell>
          <table:table-cell table:style-name="ce129" table:formula="of:=VLOOKUP([.X29]+[.Z27];[.$B$7:.$M$22];[.X25])" office:value-type="string" office:string-value="X">
            <text:p>X</text:p>
          </table:table-cell>
          <table:table-cell table:style-name="ce129" table:formula="of:=VLOOKUP([.X29]+[.AA27];[.$B$7:.$M$22];[.X25])" office:value-type="string" office:string-value="X">
            <text:p>X</text:p>
          </table:table-cell>
          <table:table-cell table:style-name="ce129"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string" office:string-value="X">
            <text:p>X</text:p>
          </table:table-cell>
          <table:table-cell table:style-name="ce43" table:formula="of:=VLOOKUP([.AE29]+[.AG27];[.$B$7:.$M$22];[.AE25])" office:value-type="string" office:string-value="X">
            <text:p>X</text:p>
          </table:table-cell>
          <table:table-cell table:style-name="ce43" table:formula="of:=VLOOKUP([.AE29]+[.AH27];[.$B$7:.$M$22];[.AE25])" office:value-type="string" office:string-value="X">
            <text:p>X</text:p>
          </table:table-cell>
          <table:table-cell table:style-name="ce137"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43" table:formula="of:=VLOOKUP([.AL29]+[.AM27];[.$B$7:.$M$22];[.AL25])" office:value-type="string" office:string-value="X">
            <text:p>X</text:p>
          </table:table-cell>
          <table:table-cell table:style-name="ce106" table:formula="of:=VLOOKUP([.AL29]+[.AN27];[.$B$7:.$M$22];[.AL25])" office:value-type="string" office:string-value="X">
            <text:p>X</text:p>
          </table:table-cell>
          <table:table-cell table:style-name="ce43" table:formula="of:=VLOOKUP([.AL29]+[.AO27];[.$B$7:.$M$22];[.AL25])" office:value-type="string" office:string-value="X">
            <text:p>X</text:p>
          </table:table-cell>
          <table:table-cell table:style-name="ce43"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29"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43"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129"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43" table:formula="of:=VLOOKUP([.Q30]+[.R27];[.$B$7:.$M$22];[.Q25])" office:value-type="string" office:string-value="X">
            <text:p>X</text:p>
          </table:table-cell>
          <table:table-cell table:style-name="ce106"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9"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129"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137"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string" office:string-value="X">
            <text:p>X</text:p>
          </table:table-cell>
          <table:table-cell table:style-name="ce106"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29"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43"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29"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29" table:formula="of:=VLOOKUP([.X31]+[.Y27];[.$B$7:.$M$22];[.X25])" office:value-type="string" office:string-value="X">
            <text:p>X</text:p>
          </table:table-cell>
          <table:table-cell table:style-name="ce129" table:formula="of:=VLOOKUP([.X31]+[.Z27];[.$B$7:.$M$22];[.X25])" office:value-type="string" office:string-value="X">
            <text:p>X</text:p>
          </table:table-cell>
          <table:table-cell table:style-name="ce129" table:formula="of:=VLOOKUP([.X31]+[.AA27];[.$B$7:.$M$22];[.X25])" office:value-type="string" office:string-value="X">
            <text:p>X</text:p>
          </table:table-cell>
          <table:table-cell table:style-name="ce129"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129"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43"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129"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G</text:p>
          </table:table-cell>
          <table:covered-table-cell table:number-columns-repeated="5" table:style-name="ce103"/>
          <table:table-cell table:style-name="ce117"/>
          <table:table-cell table:style-name="ce21" office:value-type="string" table:number-columns-spanned="6" table:number-rows-spanned="1">
            <text:p>b = 1</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G</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R = µ B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10" table:number-columns-spanned="2" table:number-rows-spanned="1">
            <text:p>10</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7" table:number-columns-spanned="2" table:number-rows-spanned="1">
            <text:p>7</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2"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0-2</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7" table:style-name="ce39" office:value-type="string">
            <text:p>X</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129" table:formula="of:=VLOOKUP([.Q28]+[.R27];[.$B$7:.$M$22];[.Q25])" office:value-type="float" office:value="1">
            <text:p>1</text:p>
          </table:table-cell>
          <table:table-cell table:style-name="ce43" table:formula="of:=VLOOKUP([.Q28]+[.S27];[.$B$7:.$M$22];[.Q25])" office:value-type="float" office:value="0">
            <text:p>0</text:p>
          </table:table-cell>
          <table:table-cell table:style-name="ce43" table:formula="of:=VLOOKUP([.Q28]+[.T27];[.$B$7:.$M$22];[.Q25])" office:value-type="string" office:string-value="X">
            <text:p>X</text:p>
          </table:table-cell>
          <table:table-cell table:style-name="ce129"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29" table:formula="of:=VLOOKUP([.X28]+[.Y27];[.$B$7:.$M$22];[.X25])" office:value-type="float" office:value="1">
            <text:p>1</text:p>
          </table:table-cell>
          <table:table-cell table:style-name="ce129" table:formula="of:=VLOOKUP([.X28]+[.Z27];[.$B$7:.$M$22];[.X25])" office:value-type="float" office:value="1">
            <text:p>1</text:p>
          </table:table-cell>
          <table:table-cell table:style-name="ce129" table:formula="of:=VLOOKUP([.X28]+[.AA27];[.$B$7:.$M$22];[.X25])" office:value-type="string" office:string-value="X">
            <text:p>X</text:p>
          </table:table-cell>
          <table:table-cell table:style-name="ce129"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129" table:formula="of:=VLOOKUP([.AE28]+[.AF27];[.$B$7:.$M$22];[.AE25])" office:value-type="float" office:value="1">
            <text:p>1</text:p>
          </table:table-cell>
          <table:table-cell table:style-name="ce129" table:formula="of:=VLOOKUP([.AE28]+[.AG27];[.$B$7:.$M$22];[.AE25])" office:value-type="float" office:value="1">
            <text:p>1</text:p>
          </table:table-cell>
          <table:table-cell table:style-name="ce43" table:formula="of:=VLOOKUP([.AE28]+[.AH27];[.$B$7:.$M$22];[.AE25])" office:value-type="string" office:string-value="X">
            <text:p>X</text:p>
          </table:table-cell>
          <table:table-cell table:style-name="ce43"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129" table:formula="of:=VLOOKUP([.AL28]+[.AM27];[.$B$7:.$M$22];[.AL25])" office:value-type="float" office:value="1">
            <text:p>1</text:p>
          </table:table-cell>
          <table:table-cell table:style-name="ce43" table:formula="of:=VLOOKUP([.AL28]+[.AN27];[.$B$7:.$M$22];[.AL25])" office:value-type="float" office:value="0">
            <text:p>0</text:p>
          </table:table-cell>
          <table:table-cell table:style-name="ce43" table:formula="of:=VLOOKUP([.AL28]+[.AO27];[.$B$7:.$M$22];[.AL25])" office:value-type="string" office:string-value="X">
            <text:p>X</text:p>
          </table:table-cell>
          <table:table-cell table:style-name="ce129"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129" table:formula="of:=VLOOKUP([.AS28]+[.AT27];[.$B$7:.$M$22];[.AS25])" office:value-type="float" office:value="1">
            <text:p>1</text:p>
          </table:table-cell>
          <table:table-cell table:style-name="ce43" table:formula="of:=VLOOKUP([.AS28]+[.AU27];[.$B$7:.$M$22];[.AS25])" office:value-type="float" office:value="0">
            <text:p>0</text:p>
          </table:table-cell>
          <table:table-cell table:style-name="ce43" table:formula="of:=VLOOKUP([.AS28]+[.AV27];[.$B$7:.$M$22];[.AS25])" office:value-type="string" office:string-value="X">
            <text:p>X</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129" table:formula="of:=VLOOKUP([.AZ28]+[.BA27];[.$B$7:.$M$22];[.AZ25])" office:value-type="float" office:value="1">
            <text:p>1</text:p>
          </table:table-cell>
          <table:table-cell table:style-name="ce43" table:formula="of:=VLOOKUP([.AZ28]+[.BB27];[.$B$7:.$M$22];[.AZ25])" office:value-type="float" office:value="0">
            <text:p>0</text:p>
          </table:table-cell>
          <table:table-cell table:style-name="ce43" table:formula="of:=VLOOKUP([.AZ28]+[.BC27];[.$B$7:.$M$22];[.AZ25])" office:value-type="string" office:string-value="X">
            <text:p>X</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string" office:string-value="X">
            <text:p>X</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29" table:formula="of:=VLOOKUP([.Q29]+[.R27];[.$B$7:.$M$22];[.Q25])" office:value-type="string" office:string-value="X">
            <text:p>X</text:p>
          </table:table-cell>
          <table:table-cell table:style-name="ce43" table:formula="of:=VLOOKUP([.Q29]+[.S27];[.$B$7:.$M$22];[.Q25])" office:value-type="string" office:string-value="X">
            <text:p>X</text:p>
          </table:table-cell>
          <table:table-cell table:style-name="ce43" table:formula="of:=VLOOKUP([.Q29]+[.T27];[.$B$7:.$M$22];[.Q25])" office:value-type="string" office:string-value="X">
            <text:p>X</text:p>
          </table:table-cell>
          <table:table-cell table:style-name="ce129"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29" table:formula="of:=VLOOKUP([.X29]+[.Y27];[.$B$7:.$M$22];[.X25])" office:value-type="string" office:string-value="X">
            <text:p>X</text:p>
          </table:table-cell>
          <table:table-cell table:style-name="ce129" table:formula="of:=VLOOKUP([.X29]+[.Z27];[.$B$7:.$M$22];[.X25])" office:value-type="string" office:string-value="X">
            <text:p>X</text:p>
          </table:table-cell>
          <table:table-cell table:style-name="ce129" table:formula="of:=VLOOKUP([.X29]+[.AA27];[.$B$7:.$M$22];[.X25])" office:value-type="string" office:string-value="X">
            <text:p>X</text:p>
          </table:table-cell>
          <table:table-cell table:style-name="ce129"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129" table:formula="of:=VLOOKUP([.AE29]+[.AF27];[.$B$7:.$M$22];[.AE25])" office:value-type="string" office:string-value="X">
            <text:p>X</text:p>
          </table:table-cell>
          <table:table-cell table:style-name="ce129" table:formula="of:=VLOOKUP([.AE29]+[.AG27];[.$B$7:.$M$22];[.AE25])" office:value-type="string" office:string-value="X">
            <text:p>X</text:p>
          </table:table-cell>
          <table:table-cell table:style-name="ce43" table:formula="of:=VLOOKUP([.AE29]+[.AH27];[.$B$7:.$M$22];[.AE25])" office:value-type="string" office:string-value="X">
            <text:p>X</text:p>
          </table:table-cell>
          <table:table-cell table:style-name="ce43"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29" table:formula="of:=VLOOKUP([.AL29]+[.AM27];[.$B$7:.$M$22];[.AL25])" office:value-type="string" office:string-value="X">
            <text:p>X</text:p>
          </table:table-cell>
          <table:table-cell table:style-name="ce43" table:formula="of:=VLOOKUP([.AL29]+[.AN27];[.$B$7:.$M$22];[.AL25])" office:value-type="string" office:string-value="X">
            <text:p>X</text:p>
          </table:table-cell>
          <table:table-cell table:style-name="ce43" table:formula="of:=VLOOKUP([.AL29]+[.AO27];[.$B$7:.$M$22];[.AL25])" office:value-type="string" office:string-value="X">
            <text:p>X</text:p>
          </table:table-cell>
          <table:table-cell table:style-name="ce129"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29"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43"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129"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29"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129"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9"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129"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129" table:formula="of:=VLOOKUP([.AE30]+[.AF27];[.$B$7:.$M$22];[.AE25])" office:value-type="string" office:string-value="X">
            <text:p>X</text:p>
          </table:table-cell>
          <table:table-cell table:style-name="ce129"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29"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129"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29"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43"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29"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129" table:formula="of:=VLOOKUP([.Q31]+[.R27];[.$B$7:.$M$22];[.Q25])" office:value-type="string" office:string-value="X">
            <text:p>X</text:p>
          </table:table-cell>
          <table:table-cell table:style-name="ce43" table:formula="of:=VLOOKUP([.Q31]+[.S27];[.$B$7:.$M$22];[.Q25])" office:value-type="string" office:string-value="X">
            <text:p>X</text:p>
          </table:table-cell>
          <table:table-cell table:style-name="ce43" table:formula="of:=VLOOKUP([.Q31]+[.T27];[.$B$7:.$M$22];[.Q25])" office:value-type="string" office:string-value="X">
            <text:p>X</text:p>
          </table:table-cell>
          <table:table-cell table:style-name="ce129"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29" table:formula="of:=VLOOKUP([.X31]+[.Y27];[.$B$7:.$M$22];[.X25])" office:value-type="string" office:string-value="X">
            <text:p>X</text:p>
          </table:table-cell>
          <table:table-cell table:style-name="ce129" table:formula="of:=VLOOKUP([.X31]+[.Z27];[.$B$7:.$M$22];[.X25])" office:value-type="string" office:string-value="X">
            <text:p>X</text:p>
          </table:table-cell>
          <table:table-cell table:style-name="ce129" table:formula="of:=VLOOKUP([.X31]+[.AA27];[.$B$7:.$M$22];[.X25])" office:value-type="string" office:string-value="X">
            <text:p>X</text:p>
          </table:table-cell>
          <table:table-cell table:style-name="ce129"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129" table:formula="of:=VLOOKUP([.AE31]+[.AF27];[.$B$7:.$M$22];[.AE25])" office:value-type="string" office:string-value="X">
            <text:p>X</text:p>
          </table:table-cell>
          <table:table-cell table:style-name="ce129"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43"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129" table:formula="of:=VLOOKUP([.AL31]+[.AM27];[.$B$7:.$M$22];[.AL25])" office:value-type="string" office:string-value="X">
            <text:p>X</text:p>
          </table:table-cell>
          <table:table-cell table:style-name="ce43"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129"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129"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43"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129"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A</text:p>
          </table:table-cell>
          <table:covered-table-cell table:number-columns-repeated="5" table:style-name="ce103"/>
          <table:table-cell table:style-name="ce117"/>
          <table:table-cell table:style-name="ce21" office:value-type="string" table:number-columns-spanned="6" table:number-rows-spanned="1">
            <text:p>b = 1</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a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R = µ B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4" table:number-columns-spanned="2" table:number-rows-spanned="1">
            <text:p>4</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3" table:number-columns-spanned="2" table:number-rows-spanned="1">
            <text:p>3</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1-2 (0 off)"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1-2 (0 off)</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7"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7" table:style-name="ce39" office:value-type="string">
            <text:p>X</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0">
            <text:p>0</text:p>
          </table:table-cell>
          <table:table-cell table:style-name="ce43" table:formula="of:=VLOOKUP([.Q28]+[.S27];[.$B$7:.$M$22];[.Q25])" office:value-type="float" office:value="0">
            <text:p>0</text:p>
          </table:table-cell>
          <table:table-cell table:style-name="ce129" table:formula="of:=VLOOKUP([.Q28]+[.T27];[.$B$7:.$M$22];[.Q25])" office:value-type="string" office:string-value="X">
            <text:p>X</text:p>
          </table:table-cell>
          <table:table-cell table:style-name="ce129"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05" table:formula="of:=VLOOKUP([.X28]+[.Y27];[.$B$7:.$M$22];[.X25])" office:value-type="float" office:value="0">
            <text:p>0</text:p>
          </table:table-cell>
          <table:table-cell table:style-name="ce43" table:formula="of:=VLOOKUP([.X28]+[.Z27];[.$B$7:.$M$22];[.X25])" office:value-type="float" office:value="1">
            <text:p>1</text:p>
          </table:table-cell>
          <table:table-cell table:style-name="ce43" table:formula="of:=VLOOKUP([.X28]+[.AA27];[.$B$7:.$M$22];[.X25])" office:value-type="string" office:string-value="X">
            <text:p>X</text:p>
          </table:table-cell>
          <table:table-cell table:style-name="ce43"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0">
            <text:p>0</text:p>
          </table:table-cell>
          <table:table-cell table:style-name="ce129" table:formula="of:=VLOOKUP([.AE28]+[.AG27];[.$B$7:.$M$22];[.AE25])" office:value-type="float" office:value="1">
            <text:p>1</text:p>
          </table:table-cell>
          <table:table-cell table:style-name="ce129" table:formula="of:=VLOOKUP([.AE28]+[.AH27];[.$B$7:.$M$22];[.AE25])" office:value-type="string" office:string-value="X">
            <text:p>X</text:p>
          </table:table-cell>
          <table:table-cell table:style-name="ce43"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0">
            <text:p>0</text:p>
          </table:table-cell>
          <table:table-cell table:style-name="ce43" table:formula="of:=VLOOKUP([.AL28]+[.AN27];[.$B$7:.$M$22];[.AL25])" office:value-type="float" office:value="0">
            <text:p>0</text:p>
          </table:table-cell>
          <table:table-cell table:style-name="ce129" table:formula="of:=VLOOKUP([.AL28]+[.AO27];[.$B$7:.$M$22];[.AL25])" office:value-type="string" office:string-value="X">
            <text:p>X</text:p>
          </table:table-cell>
          <table:table-cell table:style-name="ce129"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0">
            <text:p>0</text:p>
          </table:table-cell>
          <table:table-cell table:style-name="ce43" table:formula="of:=VLOOKUP([.AS28]+[.AU27];[.$B$7:.$M$22];[.AS25])" office:value-type="float" office:value="0">
            <text:p>0</text:p>
          </table:table-cell>
          <table:table-cell table:style-name="ce129" table:formula="of:=VLOOKUP([.AS28]+[.AV27];[.$B$7:.$M$22];[.AS25])" office:value-type="string" office:string-value="X">
            <text:p>X</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0">
            <text:p>0</text:p>
          </table:table-cell>
          <table:table-cell table:style-name="ce43" table:formula="of:=VLOOKUP([.AZ28]+[.BB27];[.$B$7:.$M$22];[.AZ25])" office:value-type="float" office:value="0">
            <text:p>0</text:p>
          </table:table-cell>
          <table:table-cell table:style-name="ce43" table:formula="of:=VLOOKUP([.AZ28]+[.BC27];[.$B$7:.$M$22];[.AZ25])" office:value-type="string" office:string-value="X">
            <text:p>X</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string" office:string-value="X">
            <text:p>X</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43" table:formula="of:=VLOOKUP([.Q29]+[.R27];[.$B$7:.$M$22];[.Q25])" office:value-type="string" office:string-value="X">
            <text:p>X</text:p>
          </table:table-cell>
          <table:table-cell table:style-name="ce43" table:formula="of:=VLOOKUP([.Q29]+[.S27];[.$B$7:.$M$22];[.Q25])" office:value-type="string" office:string-value="X">
            <text:p>X</text:p>
          </table:table-cell>
          <table:table-cell table:style-name="ce129" table:formula="of:=VLOOKUP([.Q29]+[.T27];[.$B$7:.$M$22];[.Q25])" office:value-type="string" office:string-value="X">
            <text:p>X</text:p>
          </table:table-cell>
          <table:table-cell table:style-name="ce129"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05" table:formula="of:=VLOOKUP([.X29]+[.Y27];[.$B$7:.$M$22];[.X25])" office:value-type="string" office:string-value="X">
            <text:p>X</text:p>
          </table:table-cell>
          <table:table-cell table:style-name="ce43" table:formula="of:=VLOOKUP([.X29]+[.Z27];[.$B$7:.$M$22];[.X25])" office:value-type="string" office:string-value="X">
            <text:p>X</text:p>
          </table:table-cell>
          <table:table-cell table:style-name="ce43" table:formula="of:=VLOOKUP([.X29]+[.AA27];[.$B$7:.$M$22];[.X25])" office:value-type="string" office:string-value="X">
            <text:p>X</text:p>
          </table:table-cell>
          <table:table-cell table:style-name="ce43"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string" office:string-value="X">
            <text:p>X</text:p>
          </table:table-cell>
          <table:table-cell table:style-name="ce129" table:formula="of:=VLOOKUP([.AE29]+[.AG27];[.$B$7:.$M$22];[.AE25])" office:value-type="string" office:string-value="X">
            <text:p>X</text:p>
          </table:table-cell>
          <table:table-cell table:style-name="ce129" table:formula="of:=VLOOKUP([.AE29]+[.AH27];[.$B$7:.$M$22];[.AE25])" office:value-type="string" office:string-value="X">
            <text:p>X</text:p>
          </table:table-cell>
          <table:table-cell table:style-name="ce43"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43" table:formula="of:=VLOOKUP([.AL29]+[.AM27];[.$B$7:.$M$22];[.AL25])" office:value-type="string" office:string-value="X">
            <text:p>X</text:p>
          </table:table-cell>
          <table:table-cell table:style-name="ce43" table:formula="of:=VLOOKUP([.AL29]+[.AN27];[.$B$7:.$M$22];[.AL25])" office:value-type="string" office:string-value="X">
            <text:p>X</text:p>
          </table:table-cell>
          <table:table-cell table:style-name="ce129" table:formula="of:=VLOOKUP([.AL29]+[.AO27];[.$B$7:.$M$22];[.AL25])" office:value-type="string" office:string-value="X">
            <text:p>X</text:p>
          </table:table-cell>
          <table:table-cell table:style-name="ce129"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43"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129"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43" table:formula="of:=VLOOKUP([.Q30]+[.R27];[.$B$7:.$M$22];[.Q25])" office:value-type="string" office:string-value="X">
            <text:p>X</text:p>
          </table:table-cell>
          <table:table-cell table:style-name="ce43" table:formula="of:=VLOOKUP([.Q30]+[.S27];[.$B$7:.$M$22];[.Q25])" office:value-type="string" office:string-value="X">
            <text:p>X</text:p>
          </table:table-cell>
          <table:table-cell table:style-name="ce129" table:formula="of:=VLOOKUP([.Q30]+[.T27];[.$B$7:.$M$22];[.Q25])" office:value-type="string" office:string-value="X">
            <text:p>X</text:p>
          </table:table-cell>
          <table:table-cell table:style-name="ce129"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05" table:formula="of:=VLOOKUP([.X30]+[.Y27];[.$B$7:.$M$22];[.X25])" office:value-type="string" office:string-value="X">
            <text:p>X</text:p>
          </table:table-cell>
          <table:table-cell table:style-name="ce43" table:formula="of:=VLOOKUP([.X30]+[.Z27];[.$B$7:.$M$22];[.X25])" office:value-type="string" office:string-value="X">
            <text:p>X</text:p>
          </table:table-cell>
          <table:table-cell table:style-name="ce43" table:formula="of:=VLOOKUP([.X30]+[.AA27];[.$B$7:.$M$22];[.X25])" office:value-type="string" office:string-value="X">
            <text:p>X</text:p>
          </table:table-cell>
          <table:table-cell table:style-name="ce43"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129" table:formula="of:=VLOOKUP([.AE30]+[.AG27];[.$B$7:.$M$22];[.AE25])" office:value-type="string" office:string-value="X">
            <text:p>X</text:p>
          </table:table-cell>
          <table:table-cell table:style-name="ce129"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29" table:formula="of:=VLOOKUP([.AL30]+[.AO27];[.$B$7:.$M$22];[.AL25])" office:value-type="string" office:string-value="X">
            <text:p>X</text:p>
          </table:table-cell>
          <table:table-cell table:style-name="ce129"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43"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43" table:formula="of:=VLOOKUP([.Q31]+[.S27];[.$B$7:.$M$22];[.Q25])" office:value-type="string" office:string-value="X">
            <text:p>X</text:p>
          </table:table-cell>
          <table:table-cell table:style-name="ce129" table:formula="of:=VLOOKUP([.Q31]+[.T27];[.$B$7:.$M$22];[.Q25])" office:value-type="string" office:string-value="X">
            <text:p>X</text:p>
          </table:table-cell>
          <table:table-cell table:style-name="ce129"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05"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43"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129" table:formula="of:=VLOOKUP([.AE31]+[.AG27];[.$B$7:.$M$22];[.AE25])" office:value-type="string" office:string-value="X">
            <text:p>X</text:p>
          </table:table-cell>
          <table:table-cell table:style-name="ce129" table:formula="of:=VLOOKUP([.AE31]+[.AH27];[.$B$7:.$M$22];[.AE25])" office:value-type="string" office:string-value="X">
            <text:p>X</text:p>
          </table:table-cell>
          <table:table-cell table:style-name="ce43"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43" table:formula="of:=VLOOKUP([.AL31]+[.AN27];[.$B$7:.$M$22];[.AL25])" office:value-type="string" office:string-value="X">
            <text:p>X</text:p>
          </table:table-cell>
          <table:table-cell table:style-name="ce129" table:formula="of:=VLOOKUP([.AL31]+[.AO27];[.$B$7:.$M$22];[.AL25])" office:value-type="string" office:string-value="X">
            <text:p>X</text:p>
          </table:table-cell>
          <table:table-cell table:style-name="ce129"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ce85"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ce85" office:value-type="string">
            <text:p>G</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B A</text:p>
          </table:table-cell>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ce85"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ce85"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ce85"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ce85"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ce85"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ce85"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ce85"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ce85"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ce85"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ce85"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ce85"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ce85"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 (none used)</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B</text:p>
          </table:table-cell>
          <table:covered-table-cell table:number-columns-repeated="5" table:style-name="ce103"/>
          <table:table-cell table:style-name="ce117"/>
          <table:table-cell table:style-name="ce21" office:value-type="string" table:number-columns-spanned="6" table:number-rows-spanned="1">
            <text:p>b = -H</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a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0</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a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3" table:number-columns-spanned="2" table:number-rows-spanned="1">
            <text:p>3</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2" table:number-columns-spanned="2" table:number-rows-spanned="1">
            <text:p>2</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4" table:default-cell-style-name="ce155"/>
        <table:table-column table:style-name="co10" table:default-cell-style-name="Default"/>
        <table:table-column table:style-name="co11" table:default-cell-style-name="Default"/>
        <table:table-column table:style-name="co12"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2" office:value-type="string" table:number-columns-spanned="4" table:number-rows-spanned="1">
            <text:p>expression</text:p>
          </table:table-cell>
          <table:covered-table-cell table:number-columns-repeated="3" table:style-name="ce152"/>
          <table:table-cell table:style-name="ce152"/>
          <table:table-cell table:style-name="ce152" office:value-type="string">
            <text:p>expected</text:p>
          </table:table-cell>
          <table:table-cell table:style-name="ce152" office:value-type="string">
            <text:p>actual</text:p>
          </table:table-cell>
          <table:table-cell table:style-name="ce152" office:value-type="string">
            <text:p>result</text:p>
          </table:table-cell>
          <table:table-cell/>
        </table:table-row>
        <table:table-row table:style-name="ro6">
          <table:covered-table-cell/>
          <table:table-cell table:style-name="ce152"/>
          <table:table-cell table:style-name="ce152" office:value-type="string">
            <text:p>arg0</text:p>
          </table:table-cell>
          <table:table-cell table:style-name="ce152" office:value-type="string">
            <text:p>arg1</text:p>
          </table:table-cell>
          <table:table-cell table:style-name="ce152" office:value-type="string">
            <text:p>arg2</text:p>
          </table:table-cell>
          <table:table-cell table:style-name="ce152" office:value-type="string">
            <text:p># args</text:p>
          </table:table-cell>
          <table:table-cell table:style-name="ce152" table:number-columns-repeated="3"/>
          <table:table-cell/>
        </table:table-row>
        <table:table-row table:style-name="ro6">
          <table:table-cell/>
          <table:table-cell table:style-name="ce153" table:number-columns-repeated="8"/>
          <table:table-cell/>
        </table:table-row>
        <table:table-row table:style-name="ro2">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56" table:formula="of:=IF([.A4];-1;IF([.G4]&lt;&gt;[.H4];0;1))" office:value-type="float" office:value="-1">
            <text:p>SKIP (-1)</text:p>
          </table:table-cell>
          <table:table-cell table:style-name="ce157"/>
        </table:table-row>
        <table:table-row table:style-name="ro2">
          <table:table-cell/>
          <table:table-cell table:style-name="ce154" table:number-columns-repeated="5"/>
          <table:table-cell table:number-columns-repeated="2"/>
          <table:table-cell table:style-name="ce156" table:formula="of:=IF([.A5];-1;IF([.G5]&lt;&gt;[.H5];0;1))" office:value-type="float" office:value="1">
            <text:p>PASS (1)</text:p>
          </table:table-cell>
          <table:table-cell table:style-name="ce157"/>
        </table:table-row>
        <table:table-row table:style-name="ro2">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56" table:formula="of:=IF([.A6];-1;IF([.G6]&lt;&gt;[.H6];0;1))" office:value-type="float" office:value="1">
            <text:p>PASS (1)</text:p>
          </table:table-cell>
          <table:table-cell/>
        </table:table-row>
        <table:table-row table:style-name="ro2">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56" table:formula="of:=IF([.A7];-1;IF([.G7]&lt;&gt;[.H7];0;1))" office:value-type="float" office:value="1">
            <text:p>PASS (1)</text:p>
          </table:table-cell>
          <table:table-cell/>
        </table:table-row>
        <table:table-row table:style-name="ro2">
          <table:table-cell/>
          <table:table-cell/>
          <table:table-cell table:number-columns-repeated="3"/>
          <table:table-cell table:formula="of:=IF(ISBLANK([.C8]);0;IF(ISBLANK([.D8]);1;IF(ISBLANK([.E7]);2;3)))" office:value-type="float" office:value="0">
            <text:p>0</text:p>
          </table:table-cell>
          <table:table-cell table:number-columns-repeated="2"/>
          <table:table-cell table:style-name="ce156" table:formula="of:=IF([.A8];-1;IF([.G8]&lt;&gt;[.H8];0;1))" office:value-type="float" office:value="1">
            <text:p>PASS (1)</text:p>
          </table:table-cell>
          <table:table-cell/>
        </table:table-row>
        <table:table-row table:style-name="ro2">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56" table:formula="of:=IF([.A9];-1;IF([.G9]&lt;&gt;[.H9];0;1))" office:value-type="float" office:value="1">
            <text:p>PASS (1)</text:p>
          </table:table-cell>
          <table:table-cell/>
        </table:table-row>
        <table:table-row table:style-name="ro2">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56" table:formula="of:=IF([.A10];-1;IF([.G10]&lt;&gt;[.H10];0;1))" office:value-type="float" office:value="1">
            <text:p>PASS (1)</text:p>
          </table:table-cell>
          <table:table-cell/>
        </table:table-row>
        <table:table-row table:style-name="ro2">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56" table:formula="of:=IF([.A11];-1;IF([.G11]&lt;&gt;[.H11];0;1))" office:value-type="float" office:value="1">
            <text:p>PASS (1)</text:p>
          </table:table-cell>
          <table:table-cell/>
        </table:table-row>
        <table:table-row table:style-name="ro2">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56" table:formula="of:=IF([.A12];-1;IF([.G12]&lt;&gt;[.H12];0;1))" office:value-type="float" office:value="1">
            <text:p>PASS (1)</text:p>
          </table:table-cell>
          <table:table-cell/>
        </table:table-row>
        <table:table-row table:style-name="ro2">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56" table:formula="of:=IF([.A13];-1;IF([.G13]&lt;&gt;[.H13];0;1))" office:value-type="float" office:value="1">
            <text:p>PASS (1)</text:p>
          </table:table-cell>
          <table:table-cell/>
        </table:table-row>
        <table:table-row table:style-name="ro2">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56" table:formula="of:=IF([.A14];-1;IF([.G14]&lt;&gt;[.H14];0;1))" office:value-type="float" office:value="1">
            <text:p>PASS (1)</text:p>
          </table:table-cell>
          <table:table-cell/>
        </table:table-row>
        <table:table-row table:style-name="ro2">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56" table:formula="of:=IF([.A15];-1;IF([.G15]&lt;&gt;[.H15];0;1))" office:value-type="float" office:value="1">
            <text:p>PASS (1)</text:p>
          </table:table-cell>
          <table:table-cell/>
        </table:table-row>
        <table:table-row table:style-name="ro2">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56" table:formula="of:=IF([.A16];-1;IF([.G16]&lt;&gt;[.H16];0;1))" office:value-type="float" office:value="1">
            <text:p>PASS (1)</text:p>
          </table:table-cell>
          <table:table-cell/>
        </table:table-row>
        <table:table-row table:style-name="ro2">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56" table:formula="of:=IF([.A17];-1;IF([.G17]&lt;&gt;[.H17];0;1))" office:value-type="float" office:value="1">
            <text:p>PASS (1)</text:p>
          </table:table-cell>
          <table:table-cell/>
        </table:table-row>
        <table:table-row table:style-name="ro2">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56" table:formula="of:=IF([.A18];-1;IF([.G18]&lt;&gt;[.H18];0;1))" office:value-type="float" office:value="1">
            <text:p>PASS (1)</text:p>
          </table:table-cell>
          <table:table-cell/>
        </table:table-row>
        <table:table-row table:style-name="ro2">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56" table:formula="of:=IF([.A19];-1;IF([.G19]&lt;&gt;[.H19];0;1))" office:value-type="float" office:value="1">
            <text:p>PASS (1)</text:p>
          </table:table-cell>
          <table:table-cell/>
        </table:table-row>
        <table:table-row table:style-name="ro2">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56" table:formula="of:=IF([.A20];-1;IF([.G20]&lt;&gt;[.H20];0;1))" office:value-type="float" office:value="1">
            <text:p>PASS (1)</text:p>
          </table:table-cell>
          <table:table-cell/>
        </table:table-row>
        <table:table-row table:style-name="ro2">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56" table:formula="of:=IF([.A21];-1;IF([.G21]&lt;&gt;[.H21];0;1))" office:value-type="float" office:value="1">
            <text:p>PASS (1)</text:p>
          </table:table-cell>
          <table:table-cell/>
        </table:table-row>
        <table:table-row table:style-name="ro2">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56" table:formula="of:=IF([.A22];-1;IF([.G22]&lt;&gt;[.H22];0;1))" office:value-type="float" office:value="1">
            <text:p>PASS (1)</text:p>
          </table:table-cell>
          <table:table-cell/>
        </table:table-row>
        <table:table-row table:style-name="ro2">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56" table:formula="of:=IF([.A23];-1;IF([.G23]&lt;&gt;[.H23];0;1))" office:value-type="float" office:value="1">
            <text:p>PASS (1)</text:p>
          </table:table-cell>
          <table:table-cell/>
        </table:table-row>
        <table:table-row table:style-name="ro2">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56" table:formula="of:=IF([.A24];-1;IF([.G24]&lt;&gt;[.H24];0;1))" office:value-type="float" office:value="1">
            <text:p>PASS (1)</text:p>
          </table:table-cell>
          <table:table-cell/>
        </table:table-row>
        <table:table-row table:style-name="ro2">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56" table:formula="of:=IF([.A25];-1;IF([.G25]&lt;&gt;[.H25];0;1))" office:value-type="float" office:value="1">
            <text:p>PASS (1)</text:p>
          </table:table-cell>
          <table:table-cell/>
        </table:table-row>
        <table:table-row table:style-name="ro2">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56" table:formula="of:=IF([.A26];-1;IF([.G26]&lt;&gt;[.H26];0;1))" office:value-type="float" office:value="1">
            <text:p>PASS (1)</text:p>
          </table:table-cell>
          <table:table-cell/>
        </table:table-row>
        <table:table-row table:style-name="ro2">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56"/>
          <table:table-cell/>
        </table:table-row>
        <table:table-row table:style-name="ro2">
          <table:table-cell table:number-columns-repeated="2"/>
          <table:table-cell table:number-columns-repeated="2"/>
          <table:table-cell/>
          <table:table-cell table:formula="of:=IF(ISBLANK([.C28]);0;IF(ISBLANK([.D28]);1;IF(ISBLANK([.E#REF!]);2;3)))" office:value-type="float" office:value="0">
            <text:p>0</text:p>
          </table:table-cell>
          <table:table-cell table:number-columns-repeated="2"/>
          <table:table-cell table:style-name="ce156"/>
          <table:table-cell/>
        </table:table-row>
        <table:table-row table:style-name="ro2" table:number-rows-repeated="18">
          <table:table-cell table:number-columns-repeated="8"/>
          <table:table-cell table:style-name="ce156"/>
          <table:table-cell/>
        </table:table-row>
        <table:table-row table:style-name="ro2" table:number-rows-repeated="1048529">
          <table:table-cell table:number-columns-repeated="10"/>
        </table:table-row>
        <table:table-row table:style-name="ro2">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9">09.04.2017</text:date>, <text:time>20:32:24</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09T20:32:24.73</dc:date>
    <meta:editing-duration>P134DT7H16M25S</meta:editing-duration>
    <meta:editing-cycles>336</meta:editing-cycles>
    <meta:generator>OpenOffice/4.1.2$Win32 OpenOffice.org_project/412m3$Build-9782</meta:generator>
    <meta:document-statistic meta:table-count="10" meta:cell-count="7665"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some " &amp; typeOf(args)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fName As String,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Select Case fName
		Case "assertEqual":	
		Case "assertThrows"
		Case "i_will_throw0"
		Case Else
			If Not(existsF(fName)) Then
				croak("assertThrows: unknown fn " &amp; toString(fName))
			End If
	End Select
On Local Error Goto Boom
	testLevel = testLevel + 1
	Select Case fName
		Case "assertEqual": 	fResult = assertEqual(args(k), args(k+1))
		Case "assertThrows"
			If n = 2 Then
				fResult = assertThrows(args(k), args(k+1))
			ElseIf n = 3 Then
				fResult = assertThrows(args(k), args(k+1), args(k+2))
			Else
				croak("assertThrows: expected Array of 2 or 3 args but got" &amp; chr(13) &amp; toString(args))
			End If
		Case "i_will_throw0":	fResult = i_will_throw0()
		Case Else
			fResult = applyToList(fName, toList(args))
	End Select
	testLevel = testLevel - 1
	a = "no error"
	x = IIf(IsMissing(errNo), "an error", "error " &amp; errNo)
	Set result = mkFail(a, x, _
		"expected fn '" &amp; fName &amp; "' to yield " &amp; x &amp; " on args" _
			&amp; chr(13) &amp; _argsStr(fName, args) _
			&amp; chr(13) &amp; "returned " &amp; _argsStr(fName, fResult) _
	)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i_will_throw0()
	Dim foo As Object
	i_will_throw0 = foo.provoke.an.error
End Function

Function test_Test()
	test_assertEqual()
	test_assertThrows()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assertThrows("assertThrows", Array()).x
	
	' inner assertThrows throws because *IT* gets no valid arg array to pass on (so the outer passes)
	assertThrows("assertThrows", Array("assertEqual", 2, 2)).x

'	assertFails("assertThrows", Array("assertEqual", Array(2, 2))).x
'	assertFails("assertThrows", Array("assertEqual", Array(2, 3))).x

'	assertPasses("assertThrows", Array("i_will_throw0", Nothing)).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x As Variant)
	isString = (typeOf(x) = typeOf(""))
End Function

Function _tyname(o As Object)
	_tyname = o.tyname
End Function

Sub croak(msg As String)
	Dim provoke As Object
	If (testLevel = 0) Then
		MsgBox(msg)
	End If
	MsgBox(provoke.AnError)
End Sub

' I = \x.x
Function id(x As Variant)
	id = x
End Function

' K = \x y.x
Function fstArg(x As Variant, y As Variant)
	fstArg = x
End Function

' K I = (\b x.b) (\y.y) = \x.\y.y = \x y.y
Function sndArg(x As Variant, y As Variant)
	sndArg = y
End Function

Function swap(fn As Variant, x As Variant, y As Variant)
	swap = apply(fn, y, x)
End Function

' B = \f g x.f (g x)
Function compose(Optional ByVal f As Variant, Optional ByVal g As Variant, Optional x As Variant)
	Static oFn As Object : If isNull(oFn) Then : Set oFn = lookupFn("compose") : End If
	Dim result As Variant
	If isMissing(f) Then
		result = oFn
	Else
		If isString(f) Then
			f = lookupFn(f)
		End If
		If isMissing(g) Then
			result = apply1(result, f)
		Else
			If isString(g) Then
				g = lookupFn(g)
			End If
			If isMissing(x) Then
				result = apply1(apply1(oFn, f), g)
			Else
				result = apply1(f, apply1(g, x))
			End If
		End If
	End If
	'compose = apply(f, apply(g, x))
	compose = result
End Function

Function concat(a As String, b As String) As String
	concat = a &amp; b
End Function

Function add(Optional a As Long, Optional b As Long)
	Static oFn As Object : If isNull(oFn) Then : Set oFn = lookupFn("add") : End If
	Dim result As Variant
	If isMissing(a) Then
		result = oFn
	Else
		If isMissing(b) Then
			result = apply1(oFn, a)
		Else
			result = CLng(a + b)
		End If
	End If
	add = result
End Function

Function mul(Optional a As Long, Optional b As Long)
	Static oFn As Object : If isNull(oFn) Then : Set oFn = lookupFn("mul") : End If
	Dim result As Variant
	If isMissing(a) Then
		result = oFn
	Else
		If isMissing(b) Then
			result = apply1(oFn, a)
		Else
			result = CLng(a * b)
		End If
	End If
	mul = result
End Function

Function startsWith(s As String, prefix As String) 
	startsWith = ((Len(prefix) &lt;= Len(s)) And (Mid(s, 1, Len(prefix)) = prefi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If Not(existsF(toStrFnName)) Then
						croak("toString: unknown fn '" &amp; toStrFnName &amp; "'")
					Else
						result = apply(toStrFnName,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_concat()
	test_typeOf()
	test_isString()
	test_toString()
	test_id()
	test_fstArg()
	test_sndArg()
	test_add()
	test_mul()
	test_equ()
	test_readHex()
End Function

Function test_concat()
	assertEqual(concat("", ""), "").x
	assertEqual(concat("a", ""), "a").x
	assertEqual(concat("a", "b"), "ab").x
	assertEqual(concat("a", "bc"), "abc").x
	assertEqual(concat("ab", "c"), "abc").x
	
	assertEqual(arityF("concat"), 2).x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isString"),				  1).x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End Function

Function test_id()
	assertEqual(arityF("id"), 1).x

	assertEqual(id(Empty), Empty).x
	assertEqual(id(Nothing), Nothing).x
	
	assertEqual(id(0), 0).x
	assertEqual(id(1), 1).x
	assertEqual(id(-2), -2).x
	assertEqual(id("a"), "a").x
	assertEqual(id("b"), "b").x
End Function

Function test_fstArg()
	assertEqual(arityF("fstArg"), 2).x

	assertEqual(fstArg(1, 2), 1).x
	assertEqual(fstArg(2, 1), 2).x
	assertEqual(fstArg("a", "b"), "a").x
	assertEqual(fstArg("b", "a"), "b").x
End Function

Function test_sndArg()
	assertEqual(arityF("sndArg"), 2).x

	assertEqual(sndArg(1, 2), 2).x
	assertEqual(sndArg(2, 1), 1).x
	assertEqual(sndArg("a", "b"), "b").x
	assertEqual(sndArg("b", "a"), "a").x
End Function

Function test_add()
	assertEqual(add( 0,  0),  0).x
	assertEqual(add( 0,  1),  1).x
	assertEqual(add( 1,  1),  2).x
	assertEqual(add( 1,  1),  2).x
	assertEqual(add( 1, -1),  0).x
	assertEqual(add(-1, -1), -2).x
	assertEqual(add( 2,  2),  4).x
	
	assertEqual(add(42, 4711), 		42 + 4711).x
	assertEqual(add(65535, 65535), 	CLng(65535 * 2)).x	' not limited to 16 bit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head As Variant
	tail As TList
	len As Integer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Static result As New TList	' uninitialized instance at first
	result.tyname = "TList"
	nil = result
End Function

Function isNil(xs As TList)
	isNil = (xs.len = 0)
End Function

Function length(xs As TList)
	length = xs.len
End Function

Function cons(x As Variant, xs As TList)
	Dim result As New TList
	result.tyname = xs.tyname
	result.head = x
	result.tail = xs
	result.len = xs.len + 1
	cons = result
End Function

Function car(xs As TList) As Variant
	If isNil(xs) Then
		croak("car: nil")
	Else
		car = xs.head
	End If
End Function

Function cdr(xs As TList) As TList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Variant)
	Dim result As TList
	If IsArray(xs) Then
		result = filter(fn, toList(xs))
	Else
		Dim x As Variant
		result = nil
		While Not(isNil(xs))
			x = car(xs)
			If (apply(fn, x)) Then
				result = cons(x, result)
			End If
			xs = cdr(xs)
		Wend
	End If
	filter = result
End Function

Function foldl(fn As Variant, acc As Variant, ByVal xs As Variant)
	Dim result As Variant
	If IsArray(xs) Then
		result = foldl(fn, acc, toList(xs))
	Else
		result = acc
		While Not(isNil(xs))
			result = apply(fn, result, car(xs))
			xs = cdr(xs)
		Wend
	End If
	foldl = result
End Function

Function foldl1(fn As Variant, ByVal xs As Variant)
	If isNil(xs) Then
		croak("foldl1 on nil")
	End If
	foldl1 = foldl(fn, car(xs), cdr(xs))
End Function

Function foldr(fn As Variant, ByVal acc As Variant, xs As Variant)
	Dim result As Variant
	If IsNil(xs) Then
		result = acc
	ElseIf IsArray(xs) Then
		result = foldr(fn, acc, toList(xs))
	Else
		result = apply(fn, xs.head, foldr(fn, acc, xs.tail))
	End If
	foldr = result
End Function

' Cannot name this function "append", seems to be a BASIC keyword(?)
Function adjoin(xs As TList, ys As TList)
	adjoin = foldr("cons", ys, xs)
End Function

' Normally this is called "concat" but we already have that for Strings
Function flatten(xs As TList)
	flatten = foldl("adjoin", nil, xs)
End Function

Function reverse(xs As TList)
	Dim result As TList
	If xs.len &lt;= 1 Then
		result = xs
	Else
		result = foldl(apply("swap", lookupFn("cons")), nil, xs)
'		result = foldl(swap(cons), nil, xs)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fnApp()
	test_List_typeOfAndToString()
	test_List_List()
	test_List_car()
	test_List_cdr()
	test_List_map()
	test_List_filter()
	test_List_adjoin()
	test_List_flatten()
	test_List_reverse()
	test_List_equ()
End Function

Function test_List_isNil_and_cons()
	assertEqual(isNil(nil), True).x
	assertThrows("isNil", Array()).x
	assertThrows("isNil", Array(Empty)).x
	assertThrows("isNil", Array(Nothing)).x
	assertEqual(isNil(cons(nil, nil)), False).x
	assertEqual(isNil(cons(0, nil)), False).x
	assertEqual(isNil(cons("", nil)), False).x
	
	assertEqual(apply("isNil", nil), True).x
		
	'assertEqual(toString(isNil(Empty)), "['isNil', True, 1]").x
	'assertEqual(apply(isNil, Nothing), True).x
End Function

Function test_List_fnApp()
	assertEqual(arityF("TList_toString"), 1).x
	assertEqual(arityF("cons"), 2).x
	assertEqual(arityF("reverse"),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assertThrows("List", Array(0, 1, 2, 3, 4, 5, 6, 7, 8, 9, 10)).x
	
	assertEqual(toString(test_List_foo(5)), "[5]").x
	assertEqual(toString(test_List_foo(5, 7)), "[5, 7]").x
End Function

Function test_List_car()
	assertThrows("car", Array(nil)).x
	assertEqual(car(List(1   )), 1).x
	assertEqual(car(List(2, 1)), 2).x
End Function

Function test_List_cdr()
	assertThrows("cdr", Array(nil)).x
	assertEqual(toString(cdr(List(1   ))), "[]").x
	assertEqual(toString(cdr(List(2, 1))),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Sub Main
	test_Fn()
End Sub


Function fnObjs()
	Static result As Object
	If IsNull(result) Then
		result = toList(Array(_
			List("isString",		True, 1), _
			List("toString",		True, 1), _
			List("id",				True, 1), _
			List("fstArg",			True, 2), _
			List("sndArg",			True, 2), _
			List("swap",			True, 3), _
			List("compose",			True, 3), _
			List("add",				True, 2), _
			List("mul",				True, 2), _
			List("equ",				True, 2), _
			List("ite",				True, 3), _
			List("concat",			True, 2), _
			List("asc",				True, 1), _
			List("chr",				True, 1), _
			List("readHex",			True, 1), _
			_
			List("existsF",			True, 1), _
			List("arityF", 			True, 1), _
			List("applyToList",		True, 2), _
			_
			List("TList_toString",	True, 1), _
			List("TList_equ",		True, 2), _
			List("isNil",			True, 1), _
			List("cons",			True, 2), _
			List("car",				True, 1), _
			List("cdr",				True, 1), _
			List("cadr",			True, 1), _
			List("caddr",			True, 1), _
			List("foldl",			True, 3), _
			List("foldr",			True, 3), _
			List("foldl1",			True, 2), _
			List("foldr1",			True, 2), _
			List("map",				True, 2), _
			List("filter",			True, 2), _
			List("adjoin",			True, 2), _
			List("flatten",			True, 1), _
			List("reverse",			True, 1)_
			_
		))
	End If
	fnObjs = result
End Function

Function lookupFn(name As String) As Variant
	Dim result As Variant
	Dim fs As Object
	fs = fnObjs
	While Not(isNil(fs))
		If (car(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isPartialApp(fn As Object) As Boolean
	isPartialApp = (typeOf(car(fn)) = typeOf(nil)) And (length(fn) = 2)
End Function

Function isBuiltinFn(fn As Object) As Boolean
	Dim result As Boolean
	If isPartialApp(fn) Then
		result = False
	Else
		result = cadr(fn)
	End If
	isBuiltinFn = result
End Function

Function partialArgs(fn As Object)	' ATTENTION: stored in reverse order!
	Dim result As Object
	If isPartialApp(fn) Then
		result = cadr(fn)
	Else
		result = nil
	End If
	partialArgs = result
End Function

Function arity(fn As Object) As Integer
	Dim result As Integer
	If isPartialApp(fn) Then
		result = arity(car(fn)) - length(partialArgs(fn))
	Else
		result = caddr(fn)
	End If
	arity = result
End Function

Function apply1(ByVal fn As Object, ByVal arg As Variant)
	Dim result As Variant, r As Integer
	r = arity(fn)
	If r &lt; 1 Then
		croak("apply1: cannot apply " &amp; chr(13) &amp; "  " &amp; toString(fn) &amp; chr(13) &amp; "arity=" &amp; r)
	ElseIf r = 1 Then
		result = applyLast(fn, arg)
	Else
		If isPartialApp(fn) Then
			result = List(car(fn), cons(arg, partialArgs(fn)))
		Else
			result = List(fn, List(arg))
		End If
	End If
	apply1 = result
End Function

Function applyLast(ByVal fn As Object, ByVal arg As Variant)
	Dim result As Variant
	If arity(fn) &lt;&gt; 1 Then
		croak("applyLast: cannot apply " &amp; chr(13) &amp; "  " &amp; toString(fn) &amp; chr(13) &amp; "arity=" &amp; arity(fn))
	End If
	Dim fName As String, reverseArgs As Object
	If isPartialApp(fn) Then
		reverseArgs = cadr(fn)
		fn = car(fn)
	Else
		reverseArgs = nil
	End If
	reverseArgs = cons(arg, reverseArgs)
	fName = car(fn)
	If isBuiltinFn(fn) Then
		result = applyBuiltinRev(fn, reverseArgs)
	Else
		croak("NYI: applyLast/non-builtin " &amp; fName)
	End If
	applyLast = result
End Function

Function applyBuiltinRev(ByVal fn As Object, ByVal reverseArgs As Object)
	Dim result As Variant
	If Not(isBuiltinFn(fn)) Then
		croak("applyBuiltinRev: not a builtin fn:" &amp; chr(13) &amp; toString(fn))
	End If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car(fn)
		Case "arityF":			result = arityF(		a(0)				)
		Case "existsF":			result = existsF(		a(0)				)
		Case "applyToList":		result = applyToList(	a(0), a(1)			)
		Case "id":				result = id(			a(0)				)
		Case "fstArg":			result = fstArg(		a(0), a(1)			)
		Case "sndArg":			result = sndArg(		a(0), a(1)			)
		Case "swap":			result = swap(			a(0), a(1), a(2)	)
		Case "compose":			result = compose(		a(0), a(1), a(2)	)
		Case "add":				result = add(			a(0), a(1)			)
		Case "mul":				result = mul(			a(0), a(1)			)
		Case "equ":				result = equ(			a(0), a(1)			)
		Case "concat":			result = concat(		a(0), a(1)			)
		Case "asc":				result = asc(			a(0)				)
		Case "chr":				result = chr(			a(0)				)
		Case "readHex":			result = readHex(		a(0)				)
		Case "isString":		result = isString(		a(0)				)
		Case "toString":		result = toString(		a(0)				)
		Case "TList_toString":	result = TList_toString(a(0)				)
		Case "TList_equ":		result = TList_equ(		a(0), a(1)			)
		Case "isNil":			result = isNil(			a(0)				)
		Case "cons":			result = cons(			a(0), a(1)			)
		Case "snoc":			result = snoc(			a(0), a(1)			)
		Case "car":				result = car(			a(0)				)
		Case "cdr":				result = cdr(			a(0)				)
		Case "cadr":			result = cadr(			a(0)				)
		Case "caddr":			result = caddr(			a(0)				)
		Case "map":				result = map(			a(0), a(1)			)
		Case "foldl":			result = foldl(			a(0), a(1), a(2)	)
		Case "foldr":			result = foldr(			a(0), a(1), a(2)	)
		Case "foldl1":			result = foldl1(		a(0), a(1)			)
		Case "foldr1":			result = foldr1(		a(0), a(1)			)
		Case "filter":			result = filter(		a(0), a(1)			)
		Case "adjoin":			result = adjoin(		a(0), a(1)			)
		Case "flatten":			result = flatten(		a(0)				)
		Case "reverse":			result = reverse(		a(0)				)
		Case Else
			croak("applyBuiltinRev: unknown function '" &amp; car(fn) &amp; "'")
	End Select	
	applyBuiltinRev = result
End Function

Function applyToList(ByVal fn As Variant, ByVal args As Object)
	Dim result As Variant
	Dim fName As String
	If isString(fn) Then
		fName = fn
		fn = lookupFn(fName)
		If isEmpty(fn) Or isNull(fn) Then
			croak("applyToList: unknown function " &amp; fName)
		End If
	ElseIf isEmpty(fn) Or isNull(fn) Then
		croak("applyToList: invalid fn " &amp; toString(fn))
	End If
	If isNil(args) Then
		Dim fstr As String
		fstr = toString(fn)
		croak("applyToList: empty args list for " &amp; chr(13) &amp; fstr)
	Else
		result = fn
		While Not(isNil(args))
			result = apply1(result, car(args))
			args = cdr(args)
		Wend
	End If
	applyToList = result
End Function

Function apply(ByVal fn As Variant, a0, Optional a1, Optional a2, Optional a3, Optional a4, Optional a5, Optional a6, Optional a7, Optional a8, Optional a9, Optional a10)
	Dim args As Object
	Dim fName As String
	If isString(fn) Then
		fName = fn
		fn = lookupFn(fName)
		If isEmpty(fn) Or isNull(fn) Then
			croak("apply: unknown function " &amp; fName)
		End If
	ElseIf isEmpty(fn) Or isNull(fn) Then
		croak("apply: invalid fn " &amp; toString(fn))
	End If
	args = List(a0, a1, a2, a3, a4, a5, a6, a7, a8, a9, a10)
	apply = applyToList(fn, args)
End Function

'= tests ============================================================

Function blaha(ByVal xs As Object)
	xs.len = 1
	xs = nil
	blaha = xs
End Function

Function test_Fn()
	Dim i As Integer
	Dim xs As Object
	xs = List("x", "y")
	assertEqual(toString(blaha(xs)), "[]").x
	'assertEqual(toString(xs), "['x', 'y']").x
	assertEqual(lookupFn("non-existent"), Empty).x
	
	Dim fId As Variant
	fId = lookupFn("id")
	assertEqual(arity(fId), 1).x
	assertEqual(apply(fId, 0), id(0)).x

	Dim fCar As Variant
	fCar = lookupFn("car")
	assertEqual(isPartialApp(fCar), False).x
	assertEqual(isBuiltinFn(fCar), True).x
	assertEqual(isNil(partialArgs(fCar)), True).x
	assertEqual(arity(fCar), 1).x
	
	assertEqual( apply1(fCar, List(9)), 9 ).x
	assertEqual( apply1(fCar, List("a")), "a" ).x
		
	Dim fEqu As Variant
	fEqu = lookupFn("equ")
	assertEqual(isPartialApp(fEqu), False).x
	assertEqual(isBuiltinFn(fEqu), True).x
	assertEqual(isNil(partialArgs(fEqu)), True).x
	assertEqual(arity(fEqu), 2).x
	assertEqual(apply(fEqu, 1, 2), False).x
	assertEqual(apply(fEqu, 1, 1), True).x
	assertEqual(apply("equ", 1, 2), False).x
	assertEqual(apply("equ", 1, 1), True).x
	
	Dim eq5 As Variant
	eq5 = apply(fEqu, 5)
	assertEqual(isPartialApp(eq5), True).x
	assertEqual(isBuiltinFn(eq5), False).x
	assertEqual(isNil(partialArgs(eq5)), False).x
	assertEqual(arity(eq5), 1).x
	
	Dim eq5_7 As Variant
	eq5_7 = apply1(eq5, 7)
	assertEqual(eq5_7, False).x

	Dim eq5_5 As Variant
	eq5_5 = apply1(eq5, 5)
	assertEqual(eq5_5, True).x

	Dim konst5 As Variant
	konst5 = apply1(lookupFn("fstArg"), 5)
	assertEqual(isPartialApp(konst5), True).x
	assertEqual(isBuiltinFn(konst5), False).x
	assertEqual(arity(konst5), 1).x
	assertEqual(apply1(konst5, 7), 5).x
		
	Dim sndArg5 As Variant
	sndArg5 = apply1(lookupFn("sndArg"), 5)
	assertEqual(isPartialApp(sndArg5), True).x
	assertEqual(isBuiltinFn(sndArg5), False).x
	assertEqual(arity(sndArg5), 1).x
	assertEqual(apply1(sndArg5, 7), 7).x
		
	Dim ite As Variant
	ite = lookupFn("ite")
	assertEqual(isPartialApp(ite), False).x
	assertEqual(isBuiltinFn(ite), True).x
	assertEqual(arity(ite), 3).x

	Dim iteFalse As Variant
	iteFalse = apply1(ite, False)
	assertEqual(isPartialApp(iteFalse), True).x
	assertEqual(isBuiltinFn(iteFalse), False).x
	assertEqual(arity(iteFalse), 2).x

	Dim iteFalse42 As Variant
	iteFalse42 = apply1(iteFalse, 42)
	assertEqual(isPartialApp(iteFalse42), True).x
	assertEqual(isBuiltinFn(iteFalse42), False).x
	assertEqual(arity(iteFalse42), 1).x
	
	Dim iteFalse42Seven As Variant
'	iteFalse42Seven = apply1(iteFalse42, "Seven")
'	assertEqual(iteFalse42Seven, "Seven").x
'	MsgBox( toString(iteFalse42Seven) )

	Dim fAsc As Variant
	fAsc = lookup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lookupFn("chr")
	assertEqual(arity(fChr), 1).x
	assertEqual(apply(fChr,  9), 	Chr( 9)).x
	assertEqual(apply(fChr, 13), 	Chr(13)).x
	assertEqual(apply(fChr, 32), 	Chr(32)).x
	assertEqual(apply(fChr, 48), 	Chr(48)).x
	assertEqual(apply(fChr, 65), 	Chr(65)).x
	assertEqual(apply(fChr, 66), 	Chr(66)).x
	assertEqual(apply(fChr, 90), 	Chr(90)).x


	Dim fAdd As Variant
	fAdd = lookupFn("add")
	assertEqual(arity(fAdd), 2).x
	assertEqual(apply(fAdd,  0,  0), 	add(0, 0)).x
	assertEqual(apply(fAdd,  0,  1), 	add(0, 1)).x
	assertEqual(apply(fAdd,  7, -5), 	add(7, -5)).x
	' partial application
	fAdd = apply(fAdd, 65535)
	assertEqual(apply(fAdd, 65535), add(65535, 65535)).x

	Dim fMul As Variant
	fMul = lookupFn("mul")
	assertEqual(arity(fMul), 2).x
	assertEqual(apply(fMul,  0,  0), 	mul(0, 0)).x
	assertEqual(apply(fMul,  0,  1), 	mul(0, 1)).x
	assertEqual(apply(fMul,  7, -5), 	mul(7, -5)).x
	' partial application
	fMul = apply(fMul, 65535)
	assertEqual(apply(fMul, 32767), mul(65535, 32767)).x

	Dim fReadhex As Variant
	fReadHex = lookup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existsF("i do not exist"), False).x
	assertEqual(existsF("existsF"), True).x
	assertEqual(existsF("arityF"), True).x
	assertEqual(existsF("applyToList"), True).x

	assertEqual(arityF("existsF"), 1).x
	assertEqual(arityF("arityF"), 1).x
	assertEqual(arityF("applyToList"), 2).x

	assertEqual(apply("existsF", "foo"),         False).x
	assertEqual(apply("existsF", "existsF"),      True).x
	assertEqual(apply("arityF",  "foo"),            -1).x
	assertEqual(apply("arityF",  "existsF"),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tp As String
	st As Variant
End Type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Function mkParser(tp As String, st As Variant)
	Dim result As New Parser
	result.tyname = "TParser"
	result.tp = tp
	result.st = st
	mkParser = result
End Function

' always fails on any string; failure is indicated by returning parseFailure()
Function pFail()
	Static result As New Parser
	If result.tp = "" Then
		result = mkParser("fail", Nothing)
	End If
	pFail = result
End Function

Function parseFailure()
	parseFailure = Empty
End Function

Function isParseFailure(parseResult) As Boolean
	If typeOf(parseResult) &lt;&gt; typeOf(parseFailure) Then
		isParseFailure = False
	Else
		isParseFailure = equ(parseResult, parseFailure)
	End If
End Function

' always succeeds by returning the provided value; without increasing pos
Function pReturn(v As Variant)
	pReturn = mkParser("return", v)
End Function

' fails on empty string but succeeds on all others
' by returning the first character; and increasing pos by 1
Function pItem()
	Static result As New Parser
	If result.tp = "" Then
		result = mkParser("item", Nothing)
	End If
	pItem = result
End Function

' succeeds on strings with the given prefix t by returning t,
' and advancing pos by the length of t
Function pStr(t As String)
	If (Len(t) = 0) Then
		croak("pStr: cannot match 'exactly' the empty string t=''")
	Else
		pStr = mkParser("str", t)
	End If
End Function

' succeeds if either p1 succeeds (then returning p1's result and pos)
' or (and only if p1 fails) if p2 succeeds, returns p2's result and pos.
' fails if both, p1 and p2 fail
Function pChoice(p1 As Parser, p2 As Parser)
	' TODO: @pChoice: strip out always failing parsers
	' TODO: @pChoice: if p1 always succeeds strip out p2
'	pChoice = mkParser("choice", List(p1, p2))
'	Exit Function
	Dim choices As Variant
	If p2.tp = "choice" Then
		If p1.tp = "choice" Then
			choices = adjoin(p1.st, p2.st)
		Else
			choices = cons(p1,  p2.st)
		End If
	Else
		If p1.tp = "choice" Then
			choices = adjoin(p1.st, List(p2))
		Else
			choices = List(p1, p2)
		End If
	End If
	pChoice = mkParser("choice", choices)
End Function

' never fails: if p fails than pZeroOrOne(p) returns nil + same pos as result,
' otherwise returns a singleton list of p's result + pos
' matches at most once
Function pZeroOrOne(p As Parser)
'	pZeroOrOne = mkParser("zeroOrOne", p)
'	Exit Function
	
	Dim swappedCons As Object, singletonList As Object
	Set swappedCons = apply("swap", lookupFn("cons"))
	Set singletonList = apply(swappedCons, nil)
	pZeroOrOne = pChoice( pSeq(Array(p), singletonList), pReturn(nil))
End Function

' never fails: if p fails than pMany(p) returns nil + same pos as result,
' otherwise returns a *REVERSED list* of p results + last pos
' matches as many as possible
Function pManyRev(p As Parser)
	pManyRev = pChoice( pMany1Rev(p), pReturn(nil) )
End Function

' same as pManyRev but with the list in the order as in the parsed string
Function pMany(p As Parser)
	' Note: direct impl might give a little more perf
	pMany = pSeq(Array(pManyRev(p)), "reverse")
End Function

' same as pManyRev but fails if there is no match at all
' matches as many as possible
Function pMany1Rev(p As Parser)
	pMany1Rev = mkParser("many1Rev", p)
End Function

' same as pMany but fails if there is no match at all
' matches as many as possible
Function pMany1(p As Parser)
	pMany1 = pSeq(Array(pMany1Rev(p)), "reverse")
End Function

' pSeq - make a sequence of parsers and finally process the results (list)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Dim fName As String
	If isString(f) Then
		fName = f
		f = lookupFn(fName)
		If isEmpty(f) Then
			croak("pSeq: unknown function " &amp; toString(fName))
		End If
	End If
	' TODO: pSeq: check if f is proper fn
	pSeq = mkParser("seq", Array(ps, f))
End Function

Function pBind(p As Parser, ByVal f As Variant)
	Dim fName As String
	If isString(f) Then
		fName = f
		f = lookupFn(fName)
		If isEmpty(f) Then
			croak("pBind: unknown function " &amp; toString(fName))
		End If
	End If
	' TODO: pBind: check if f is proper fn
	pBind = mkParser("bind", Array(p, f))
End Function



'==================================================================


Function pWhite()
	Static result As Parser	' an uninitialized instance of Parser at first
	If result.tp = "" Then
		result = pChoice(pStr(" "), pStr(Chr(9))
	End If
	pWhite = result
End Function

Function pBinDigit()
	Static result As Parser	' an uninitialized instance of Parser at first
	If result.tp = "" Then
		result = pChoice(_
			pBind(pStr("0"), apply("fstArg", 0)), _
			pBind(pStr("1"), apply("fstArg", 1))_
		)
	End If
	pBinDigit = result
End Function

Function pDecDigit()
	Static result As Parser	' an uninitialized instance of Parser at first
	If result.tp = "" Then
		result = pChoice(pBinDigit,	pBind(pStr("2"), apply("fstArg", 2)))
		result = pChoice(result,	pBind(pStr("3"), apply("fstArg", 3)))
		result = pChoice(result,	pBind(pStr("4"), apply("fstArg", 4)))
		result = pChoice(result,	pBind(pStr("5"), apply("fstArg", 5)))
		result = pChoice(result,	pBind(pStr("6"), apply("fstArg", 6)))
		result = pChoice(result,	pBind(pStr("7"), apply("fstArg", 7)))
		result = pChoice(result,	pBind(pStr("8"), apply("fstArg", 8)))
		result = pChoice(result,	pBind(pStr("9"), apply("fstArg", 9)))
	End If
	pDecDigit = result
End Function

Function pHexDigit()
	Static result As Parser	' an uninitialized instance of Parser at first
	If result.tp = "" Then
		result = pChoice(pDecDigit,	pBind(pChoice(pStr("A"), pStr("a")), apply("fstArg", 10)) )
		result = pChoice(result,	pBind(pChoice(pStr("B"), pStr("b")), apply("fstArg", 11)) )
		result = pChoice(result,	pBind(pChoice(pStr("C"), pStr("c")), apply("fstArg", 12)) )
		result = pChoice(result,	pBind(pChoice(pStr("D"), pStr("d")), apply("fstArg", 13)) )
		result = pChoice(result,	pBind(pChoice(pStr("E"), pStr("e")), apply("fstArg", 14)) )
		result = pChoice(result,	pBind(pChoice(pStr("F"), pStr("f")), apply("fstArg", 15)) )
	End If
	pHexDigit = result
End Function

Function pHexNum()
	Static result As Object
	If isNull(result) Then
		'foldl1 compose(plus, mul 16)
		Set result = pSeq(Array(pMany1(pHexDigit)), apply("foldl1", compose(add, mul(16))))
	End If
	pHexNum = result
End Function

Function pHexLit()
	Static result As Parser	' an uninitialized instance of Parser at first
	If result.tp = "" Then
		result = pSeq(Array(pStr("0x"), pHexNum), "sndArg")
	End If
	pHexLit = result
End Function


' =============================================================================

Function lookupParser(pName As String) As Parser
	Dim result As Parser
	Select Case pName
		Case "pWhite":		result = pWhite
		Case "pBinDigit":	result = pBinDigit
		Case "pDecDigit":	result = pDecDigi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Dim p As Parser
	Dim fResult As Variant
	If IsNull(parser) Or IsEmpty(parser) Then
		croak("applyP: parser p = " &amp; toString(parser))
	ElseIf TypeName(parser) = "Object" Then
		Set p = parser
	Else
		croak("applyP: invalid arg parser - " &amp; toString(parser))
	End If
	If IsMissing(pos) Then
		pos = 1
	End If

	Dim result As Variant
	Dim nxtPos As Integer
	Dim i As Integer, j As Integer, k As Integer
	Dim innerParser As Parser
	Dim innerParsers As Variant
	Dim lst As Object
	nxtPos = pos
	If p.tp = "return" Then
		result = Array(p.st, nxtPos)
	ElseIf p.tp = "fail" Then
		result = parseFailure
	ElseIf p.tp = "item" Then
		If pos &lt;= Len(s) Then
			nxtPos = pos + 1
			result = Array(Mid(s, pos, 1), nxtPos)
		Else
			result = parseFailure
		End If
	ElseIf p.tp = "str" Then
		Dim match As String
		Dim matchLen As Integer
		match = p.st
		matchLen = Len(match)
		If (Mid(s, pos, matchLen) = match) Then
			nxtPos = pos + matchLen
			result = Array(match, nxtPos)
		Else
			result = parseFailure
		End If
		'MsgBox("str(" &amp; toString(match) &amp; "), s=" &amp; toString(s) &amp; ", pos=" &amp; toString(pos) &amp; ", matchLen=" &amp; toString(matchLen)_
		'	&amp; chr(13) &amp; "~&gt;" &amp; toString(result))
	ElseIf p.tp = "choice" Then
		innerParsers = p.st
		k = length(innerParsers)
		If k = 2 Then	' if there are two alternatives
			result = applyP(car(innerParsers), s, pos)
			If isParseFailure(result) Then
				result = applyP(cadr(innerParsers), s, pos)
			End If
		ElseIf k &gt; 2 Then	' more than 2 alternatives
			Do
				innerParser = car(innerParsers)
				result = applyP(innerParser, s, pos)
				innerParsers = cdr(innerParsers)
			Loop Until (isNil(innerParsers) Or Not(isParseFailure(result)))
		Else
			croak("applying pChoice: invalid list of alternatives " &amp; chr(13) &amp; toString(innerParsers))
		End If
	ElseIf p.tp = "zeroOrOne" Then
		result = applyP(p.st, s, pos)
		If isParseFailure(result) Then
			result = Array(nil, pos)
		Else
			result = Array(List(result(0)), result(1))
		End If
	ElseIf (p.tp = "many1Rev") Then
		Dim lstLen As Integer
		nxtPos = pos
		lstLen = 0
		Set lst = nil
		innerParser = p.st
		result = applyP(innerParser, s, nxtPos)
		While Not(isParseFailure(result))
			nxtPos = result(1)
			Set lst = cons(result(0), lst)
			lstLen = lstLen + 1
			result = applyP(innerParser, s, nxtPos)
		Wend
		If isNil(lst) Then
			result = parseFailure
		Else
			result = Array(lst, nxtPos)
		End If
	ElseIf p.tp = "bind" Then
		result = applyP(p.st(0), s, pos)
		If Not isParseFailure(result) Then
			nxtPos = result(1)
			fResult = apply1(p.st(1), result(0))
			result = Array(fResult, nxtPos)	' DO NOT reuse result!
		End If
	ElseIf p.tp = "seq" Then
		Dim t As Variant
		innerParsers = p.st(0)
		i = LBound(innerParsers)
		k = UBound(innerParsers)
		j = 0
		nxtPos = pos
		Dim iResults(0 To k-i) As Variant
		Do
			t = applyP(innerParsers(i), s, nxtPos)
			If Not isParseFailure(t) Then
				iResults(j) = t(0)
				nxtPos = t(1)
				i = i + 1
				j = j + 1
			End If
		Loop Until (i &gt; k) Or isParseFailure(t)
		If isParseFailure(t) Then
			result = t
		Else
			fResult = applyToList(p.st(1), toList(iResults))
			' ATTENTION: do not reuse t, type of result value may not match
			'            and an implicit conversion might happen!
			result = Array(fResult, t(1))
		End If
		'MsgBox("seq/" &amp; p.st(1) &amp; ": " &amp; toString(result))
	Else
		result = "unknown Parser '" &amp; p.tp &amp; "'"
		MsgBox("Error in applyP: " &amp; result)
	End If
	applyP = result
End Function


'= tests ======================================================================

Global refute_parses_pass As Object

Function test_Parser()
	Dim tm As Date, tmSecs As Long, aPerSec As Integer
	tm = TimeValue(Time)
	
	Dim aCount As Integer
	aCount = assertionCount
	
	Dim failure As String
	failure = toString(parseFailure)
	refute_parses_pass = assertEqual(failure, failure)
	
	test_Parser_fail()
	test_Parser_item()
	test_Parser_return()
	test_Parser_str()
	test_Parser_choice()
	test_Parser_zeroOrOne()
' 0 sec for 254 ~&gt; &gt;254 aPerSec
	test_Parser_white()
	test_Parser_binDigit()
' 0 sec for 303 ~&gt; 303 aPerSec
	test_Parser_decDigit()
' 1 sec for 340 ~&gt; 340 aPerSec
	test_Parser_hexDigit()
' 2 sec for 389 ~&gt; 195 aPerSec
	test_Parser_manyRev()
	test_Parser_many()
' 4 sec for 521 ~&gt; 130 aPerSec
	test_Parser_many1Rev()
	test_Parser_many1()
' 5 sec for 613 ~&gt; 123 aPerSec
	test_Parser_seq()
' 6 sec for 683 ~&gt; 114 aPerSec
	test_Parser_hexNum()
' 8 sec for 762 ~&gt; 95 aPerSec
	test_Parser_hexLit()
' 12 sec for 864 ~&gt; 72 aPerSec
Goto end_of_Parser_tests
end_of_Parser_tests:	
	aCount = assertionCount - aCount
	tm = TimeValue(Time) - tm
	tmSecs = Second(tm) + 60 * (Minute(tm) + 60 * Hour(tm))
	If (tmSecs = 0) Then
		aPerSec = aCount
	Else
		aPerSec = aCount/tmSecs
	End If
	MsgBox(TimeSerial(Hour(tm), Minute(tm), Second(tm)) &amp; " for " &amp; aCount &amp; " assertions"_
		&amp; chr(13) &amp; "that's ~" &amp; aPerSec &amp; " assertions/sec"_
	)
End Function

'= test helpers ===============================================================

Function refute_parses(p As Parser, ByVal ss As Variant)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item()
	refute_parses(pItem, "").x
	assert_parses(pItem, " ",		" ", 2).x
	assert_parses(pItem, "a",		"a", 2).x
	assert_parses(pItem, "1",		"1", 2).x
	assert_parses(pItem, "[]",		"[", 2).x
	assert_parses(pItem, "abcd",		"a", 2).x
	assert_parses(pItem, chr(13),	chr(13), 2).x
End Function

Function test_Parser_return()
	Dim p As Parser
	Dim expected As Variant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str()
	Dim p As Parser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Parser
	Dim data As Variant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zeroOrOne()
	Dim p As Parser
	Dim data As Variant
	Dim zeroMatches As Variant, oneMatch As Variant
	zeroMatches = nil
	oneMatch    = List("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Rev()
	Dim p As Parser
	Dim data As Variant
	Dim zeroMatches As Variant
	zeroMatches = nil
	
	data = Array("", " ", " " &amp; chr(13), "asdf", " bar", "b", "ba", "bar", "barb",_
		"barba", "barbar", chr(13), chr(13) &amp; "bar", chr(13) &amp; chr(13),_
		chr(13) &amp; chr(13) &amp; "bar"_
	)
	p = pManyRev(pFail)
	assert_parses(p, data, zeroMatches, 1).x
	
	'p = pMany(pReturn(3)) - yields infite sequence of 3s, even on empty string
	
	p = pManyRev(pItem)
	assert_parses(p, "", 			zeroMatches, 1).x
	assert_parses(p, " ", 			List(" "), 2).x
	assert_parses(p, " " &amp; chr(13),	List("\n", " "), 3).x
	assert_parses(p, "asdf",		List("f", "d", "s", "a"), 5).x
	
	p = pManyRev(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Rev(pDecDigit)
	assert_parses(p, "", 			zeroMatches, 1).x
	assert_parses(p, " ", 			zeroMatches, 1).x
	assert_parses(p, "1", 			List(1), 2).x
	assert_parses(p, "10 ", 		List(0, 1), 3).x
	assert_parses(p, "102345", 		List(5, 4, 3, 2, 0, 1), 7).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Rev()
	Dim p As Parser
	Dim data As Variant
	
	data = Array("", " ", " " &amp; chr(13), "asdf", " bar", "b", "ba", "bar", "barb",_
		"barba", "barbar", chr(13), chr(13) &amp; "bar", chr(13) &amp; chr(13),_
		chr(13) &amp; chr(13) &amp; "bar"_
	)
	p = pMany1Rev(pFail)
	refute_parses(p, data).x
	
	'p = pMany1(pReturn(3)) - yields infite sequence of 3s, except on empty string
	
	p = pMany1Rev(pItem)
	refute_parses(p, "").x
	assert_parses(p, " ", 			List(" "), 2).x
	assert_parses(p, " " &amp; chr(13),	List("\n", " "), 3).x
	assert_parses(p, "asdf",		List("f", "d", "s", "a"), 5).x
	
	p = pMany1Rev(pStr(" "))
	refute_parses(p, "").x
	assert_parses(p, " ", 			List(" "), 2).x
	assert_parses(p, " " &amp; chr(13),	List(" "), 2).x
	refute_parses(p, "asdf").x
	assert_parses(p, "  ",			List(" ", " "), 3).x
	assert_parses(p, "   ",			List(" ", " ", " "), 4).x
	assert_parses(p, " x ",			List(" "), 2).x
	assert_parses(p, " x  ",		List(" "), 2).x
	assert_parses(p, "  x ",		List(" ", " "), 3).x
	
	p = pMany1Rev(pDecDigit)
	refute_parses(p, "").x
	refute_parses(p, " ").x
	assert_parses(p, "1", 			List(1), 2).x
	assert_parses(p, "10 ", 		List(0, 1), 3).x
	assert_parses(p, "102345", 		List(5, 4, 3, 2, 0, 1),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End Function

Function test_Parser_seq()
	Dim p As Parser, f As Variant
	Dim data As Variant
	
	data = Array("", " ", " " &amp; chr(13), "asdf", " bar", "b", "ba", "bar", "barb",_
		"barba", "barbar", chr(13), chr(13) &amp; "bar", chr(13) &amp; chr(13),_
		chr(13) &amp; chr(13) &amp; "bar"_
	)
	f = "asc"
	p = pSeq(Array(pFail), f)
	refute_parses(p, data).x
	
	f = "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6_Scratch"/>
  <library:element library:name="M01_Common"/>
  <library:element library:name="M05_Parser"/>
  <library:element library:name="M00_Te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